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1.7075in"/>
    </style:style>
    <style:style style:name="co5" style:family="table-column">
      <style:table-column-properties fo:break-before="auto" style:column-width="1.7402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4.228in"/>
    </style:style>
    <style:style style:name="co8" style:family="table-column">
      <style:table-column-properties fo:break-before="auto" style:column-width="1.461in"/>
    </style:style>
    <style:style style:name="co9" style:family="table-column">
      <style:table-column-properties fo:break-before="auto" style:column-width="1.472in"/>
    </style:style>
    <style:style style:name="co10" style:family="table-column">
      <style:table-column-properties fo:break-before="auto" style:column-width="1.3217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2.7161in"/>
    </style:style>
    <style:style style:name="co13" style:family="table-column">
      <style:table-column-properties fo:break-before="auto" style:column-width="2.7264in"/>
    </style:style>
    <style:style style:name="co14" style:family="table-column">
      <style:table-column-properties fo:break-before="auto" style:column-width="2.5764in"/>
    </style:style>
    <style:style style:name="co15" style:family="table-column">
      <style:table-column-properties fo:break-before="auto" style:column-width="2.6516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CV_RandomForest2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999" table:default-cell-style-name="Default"/>
        <table:table-row table:style-name="ro1">
          <table:table-cell/>
          <table:table-cell office:value-type="string" calcext:value-type="string">
            <text:p>mean_fit_time</text:p>
          </table:table-cell>
          <table:table-cell office:value-type="string" calcext:value-type="string">
            <text:p>std_fit_time</text:p>
          </table:table-cell>
          <table:table-cell office:value-type="string" calcext:value-type="string">
            <text:p>mean_score_time</text:p>
          </table:table-cell>
          <table:table-cell office:value-type="string" calcext:value-type="string">
            <text:p>std_score_time</text:p>
          </table:table-cell>
          <table:table-cell office:value-type="string" calcext:value-type="string">
            <text:p>param_min_samples_leaf</text:p>
          </table:table-cell>
          <table:table-cell office:value-type="string" calcext:value-type="string">
            <text:p>param_min_samples_split</text:p>
          </table:table-cell>
          <table:table-cell office:value-type="string" calcext:value-type="string">
            <text:p>param_n_estimator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split0_test_max_error</text:p>
          </table:table-cell>
          <table:table-cell office:value-type="string" calcext:value-type="string">
            <text:p>split1_test_max_error</text:p>
          </table:table-cell>
          <table:table-cell office:value-type="string" calcext:value-type="string">
            <text:p>split2_test_max_error</text:p>
          </table:table-cell>
          <table:table-cell office:value-type="string" calcext:value-type="string">
            <text:p>split3_test_max_error</text:p>
          </table:table-cell>
          <table:table-cell office:value-type="string" calcext:value-type="string">
            <text:p>split4_test_max_error</text:p>
          </table:table-cell>
          <table:table-cell office:value-type="string" calcext:value-type="string">
            <text:p>mean_test_max_error</text:p>
          </table:table-cell>
          <table:table-cell office:value-type="string" calcext:value-type="string">
            <text:p>std_test_max_error</text:p>
          </table:table-cell>
          <table:table-cell office:value-type="string" calcext:value-type="string">
            <text:p>rank_test_max_error</text:p>
          </table:table-cell>
          <table:table-cell office:value-type="string" calcext:value-type="string">
            <text:p>split0_test_neg_root_mean_squared_error</text:p>
          </table:table-cell>
          <table:table-cell office:value-type="string" calcext:value-type="string">
            <text:p>split1_test_neg_root_mean_squared_error</text:p>
          </table:table-cell>
          <table:table-cell office:value-type="string" calcext:value-type="string">
            <text:p>split2_test_neg_root_mean_squared_error</text:p>
          </table:table-cell>
          <table:table-cell office:value-type="string" calcext:value-type="string">
            <text:p>split3_test_neg_root_mean_squared_error</text:p>
          </table:table-cell>
          <table:table-cell office:value-type="string" calcext:value-type="string">
            <text:p>split4_test_neg_root_mean_squared_error</text:p>
          </table:table-cell>
          <table:table-cell office:value-type="string" calcext:value-type="string">
            <text:p>mean_test_neg_root_mean_squared_error</text:p>
          </table:table-cell>
          <table:table-cell office:value-type="string" calcext:value-type="string">
            <text:p>std_test_neg_root_mean_squared_error</text:p>
          </table:table-cell>
          <table:table-cell office:value-type="string" calcext:value-type="string">
            <text:p>rank_test_neg_root_mean_squared_error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2655234336853" calcext:value-type="float">
            <text:p>2.62655234336853</text:p>
          </table:table-cell>
          <table:table-cell office:value-type="float" office:value="0.034592946865231" calcext:value-type="float">
            <text:p>0.034592946865231</text:p>
          </table:table-cell>
          <table:table-cell office:value-type="float" office:value="0.0730875968933105" calcext:value-type="float">
            <text:p>0.073087596893311</text:p>
          </table:table-cell>
          <table:table-cell office:value-type="float" office:value="0.0207775992820873" calcext:value-type="float">
            <text:p>0.02077759928208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{'min_samples_leaf': 8, 'min_samples_split': 2, 'n_estimators': 400}</text:p>
          </table:table-cell>
          <table:table-cell office:value-type="float" office:value="-437.638291256147" calcext:value-type="float">
            <text:p>-437.638291256147</text:p>
          </table:table-cell>
          <table:table-cell office:value-type="float" office:value="-293.250728692044" calcext:value-type="float">
            <text:p>-293.250728692044</text:p>
          </table:table-cell>
          <table:table-cell office:value-type="float" office:value="-169.244886717121" calcext:value-type="float">
            <text:p>-169.244886717121</text:p>
          </table:table-cell>
          <table:table-cell office:value-type="float" office:value="-135.866819311035" calcext:value-type="float">
            <text:p>-135.866819311035</text:p>
          </table:table-cell>
          <table:table-cell office:value-type="float" office:value="-106.286753009963" calcext:value-type="float">
            <text:p>-106.286753009963</text:p>
          </table:table-cell>
          <table:table-cell office:value-type="float" office:value="-228.457495797262" calcext:value-type="float">
            <text:p>-228.457495797262</text:p>
          </table:table-cell>
          <table:table-cell office:value-type="float" office:value="122.441516698565" calcext:value-type="float">
            <text:p>122.441516698565</text:p>
          </table:table-cell>
          <table:table-cell office:value-type="float" office:value="1" calcext:value-type="float">
            <text:p>1</text:p>
          </table:table-cell>
          <table:table-cell office:value-type="float" office:value="-80.4301205929274" calcext:value-type="float">
            <text:p>-80.4301205929274</text:p>
          </table:table-cell>
          <table:table-cell office:value-type="float" office:value="-42.5915408511317" calcext:value-type="float">
            <text:p>-42.5915408511317</text:p>
          </table:table-cell>
          <table:table-cell office:value-type="float" office:value="-38.5750674310581" calcext:value-type="float">
            <text:p>-38.5750674310581</text:p>
          </table:table-cell>
          <table:table-cell office:value-type="float" office:value="-17.7926294390904" calcext:value-type="float">
            <text:p>-17.7926294390904</text:p>
          </table:table-cell>
          <table:table-cell office:value-type="float" office:value="-13.6855210488372" calcext:value-type="float">
            <text:p>-13.6855210488372</text:p>
          </table:table-cell>
          <table:table-cell office:value-type="float" office:value="-38.614975872609" calcext:value-type="float">
            <text:p>-38.614975872609</text:p>
          </table:table-cell>
          <table:table-cell office:value-type="float" office:value="23.7460262717838" calcext:value-type="float">
            <text:p>23.7460262717838</text:p>
          </table:table-cell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6753196716309" calcext:value-type="float">
            <text:p>2.66753196716309</text:p>
          </table:table-cell>
          <table:table-cell office:value-type="float" office:value="0.0424821190504495" calcext:value-type="float">
            <text:p>0.04248211905045</text:p>
          </table:table-cell>
          <table:table-cell office:value-type="float" office:value="0.0598610877990723" calcext:value-type="float">
            <text:p>0.059861087799072</text:p>
          </table:table-cell>
          <table:table-cell office:value-type="float" office:value="0.00126632625768794" calcext:value-type="float">
            <text:p>0.00126632625768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{'min_samples_leaf': 8, 'min_samples_split': 3, 'n_estimators': 400}</text:p>
          </table:table-cell>
          <table:table-cell office:value-type="float" office:value="-437.638291256147" calcext:value-type="float">
            <text:p>-437.638291256147</text:p>
          </table:table-cell>
          <table:table-cell office:value-type="float" office:value="-293.250728692044" calcext:value-type="float">
            <text:p>-293.250728692044</text:p>
          </table:table-cell>
          <table:table-cell office:value-type="float" office:value="-169.244886717121" calcext:value-type="float">
            <text:p>-169.244886717121</text:p>
          </table:table-cell>
          <table:table-cell office:value-type="float" office:value="-135.866819311035" calcext:value-type="float">
            <text:p>-135.866819311035</text:p>
          </table:table-cell>
          <table:table-cell office:value-type="float" office:value="-106.286753009963" calcext:value-type="float">
            <text:p>-106.286753009963</text:p>
          </table:table-cell>
          <table:table-cell office:value-type="float" office:value="-228.457495797262" calcext:value-type="float">
            <text:p>-228.457495797262</text:p>
          </table:table-cell>
          <table:table-cell office:value-type="float" office:value="122.441516698565" calcext:value-type="float">
            <text:p>122.441516698565</text:p>
          </table:table-cell>
          <table:table-cell office:value-type="float" office:value="1" calcext:value-type="float">
            <text:p>1</text:p>
          </table:table-cell>
          <table:table-cell office:value-type="float" office:value="-80.4301205929274" calcext:value-type="float">
            <text:p>-80.4301205929274</text:p>
          </table:table-cell>
          <table:table-cell office:value-type="float" office:value="-42.5915408511317" calcext:value-type="float">
            <text:p>-42.5915408511317</text:p>
          </table:table-cell>
          <table:table-cell office:value-type="float" office:value="-38.5750674310581" calcext:value-type="float">
            <text:p>-38.5750674310581</text:p>
          </table:table-cell>
          <table:table-cell office:value-type="float" office:value="-17.7926294390904" calcext:value-type="float">
            <text:p>-17.7926294390904</text:p>
          </table:table-cell>
          <table:table-cell office:value-type="float" office:value="-13.6855210488372" calcext:value-type="float">
            <text:p>-13.6855210488372</text:p>
          </table:table-cell>
          <table:table-cell office:value-type="float" office:value="-38.614975872609" calcext:value-type="float">
            <text:p>-38.614975872609</text:p>
          </table:table-cell>
          <table:table-cell office:value-type="float" office:value="23.7460262717838" calcext:value-type="float">
            <text:p>23.7460262717838</text:p>
          </table:table-cell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6624307632446" calcext:value-type="float">
            <text:p>2.56624307632446</text:p>
          </table:table-cell>
          <table:table-cell office:value-type="float" office:value="0.0509631025988731" calcext:value-type="float">
            <text:p>0.050963102598873</text:p>
          </table:table-cell>
          <table:table-cell office:value-type="float" office:value="0.0643471717834473" calcext:value-type="float">
            <text:p>0.064347171783447</text:p>
          </table:table-cell>
          <table:table-cell office:value-type="float" office:value="0.00620721305305505" calcext:value-type="float">
            <text:p>0.00620721305305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{'min_samples_leaf': 8, 'min_samples_split': 4, 'n_estimators': 400}</text:p>
          </table:table-cell>
          <table:table-cell office:value-type="float" office:value="-437.638291256147" calcext:value-type="float">
            <text:p>-437.638291256147</text:p>
          </table:table-cell>
          <table:table-cell office:value-type="float" office:value="-293.250728692044" calcext:value-type="float">
            <text:p>-293.250728692044</text:p>
          </table:table-cell>
          <table:table-cell office:value-type="float" office:value="-169.244886717121" calcext:value-type="float">
            <text:p>-169.244886717121</text:p>
          </table:table-cell>
          <table:table-cell office:value-type="float" office:value="-135.866819311035" calcext:value-type="float">
            <text:p>-135.866819311035</text:p>
          </table:table-cell>
          <table:table-cell office:value-type="float" office:value="-106.286753009963" calcext:value-type="float">
            <text:p>-106.286753009963</text:p>
          </table:table-cell>
          <table:table-cell office:value-type="float" office:value="-228.457495797262" calcext:value-type="float">
            <text:p>-228.457495797262</text:p>
          </table:table-cell>
          <table:table-cell office:value-type="float" office:value="122.441516698565" calcext:value-type="float">
            <text:p>122.441516698565</text:p>
          </table:table-cell>
          <table:table-cell office:value-type="float" office:value="1" calcext:value-type="float">
            <text:p>1</text:p>
          </table:table-cell>
          <table:table-cell office:value-type="float" office:value="-80.4301205929274" calcext:value-type="float">
            <text:p>-80.4301205929274</text:p>
          </table:table-cell>
          <table:table-cell office:value-type="float" office:value="-42.5915408511317" calcext:value-type="float">
            <text:p>-42.5915408511317</text:p>
          </table:table-cell>
          <table:table-cell office:value-type="float" office:value="-38.5750674310581" calcext:value-type="float">
            <text:p>-38.5750674310581</text:p>
          </table:table-cell>
          <table:table-cell office:value-type="float" office:value="-17.7926294390904" calcext:value-type="float">
            <text:p>-17.7926294390904</text:p>
          </table:table-cell>
          <table:table-cell office:value-type="float" office:value="-13.6855210488372" calcext:value-type="float">
            <text:p>-13.6855210488372</text:p>
          </table:table-cell>
          <table:table-cell office:value-type="float" office:value="-38.614975872609" calcext:value-type="float">
            <text:p>-38.614975872609</text:p>
          </table:table-cell>
          <table:table-cell office:value-type="float" office:value="23.7460262717838" calcext:value-type="float">
            <text:p>23.7460262717838</text:p>
          </table:table-cell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3.40813598632812" calcext:value-type="float">
            <text:p>3.40813598632812</text:p>
          </table:table-cell>
          <table:table-cell table:style-name="ce1" office:value-type="float" office:value="0.131787759872193" calcext:value-type="float">
            <text:p>0.131787759872193</text:p>
          </table:table-cell>
          <table:table-cell table:style-name="ce1" office:value-type="float" office:value="0.0746621131896973" calcext:value-type="float">
            <text:p>0.074662113189697</text:p>
          </table:table-cell>
          <table:table-cell table:style-name="ce1" office:value-type="float" office:value="0.00152263539963041" calcext:value-type="float">
            <text:p>0.0015226353996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{'min_samples_leaf': 8, 'min_samples_split': 2, 'n_estimators': 500}</text:p>
          </table:table-cell>
          <table:table-cell table:style-name="ce1" office:value-type="float" office:value="-437.634500102856" calcext:value-type="float">
            <text:p>-437.634500102856</text:p>
          </table:table-cell>
          <table:table-cell table:style-name="ce1" office:value-type="float" office:value="-294.198437501886" calcext:value-type="float">
            <text:p>-294.198437501886</text:p>
          </table:table-cell>
          <table:table-cell table:style-name="ce1" office:value-type="float" office:value="-170.3130443005" calcext:value-type="float">
            <text:p>-170.3130443005</text:p>
          </table:table-cell>
          <table:table-cell table:style-name="ce1" office:value-type="float" office:value="-135.610507421379" calcext:value-type="float">
            <text:p>-135.610507421379</text:p>
          </table:table-cell>
          <table:table-cell table:style-name="ce1" office:value-type="float" office:value="-106.408044467381" calcext:value-type="float">
            <text:p>-106.408044467381</text:p>
          </table:table-cell>
          <table:table-cell table:style-name="ce1" office:value-type="float" office:value="-228.8329067588" calcext:value-type="float">
            <text:p>-228.8329067588</text:p>
          </table:table-cell>
          <table:table-cell table:style-name="ce1" office:value-type="float" office:value="122.452925599823" calcext:value-type="float">
            <text:p>122.4529255998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0.4079114495762" calcext:value-type="float">
            <text:p>-80.4079114495762</text:p>
          </table:table-cell>
          <table:table-cell table:style-name="ce1" office:value-type="float" office:value="-42.4914417261756" calcext:value-type="float">
            <text:p>-42.4914417261756</text:p>
          </table:table-cell>
          <table:table-cell table:style-name="ce1" office:value-type="float" office:value="-38.5224378767241" calcext:value-type="float">
            <text:p>-38.5224378767241</text:p>
          </table:table-cell>
          <table:table-cell table:style-name="ce1" office:value-type="float" office:value="-17.8432859434472" calcext:value-type="float">
            <text:p>-17.8432859434472</text:p>
          </table:table-cell>
          <table:table-cell table:style-name="ce1" office:value-type="float" office:value="-13.6541997812668" calcext:value-type="float">
            <text:p>-13.6541997812668</text:p>
          </table:table-cell>
          <table:table-cell table:style-name="ce1" office:value-type="float" office:value="-38.583855355438" calcext:value-type="float">
            <text:p>-38.583855355438</text:p>
          </table:table-cell>
          <table:table-cell table:style-name="ce1" office:value-type="float" office:value="23.7326088666944" calcext:value-type="float">
            <text:p>23.732608866694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3.19442577362061" calcext:value-type="float">
            <text:p>3.19442577362061</text:p>
          </table:table-cell>
          <table:table-cell table:style-name="ce1" office:value-type="float" office:value="0.0871183958007545" calcext:value-type="float">
            <text:p>0.087118395800755</text:p>
          </table:table-cell>
          <table:table-cell table:style-name="ce1" office:value-type="float" office:value="0.0749250888824463" calcext:value-type="float">
            <text:p>0.074925088882446</text:p>
          </table:table-cell>
          <table:table-cell table:style-name="ce1" office:value-type="float" office:value="0.00153785234258153" calcext:value-type="float">
            <text:p>0.00153785234258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{'min_samples_leaf': 8, 'min_samples_split': 3, 'n_estimators': 500}</text:p>
          </table:table-cell>
          <table:table-cell table:style-name="ce1" office:value-type="float" office:value="-437.634500102856" calcext:value-type="float">
            <text:p>-437.634500102856</text:p>
          </table:table-cell>
          <table:table-cell table:style-name="ce1" office:value-type="float" office:value="-294.198437501886" calcext:value-type="float">
            <text:p>-294.198437501886</text:p>
          </table:table-cell>
          <table:table-cell table:style-name="ce1" office:value-type="float" office:value="-170.3130443005" calcext:value-type="float">
            <text:p>-170.3130443005</text:p>
          </table:table-cell>
          <table:table-cell table:style-name="ce1" office:value-type="float" office:value="-135.610507421379" calcext:value-type="float">
            <text:p>-135.610507421379</text:p>
          </table:table-cell>
          <table:table-cell table:style-name="ce1" office:value-type="float" office:value="-106.408044467381" calcext:value-type="float">
            <text:p>-106.408044467381</text:p>
          </table:table-cell>
          <table:table-cell table:style-name="ce1" office:value-type="float" office:value="-228.8329067588" calcext:value-type="float">
            <text:p>-228.8329067588</text:p>
          </table:table-cell>
          <table:table-cell table:style-name="ce1" office:value-type="float" office:value="122.452925599823" calcext:value-type="float">
            <text:p>122.4529255998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0.4079114495762" calcext:value-type="float">
            <text:p>-80.4079114495762</text:p>
          </table:table-cell>
          <table:table-cell table:style-name="ce1" office:value-type="float" office:value="-42.4914417261756" calcext:value-type="float">
            <text:p>-42.4914417261756</text:p>
          </table:table-cell>
          <table:table-cell table:style-name="ce1" office:value-type="float" office:value="-38.5224378767241" calcext:value-type="float">
            <text:p>-38.5224378767241</text:p>
          </table:table-cell>
          <table:table-cell table:style-name="ce1" office:value-type="float" office:value="-17.8432859434472" calcext:value-type="float">
            <text:p>-17.8432859434472</text:p>
          </table:table-cell>
          <table:table-cell table:style-name="ce1" office:value-type="float" office:value="-13.6541997812668" calcext:value-type="float">
            <text:p>-13.6541997812668</text:p>
          </table:table-cell>
          <table:table-cell table:style-name="ce1" office:value-type="float" office:value="-38.583855355438" calcext:value-type="float">
            <text:p>-38.583855355438</text:p>
          </table:table-cell>
          <table:table-cell table:style-name="ce1" office:value-type="float" office:value="23.7326088666944" calcext:value-type="float">
            <text:p>23.732608866694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.71444463729858" calcext:value-type="float">
            <text:p>2.71444463729858</text:p>
          </table:table-cell>
          <table:table-cell table:style-name="ce1" office:value-type="float" office:value="0.282856073682748" calcext:value-type="float">
            <text:p>0.282856073682748</text:p>
          </table:table-cell>
          <table:table-cell table:style-name="ce1" office:value-type="float" office:value="0.0432163715362549" calcext:value-type="float">
            <text:p>0.043216371536255</text:p>
          </table:table-cell>
          <table:table-cell table:style-name="ce1" office:value-type="float" office:value="0.00175249873014391" calcext:value-type="float">
            <text:p>0.00175249873014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{'min_samples_leaf': 8, 'min_samples_split': 4, 'n_estimators': 500}</text:p>
          </table:table-cell>
          <table:table-cell table:style-name="ce1" office:value-type="float" office:value="-437.634500102856" calcext:value-type="float">
            <text:p>-437.634500102856</text:p>
          </table:table-cell>
          <table:table-cell table:style-name="ce1" office:value-type="float" office:value="-294.198437501886" calcext:value-type="float">
            <text:p>-294.198437501886</text:p>
          </table:table-cell>
          <table:table-cell table:style-name="ce1" office:value-type="float" office:value="-170.3130443005" calcext:value-type="float">
            <text:p>-170.3130443005</text:p>
          </table:table-cell>
          <table:table-cell table:style-name="ce1" office:value-type="float" office:value="-135.610507421379" calcext:value-type="float">
            <text:p>-135.610507421379</text:p>
          </table:table-cell>
          <table:table-cell table:style-name="ce1" office:value-type="float" office:value="-106.408044467381" calcext:value-type="float">
            <text:p>-106.408044467381</text:p>
          </table:table-cell>
          <table:table-cell table:style-name="ce1" office:value-type="float" office:value="-228.8329067588" calcext:value-type="float">
            <text:p>-228.8329067588</text:p>
          </table:table-cell>
          <table:table-cell table:style-name="ce1" office:value-type="float" office:value="122.452925599823" calcext:value-type="float">
            <text:p>122.4529255998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0.4079114495762" calcext:value-type="float">
            <text:p>-80.4079114495762</text:p>
          </table:table-cell>
          <table:table-cell table:style-name="ce1" office:value-type="float" office:value="-42.4914417261756" calcext:value-type="float">
            <text:p>-42.4914417261756</text:p>
          </table:table-cell>
          <table:table-cell table:style-name="ce1" office:value-type="float" office:value="-38.5224378767241" calcext:value-type="float">
            <text:p>-38.5224378767241</text:p>
          </table:table-cell>
          <table:table-cell table:style-name="ce1" office:value-type="float" office:value="-17.8432859434472" calcext:value-type="float">
            <text:p>-17.8432859434472</text:p>
          </table:table-cell>
          <table:table-cell table:style-name="ce1" office:value-type="float" office:value="-13.6541997812668" calcext:value-type="float">
            <text:p>-13.6541997812668</text:p>
          </table:table-cell>
          <table:table-cell table:style-name="ce1" office:value-type="float" office:value="-38.583855355438" calcext:value-type="float">
            <text:p>-38.583855355438</text:p>
          </table:table-cell>
          <table:table-cell table:style-name="ce1" office:value-type="float" office:value="23.7326088666944" calcext:value-type="float">
            <text:p>23.732608866694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0823365688324" calcext:value-type="float">
            <text:p>3.0823365688324</text:p>
          </table:table-cell>
          <table:table-cell office:value-type="float" office:value="0.109747271124184" calcext:value-type="float">
            <text:p>0.109747271124184</text:p>
          </table:table-cell>
          <table:table-cell office:value-type="float" office:value="0.0677338123321533" calcext:value-type="float">
            <text:p>0.067733812332153</text:p>
          </table:table-cell>
          <table:table-cell office:value-type="float" office:value="0.00379090942908129" calcext:value-type="float">
            <text:p>0.003790909429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{'min_samples_leaf': 4, 'min_samples_split': 2, 'n_estimators': 400}</text:p>
          </table:table-cell>
          <table:table-cell office:value-type="float" office:value="-438.060746690809" calcext:value-type="float">
            <text:p>-438.060746690809</text:p>
          </table:table-cell>
          <table:table-cell office:value-type="float" office:value="-293.085093551551" calcext:value-type="float">
            <text:p>-293.085093551551</text:p>
          </table:table-cell>
          <table:table-cell office:value-type="float" office:value="-172.298686154124" calcext:value-type="float">
            <text:p>-172.298686154124</text:p>
          </table:table-cell>
          <table:table-cell office:value-type="float" office:value="-136.100810692779" calcext:value-type="float">
            <text:p>-136.100810692779</text:p>
          </table:table-cell>
          <table:table-cell office:value-type="float" office:value="-106.424859940863" calcext:value-type="float">
            <text:p>-106.424859940863</text:p>
          </table:table-cell>
          <table:table-cell office:value-type="float" office:value="-229.194039406025" calcext:value-type="float">
            <text:p>-229.194039406025</text:p>
          </table:table-cell>
          <table:table-cell office:value-type="float" office:value="122.215440998491" calcext:value-type="float">
            <text:p>122.215440998491</text:p>
          </table:table-cell>
          <table:table-cell office:value-type="float" office:value="7" calcext:value-type="float">
            <text:p>7</text:p>
          </table:table-cell>
          <table:table-cell office:value-type="float" office:value="-80.958919304029" calcext:value-type="float">
            <text:p>-80.958919304029</text:p>
          </table:table-cell>
          <table:table-cell office:value-type="float" office:value="-42.8953428693267" calcext:value-type="float">
            <text:p>-42.8953428693267</text:p>
          </table:table-cell>
          <table:table-cell office:value-type="float" office:value="-39.6089445931449" calcext:value-type="float">
            <text:p>-39.6089445931449</text:p>
          </table:table-cell>
          <table:table-cell office:value-type="float" office:value="-17.7776025500689" calcext:value-type="float">
            <text:p>-17.7776025500689</text:p>
          </table:table-cell>
          <table:table-cell office:value-type="float" office:value="-13.5863770999391" calcext:value-type="float">
            <text:p>-13.5863770999391</text:p>
          </table:table-cell>
          <table:table-cell office:value-type="float" office:value="-38.9654372833017" calcext:value-type="float">
            <text:p>-38.9654372833017</text:p>
          </table:table-cell>
          <table:table-cell office:value-type="float" office:value="23.9680279884331" calcext:value-type="float">
            <text:p>23.9680279884331</text:p>
          </table:table-cell>
          <table:table-cell office:value-type="float" office:value="64" calcext:value-type="float">
            <text:p>64</text:p>
          </table:table-cell>
          <table:table-cell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4911180973053" calcext:value-type="float">
            <text:p>3.4911180973053</text:p>
          </table:table-cell>
          <table:table-cell office:value-type="float" office:value="0.114225131491906" calcext:value-type="float">
            <text:p>0.114225131491906</text:p>
          </table:table-cell>
          <table:table-cell office:value-type="float" office:value="0.0776938915252686" calcext:value-type="float">
            <text:p>0.077693891525269</text:p>
          </table:table-cell>
          <table:table-cell office:value-type="float" office:value="0.02946412660742" calcext:value-type="float">
            <text:p>0.0294641266074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{'min_samples_leaf': 4, 'min_samples_split': 3, 'n_estimators': 400}</text:p>
          </table:table-cell>
          <table:table-cell office:value-type="float" office:value="-438.060746690809" calcext:value-type="float">
            <text:p>-438.060746690809</text:p>
          </table:table-cell>
          <table:table-cell office:value-type="float" office:value="-293.085093551551" calcext:value-type="float">
            <text:p>-293.085093551551</text:p>
          </table:table-cell>
          <table:table-cell office:value-type="float" office:value="-172.298686154124" calcext:value-type="float">
            <text:p>-172.298686154124</text:p>
          </table:table-cell>
          <table:table-cell office:value-type="float" office:value="-136.100810692779" calcext:value-type="float">
            <text:p>-136.100810692779</text:p>
          </table:table-cell>
          <table:table-cell office:value-type="float" office:value="-106.424859940863" calcext:value-type="float">
            <text:p>-106.424859940863</text:p>
          </table:table-cell>
          <table:table-cell office:value-type="float" office:value="-229.194039406025" calcext:value-type="float">
            <text:p>-229.194039406025</text:p>
          </table:table-cell>
          <table:table-cell office:value-type="float" office:value="122.215440998491" calcext:value-type="float">
            <text:p>122.215440998491</text:p>
          </table:table-cell>
          <table:table-cell office:value-type="float" office:value="7" calcext:value-type="float">
            <text:p>7</text:p>
          </table:table-cell>
          <table:table-cell office:value-type="float" office:value="-80.958919304029" calcext:value-type="float">
            <text:p>-80.958919304029</text:p>
          </table:table-cell>
          <table:table-cell office:value-type="float" office:value="-42.8953428693267" calcext:value-type="float">
            <text:p>-42.8953428693267</text:p>
          </table:table-cell>
          <table:table-cell office:value-type="float" office:value="-39.6089445931449" calcext:value-type="float">
            <text:p>-39.6089445931449</text:p>
          </table:table-cell>
          <table:table-cell office:value-type="float" office:value="-17.7776025500689" calcext:value-type="float">
            <text:p>-17.7776025500689</text:p>
          </table:table-cell>
          <table:table-cell office:value-type="float" office:value="-13.5863770999391" calcext:value-type="float">
            <text:p>-13.5863770999391</text:p>
          </table:table-cell>
          <table:table-cell office:value-type="float" office:value="-38.9654372833017" calcext:value-type="float">
            <text:p>-38.9654372833017</text:p>
          </table:table-cell>
          <table:table-cell office:value-type="float" office:value="23.9680279884331" calcext:value-type="float">
            <text:p>23.9680279884331</text:p>
          </table:table-cell>
          <table:table-cell office:value-type="float" office:value="64" calcext:value-type="float">
            <text:p>64</text:p>
          </table:table-cell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58459420204163" calcext:value-type="float">
            <text:p>3.58459420204163</text:p>
          </table:table-cell>
          <table:table-cell office:value-type="float" office:value="0.102455957397792" calcext:value-type="float">
            <text:p>0.102455957397792</text:p>
          </table:table-cell>
          <table:table-cell office:value-type="float" office:value="0.0716856002807617" calcext:value-type="float">
            <text:p>0.071685600280762</text:p>
          </table:table-cell>
          <table:table-cell office:value-type="float" office:value="0.00678840380300828" calcext:value-type="float">
            <text:p>0.00678840380300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{'min_samples_leaf': 4, 'min_samples_split': 4, 'n_estimators': 400}</text:p>
          </table:table-cell>
          <table:table-cell office:value-type="float" office:value="-438.060746690809" calcext:value-type="float">
            <text:p>-438.060746690809</text:p>
          </table:table-cell>
          <table:table-cell office:value-type="float" office:value="-293.085093551551" calcext:value-type="float">
            <text:p>-293.085093551551</text:p>
          </table:table-cell>
          <table:table-cell office:value-type="float" office:value="-172.298686154124" calcext:value-type="float">
            <text:p>-172.298686154124</text:p>
          </table:table-cell>
          <table:table-cell office:value-type="float" office:value="-136.100810692779" calcext:value-type="float">
            <text:p>-136.100810692779</text:p>
          </table:table-cell>
          <table:table-cell office:value-type="float" office:value="-106.424859940863" calcext:value-type="float">
            <text:p>-106.424859940863</text:p>
          </table:table-cell>
          <table:table-cell office:value-type="float" office:value="-229.194039406025" calcext:value-type="float">
            <text:p>-229.194039406025</text:p>
          </table:table-cell>
          <table:table-cell office:value-type="float" office:value="122.215440998491" calcext:value-type="float">
            <text:p>122.215440998491</text:p>
          </table:table-cell>
          <table:table-cell office:value-type="float" office:value="7" calcext:value-type="float">
            <text:p>7</text:p>
          </table:table-cell>
          <table:table-cell office:value-type="float" office:value="-80.958919304029" calcext:value-type="float">
            <text:p>-80.958919304029</text:p>
          </table:table-cell>
          <table:table-cell office:value-type="float" office:value="-42.8953428693267" calcext:value-type="float">
            <text:p>-42.8953428693267</text:p>
          </table:table-cell>
          <table:table-cell office:value-type="float" office:value="-39.6089445931449" calcext:value-type="float">
            <text:p>-39.6089445931449</text:p>
          </table:table-cell>
          <table:table-cell office:value-type="float" office:value="-17.7776025500689" calcext:value-type="float">
            <text:p>-17.7776025500689</text:p>
          </table:table-cell>
          <table:table-cell office:value-type="float" office:value="-13.5863770999391" calcext:value-type="float">
            <text:p>-13.5863770999391</text:p>
          </table:table-cell>
          <table:table-cell office:value-type="float" office:value="-38.9654372833017" calcext:value-type="float">
            <text:p>-38.9654372833017</text:p>
          </table:table-cell>
          <table:table-cell office:value-type="float" office:value="23.9680279884331" calcext:value-type="float">
            <text:p>23.9680279884331</text:p>
          </table:table-cell>
          <table:table-cell office:value-type="float" office:value="64" calcext:value-type="float">
            <text:p>64</text:p>
          </table:table-cell>
          <table:table-cell table:number-columns-repeated="99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82802085876465" calcext:value-type="float">
            <text:p>3.82802085876465</text:p>
          </table:table-cell>
          <table:table-cell office:value-type="float" office:value="0.299752280885299" calcext:value-type="float">
            <text:p>0.299752280885299</text:p>
          </table:table-cell>
          <table:table-cell office:value-type="float" office:value="0.0882322311401367" calcext:value-type="float">
            <text:p>0.088232231140137</text:p>
          </table:table-cell>
          <table:table-cell office:value-type="float" office:value="0.0108119946438308" calcext:value-type="float">
            <text:p>0.01081199464383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{'min_samples_leaf': 4, 'min_samples_split': 2, 'n_estimators': 500}</text:p>
          </table:table-cell>
          <table:table-cell office:value-type="float" office:value="-437.773522019647" calcext:value-type="float">
            <text:p>-437.773522019647</text:p>
          </table:table-cell>
          <table:table-cell office:value-type="float" office:value="-293.537397271588" calcext:value-type="float">
            <text:p>-293.537397271588</text:p>
          </table:table-cell>
          <table:table-cell office:value-type="float" office:value="-173.87628957709" calcext:value-type="float">
            <text:p>-173.87628957709</text:p>
          </table:table-cell>
          <table:table-cell office:value-type="float" office:value="-134.922984213009" calcext:value-type="float">
            <text:p>-134.922984213009</text:p>
          </table:table-cell>
          <table:table-cell office:value-type="float" office:value="-106.669652773834" calcext:value-type="float">
            <text:p>-106.669652773834</text:p>
          </table:table-cell>
          <table:table-cell office:value-type="float" office:value="-229.355969171034" calcext:value-type="float">
            <text:p>-229.355969171034</text:p>
          </table:table-cell>
          <table:table-cell office:value-type="float" office:value="122.151256870713" calcext:value-type="float">
            <text:p>122.151256870713</text:p>
          </table:table-cell>
          <table:table-cell office:value-type="float" office:value="10" calcext:value-type="float">
            <text:p>10</text:p>
          </table:table-cell>
          <table:table-cell office:value-type="float" office:value="-80.9246197599939" calcext:value-type="float">
            <text:p>-80.9246197599939</text:p>
          </table:table-cell>
          <table:table-cell office:value-type="float" office:value="-42.7668017190735" calcext:value-type="float">
            <text:p>-42.7668017190735</text:p>
          </table:table-cell>
          <table:table-cell office:value-type="float" office:value="-39.5897336658204" calcext:value-type="float">
            <text:p>-39.5897336658204</text:p>
          </table:table-cell>
          <table:table-cell office:value-type="float" office:value="-17.7502267000723" calcext:value-type="float">
            <text:p>-17.7502267000723</text:p>
          </table:table-cell>
          <table:table-cell office:value-type="float" office:value="-13.5552696135889" calcext:value-type="float">
            <text:p>-13.5552696135889</text:p>
          </table:table-cell>
          <table:table-cell office:value-type="float" office:value="-38.9173302917098" calcext:value-type="float">
            <text:p>-38.9173302917098</text:p>
          </table:table-cell>
          <table:table-cell office:value-type="float" office:value="23.9631522189366" calcext:value-type="float">
            <text:p>23.9631522189366</text:p>
          </table:table-cell>
          <table:table-cell office:value-type="float" office:value="58" calcext:value-type="float">
            <text:p>58</text:p>
          </table:table-cell>
          <table:table-cell table:number-columns-repeated="99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08555431365967" calcext:value-type="float">
            <text:p>4.08555431365967</text:p>
          </table:table-cell>
          <table:table-cell office:value-type="float" office:value="0.2105894267891" calcext:value-type="float">
            <text:p>0.2105894267891</text:p>
          </table:table-cell>
          <table:table-cell office:value-type="float" office:value="0.11508526802063" calcext:value-type="float">
            <text:p>0.11508526802063</text:p>
          </table:table-cell>
          <table:table-cell office:value-type="float" office:value="0.033370031468104" calcext:value-type="float">
            <text:p>0.03337003146810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{'min_samples_leaf': 4, 'min_samples_split': 3, 'n_estimators': 500}</text:p>
          </table:table-cell>
          <table:table-cell office:value-type="float" office:value="-437.773522019647" calcext:value-type="float">
            <text:p>-437.773522019647</text:p>
          </table:table-cell>
          <table:table-cell office:value-type="float" office:value="-293.537397271588" calcext:value-type="float">
            <text:p>-293.537397271588</text:p>
          </table:table-cell>
          <table:table-cell office:value-type="float" office:value="-173.87628957709" calcext:value-type="float">
            <text:p>-173.87628957709</text:p>
          </table:table-cell>
          <table:table-cell office:value-type="float" office:value="-134.922984213009" calcext:value-type="float">
            <text:p>-134.922984213009</text:p>
          </table:table-cell>
          <table:table-cell office:value-type="float" office:value="-106.669652773834" calcext:value-type="float">
            <text:p>-106.669652773834</text:p>
          </table:table-cell>
          <table:table-cell office:value-type="float" office:value="-229.355969171034" calcext:value-type="float">
            <text:p>-229.355969171034</text:p>
          </table:table-cell>
          <table:table-cell office:value-type="float" office:value="122.151256870713" calcext:value-type="float">
            <text:p>122.151256870713</text:p>
          </table:table-cell>
          <table:table-cell office:value-type="float" office:value="10" calcext:value-type="float">
            <text:p>10</text:p>
          </table:table-cell>
          <table:table-cell office:value-type="float" office:value="-80.9246197599939" calcext:value-type="float">
            <text:p>-80.9246197599939</text:p>
          </table:table-cell>
          <table:table-cell office:value-type="float" office:value="-42.7668017190735" calcext:value-type="float">
            <text:p>-42.7668017190735</text:p>
          </table:table-cell>
          <table:table-cell office:value-type="float" office:value="-39.5897336658204" calcext:value-type="float">
            <text:p>-39.5897336658204</text:p>
          </table:table-cell>
          <table:table-cell office:value-type="float" office:value="-17.7502267000723" calcext:value-type="float">
            <text:p>-17.7502267000723</text:p>
          </table:table-cell>
          <table:table-cell office:value-type="float" office:value="-13.5552696135889" calcext:value-type="float">
            <text:p>-13.5552696135889</text:p>
          </table:table-cell>
          <table:table-cell office:value-type="float" office:value="-38.9173302917098" calcext:value-type="float">
            <text:p>-38.9173302917098</text:p>
          </table:table-cell>
          <table:table-cell office:value-type="float" office:value="23.9631522189366" calcext:value-type="float">
            <text:p>23.9631522189366</text:p>
          </table:table-cell>
          <table:table-cell office:value-type="float" office:value="58" calcext:value-type="float">
            <text:p>58</text:p>
          </table:table-cell>
          <table:table-cell table:number-columns-repeated="99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56837863922119" calcext:value-type="float">
            <text:p>4.56837863922119</text:p>
          </table:table-cell>
          <table:table-cell office:value-type="float" office:value="0.322287559667464" calcext:value-type="float">
            <text:p>0.322287559667464</text:p>
          </table:table-cell>
          <table:table-cell office:value-type="float" office:value="0.0909048080444336" calcext:value-type="float">
            <text:p>0.090904808044434</text:p>
          </table:table-cell>
          <table:table-cell office:value-type="float" office:value="0.0161356727724318" calcext:value-type="float">
            <text:p>0.0161356727724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{'min_samples_leaf': 4, 'min_samples_split': 4, 'n_estimators': 500}</text:p>
          </table:table-cell>
          <table:table-cell office:value-type="float" office:value="-437.773522019647" calcext:value-type="float">
            <text:p>-437.773522019647</text:p>
          </table:table-cell>
          <table:table-cell office:value-type="float" office:value="-293.537397271588" calcext:value-type="float">
            <text:p>-293.537397271588</text:p>
          </table:table-cell>
          <table:table-cell office:value-type="float" office:value="-173.87628957709" calcext:value-type="float">
            <text:p>-173.87628957709</text:p>
          </table:table-cell>
          <table:table-cell office:value-type="float" office:value="-134.922984213009" calcext:value-type="float">
            <text:p>-134.922984213009</text:p>
          </table:table-cell>
          <table:table-cell office:value-type="float" office:value="-106.669652773834" calcext:value-type="float">
            <text:p>-106.669652773834</text:p>
          </table:table-cell>
          <table:table-cell office:value-type="float" office:value="-229.355969171034" calcext:value-type="float">
            <text:p>-229.355969171034</text:p>
          </table:table-cell>
          <table:table-cell office:value-type="float" office:value="122.151256870713" calcext:value-type="float">
            <text:p>122.151256870713</text:p>
          </table:table-cell>
          <table:table-cell office:value-type="float" office:value="10" calcext:value-type="float">
            <text:p>10</text:p>
          </table:table-cell>
          <table:table-cell office:value-type="float" office:value="-80.9246197599939" calcext:value-type="float">
            <text:p>-80.9246197599939</text:p>
          </table:table-cell>
          <table:table-cell office:value-type="float" office:value="-42.7668017190735" calcext:value-type="float">
            <text:p>-42.7668017190735</text:p>
          </table:table-cell>
          <table:table-cell office:value-type="float" office:value="-39.5897336658204" calcext:value-type="float">
            <text:p>-39.5897336658204</text:p>
          </table:table-cell>
          <table:table-cell office:value-type="float" office:value="-17.7502267000723" calcext:value-type="float">
            <text:p>-17.7502267000723</text:p>
          </table:table-cell>
          <table:table-cell office:value-type="float" office:value="-13.5552696135889" calcext:value-type="float">
            <text:p>-13.5552696135889</text:p>
          </table:table-cell>
          <table:table-cell office:value-type="float" office:value="-38.9173302917098" calcext:value-type="float">
            <text:p>-38.9173302917098</text:p>
          </table:table-cell>
          <table:table-cell office:value-type="float" office:value="23.9631522189366" calcext:value-type="float">
            <text:p>23.9631522189366</text:p>
          </table:table-cell>
          <table:table-cell office:value-type="float" office:value="58" calcext:value-type="float">
            <text:p>58</text:p>
          </table:table-cell>
          <table:table-cell table:number-columns-repeated="99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90625190734863" calcext:value-type="float">
            <text:p>1.90625190734863</text:p>
          </table:table-cell>
          <table:table-cell office:value-type="float" office:value="0.0604644283646841" calcext:value-type="float">
            <text:p>0.060464428364684</text:p>
          </table:table-cell>
          <table:table-cell office:value-type="float" office:value="0.0486597061157227" calcext:value-type="float">
            <text:p>0.048659706115723</text:p>
          </table:table-cell>
          <table:table-cell office:value-type="float" office:value="0.00234392189644106" calcext:value-type="float">
            <text:p>0.0023439218964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{'min_samples_leaf': 8, 'min_samples_split': 2, 'n_estimators': 300}</text:p>
          </table:table-cell>
          <table:table-cell office:value-type="float" office:value="-438.205515138295" calcext:value-type="float">
            <text:p>-438.205515138295</text:p>
          </table:table-cell>
          <table:table-cell office:value-type="float" office:value="-293.378496404374" calcext:value-type="float">
            <text:p>-293.378496404374</text:p>
          </table:table-cell>
          <table:table-cell office:value-type="float" office:value="-173.176322342778" calcext:value-type="float">
            <text:p>-173.176322342778</text:p>
          </table:table-cell>
          <table:table-cell office:value-type="float" office:value="-135.573264759518" calcext:value-type="float">
            <text:p>-135.573264759518</text:p>
          </table:table-cell>
          <table:table-cell office:value-type="float" office:value="-106.535414185396" calcext:value-type="float">
            <text:p>-106.535414185396</text:p>
          </table:table-cell>
          <table:table-cell office:value-type="float" office:value="-229.373802566072" calcext:value-type="float">
            <text:p>-229.373802566072</text:p>
          </table:table-cell>
          <table:table-cell office:value-type="float" office:value="122.27285254331" calcext:value-type="float">
            <text:p>122.27285254331</text:p>
          </table:table-cell>
          <table:table-cell office:value-type="float" office:value="13" calcext:value-type="float">
            <text:p>13</text:p>
          </table:table-cell>
          <table:table-cell office:value-type="float" office:value="-80.4783733393739" calcext:value-type="float">
            <text:p>-80.4783733393739</text:p>
          </table:table-cell>
          <table:table-cell office:value-type="float" office:value="-42.7999630243603" calcext:value-type="float">
            <text:p>-42.7999630243603</text:p>
          </table:table-cell>
          <table:table-cell office:value-type="float" office:value="-38.6268745384648" calcext:value-type="float">
            <text:p>-38.6268745384648</text:p>
          </table:table-cell>
          <table:table-cell office:value-type="float" office:value="-17.7814713364074" calcext:value-type="float">
            <text:p>-17.7814713364074</text:p>
          </table:table-cell>
          <table:table-cell office:value-type="float" office:value="-13.7636030948019" calcext:value-type="float">
            <text:p>-13.7636030948019</text:p>
          </table:table-cell>
          <table:table-cell office:value-type="float" office:value="-38.6900570666817" calcext:value-type="float">
            <text:p>-38.6900570666817</text:p>
          </table:table-cell>
          <table:table-cell office:value-type="float" office:value="23.7556551615478" calcext:value-type="float">
            <text:p>23.7556551615478</text:p>
          </table:table-cell>
          <table:table-cell office:value-type="float" office:value="16" calcext:value-type="float">
            <text:p>16</text:p>
          </table:table-cell>
          <table:table-cell table:number-columns-repeated="99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90296883583069" calcext:value-type="float">
            <text:p>1.90296883583069</text:p>
          </table:table-cell>
          <table:table-cell office:value-type="float" office:value="0.0569008906545265" calcext:value-type="float">
            <text:p>0.056900890654527</text:p>
          </table:table-cell>
          <table:table-cell office:value-type="float" office:value="0.052662992477417" calcext:value-type="float">
            <text:p>0.052662992477417</text:p>
          </table:table-cell>
          <table:table-cell office:value-type="float" office:value="0.00650680517151211" calcext:value-type="float">
            <text:p>0.0065068051715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{'min_samples_leaf': 8, 'min_samples_split': 3, 'n_estimators': 300}</text:p>
          </table:table-cell>
          <table:table-cell office:value-type="float" office:value="-438.205515138295" calcext:value-type="float">
            <text:p>-438.205515138295</text:p>
          </table:table-cell>
          <table:table-cell office:value-type="float" office:value="-293.378496404374" calcext:value-type="float">
            <text:p>-293.378496404374</text:p>
          </table:table-cell>
          <table:table-cell office:value-type="float" office:value="-173.176322342778" calcext:value-type="float">
            <text:p>-173.176322342778</text:p>
          </table:table-cell>
          <table:table-cell office:value-type="float" office:value="-135.573264759518" calcext:value-type="float">
            <text:p>-135.573264759518</text:p>
          </table:table-cell>
          <table:table-cell office:value-type="float" office:value="-106.535414185396" calcext:value-type="float">
            <text:p>-106.535414185396</text:p>
          </table:table-cell>
          <table:table-cell office:value-type="float" office:value="-229.373802566072" calcext:value-type="float">
            <text:p>-229.373802566072</text:p>
          </table:table-cell>
          <table:table-cell office:value-type="float" office:value="122.27285254331" calcext:value-type="float">
            <text:p>122.27285254331</text:p>
          </table:table-cell>
          <table:table-cell office:value-type="float" office:value="13" calcext:value-type="float">
            <text:p>13</text:p>
          </table:table-cell>
          <table:table-cell office:value-type="float" office:value="-80.4783733393739" calcext:value-type="float">
            <text:p>-80.4783733393739</text:p>
          </table:table-cell>
          <table:table-cell office:value-type="float" office:value="-42.7999630243603" calcext:value-type="float">
            <text:p>-42.7999630243603</text:p>
          </table:table-cell>
          <table:table-cell office:value-type="float" office:value="-38.6268745384648" calcext:value-type="float">
            <text:p>-38.6268745384648</text:p>
          </table:table-cell>
          <table:table-cell office:value-type="float" office:value="-17.7814713364074" calcext:value-type="float">
            <text:p>-17.7814713364074</text:p>
          </table:table-cell>
          <table:table-cell office:value-type="float" office:value="-13.7636030948019" calcext:value-type="float">
            <text:p>-13.7636030948019</text:p>
          </table:table-cell>
          <table:table-cell office:value-type="float" office:value="-38.6900570666817" calcext:value-type="float">
            <text:p>-38.6900570666817</text:p>
          </table:table-cell>
          <table:table-cell office:value-type="float" office:value="23.7556551615478" calcext:value-type="float">
            <text:p>23.7556551615478</text:p>
          </table:table-cell>
          <table:table-cell office:value-type="float" office:value="16" calcext:value-type="float">
            <text:p>16</text:p>
          </table:table-cell>
          <table:table-cell table:number-columns-repeated="99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90027723312378" calcext:value-type="float">
            <text:p>1.90027723312378</text:p>
          </table:table-cell>
          <table:table-cell office:value-type="float" office:value="0.0272734560861619" calcext:value-type="float">
            <text:p>0.027273456086162</text:p>
          </table:table-cell>
          <table:table-cell office:value-type="float" office:value="0.0462962627410889" calcext:value-type="float">
            <text:p>0.046296262741089</text:p>
          </table:table-cell>
          <table:table-cell office:value-type="float" office:value="0.0016195368491454" calcext:value-type="float">
            <text:p>0.00161953684914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{'min_samples_leaf': 8, 'min_samples_split': 4, 'n_estimators': 300}</text:p>
          </table:table-cell>
          <table:table-cell office:value-type="float" office:value="-438.205515138295" calcext:value-type="float">
            <text:p>-438.205515138295</text:p>
          </table:table-cell>
          <table:table-cell office:value-type="float" office:value="-293.378496404374" calcext:value-type="float">
            <text:p>-293.378496404374</text:p>
          </table:table-cell>
          <table:table-cell office:value-type="float" office:value="-173.176322342778" calcext:value-type="float">
            <text:p>-173.176322342778</text:p>
          </table:table-cell>
          <table:table-cell office:value-type="float" office:value="-135.573264759518" calcext:value-type="float">
            <text:p>-135.573264759518</text:p>
          </table:table-cell>
          <table:table-cell office:value-type="float" office:value="-106.535414185396" calcext:value-type="float">
            <text:p>-106.535414185396</text:p>
          </table:table-cell>
          <table:table-cell office:value-type="float" office:value="-229.373802566072" calcext:value-type="float">
            <text:p>-229.373802566072</text:p>
          </table:table-cell>
          <table:table-cell office:value-type="float" office:value="122.27285254331" calcext:value-type="float">
            <text:p>122.27285254331</text:p>
          </table:table-cell>
          <table:table-cell office:value-type="float" office:value="13" calcext:value-type="float">
            <text:p>13</text:p>
          </table:table-cell>
          <table:table-cell office:value-type="float" office:value="-80.4783733393739" calcext:value-type="float">
            <text:p>-80.4783733393739</text:p>
          </table:table-cell>
          <table:table-cell office:value-type="float" office:value="-42.7999630243603" calcext:value-type="float">
            <text:p>-42.7999630243603</text:p>
          </table:table-cell>
          <table:table-cell office:value-type="float" office:value="-38.6268745384648" calcext:value-type="float">
            <text:p>-38.6268745384648</text:p>
          </table:table-cell>
          <table:table-cell office:value-type="float" office:value="-17.7814713364074" calcext:value-type="float">
            <text:p>-17.7814713364074</text:p>
          </table:table-cell>
          <table:table-cell office:value-type="float" office:value="-13.7636030948019" calcext:value-type="float">
            <text:p>-13.7636030948019</text:p>
          </table:table-cell>
          <table:table-cell office:value-type="float" office:value="-38.6900570666817" calcext:value-type="float">
            <text:p>-38.6900570666817</text:p>
          </table:table-cell>
          <table:table-cell office:value-type="float" office:value="23.7556551615478" calcext:value-type="float">
            <text:p>23.7556551615478</text:p>
          </table:table-cell>
          <table:table-cell office:value-type="float" office:value="16" calcext:value-type="float">
            <text:p>16</text:p>
          </table:table-cell>
          <table:table-cell table:number-columns-repeated="99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5125617980957" calcext:value-type="float">
            <text:p>1.45125617980957</text:p>
          </table:table-cell>
          <table:table-cell office:value-type="float" office:value="0.0360930873318678" calcext:value-type="float">
            <text:p>0.036093087331868</text:p>
          </table:table-cell>
          <table:table-cell office:value-type="float" office:value="0.0346967220306396" calcext:value-type="float">
            <text:p>0.03469672203064</text:p>
          </table:table-cell>
          <table:table-cell office:value-type="float" office:value="0.00122129452617464" calcext:value-type="float">
            <text:p>0.00122129452617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{'min_samples_leaf': 8, 'min_samples_split': 2, 'n_estimators': 200}</text:p>
          </table:table-cell>
          <table:table-cell office:value-type="float" office:value="-438.056907138557" calcext:value-type="float">
            <text:p>-438.056907138557</text:p>
          </table:table-cell>
          <table:table-cell office:value-type="float" office:value="-292.421702568737" calcext:value-type="float">
            <text:p>-292.421702568737</text:p>
          </table:table-cell>
          <table:table-cell office:value-type="float" office:value="-177.661112679895" calcext:value-type="float">
            <text:p>-177.661112679895</text:p>
          </table:table-cell>
          <table:table-cell office:value-type="float" office:value="-135.254065738916" calcext:value-type="float">
            <text:p>-135.254065738916</text:p>
          </table:table-cell>
          <table:table-cell office:value-type="float" office:value="-106.496138950875" calcext:value-type="float">
            <text:p>-106.496138950875</text:p>
          </table:table-cell>
          <table:table-cell office:value-type="float" office:value="-229.977985415396" calcext:value-type="float">
            <text:p>-229.977985415396</text:p>
          </table:table-cell>
          <table:table-cell office:value-type="float" office:value="121.781359834243" calcext:value-type="float">
            <text:p>121.781359834243</text:p>
          </table:table-cell>
          <table:table-cell office:value-type="float" office:value="16" calcext:value-type="float">
            <text:p>16</text:p>
          </table:table-cell>
          <table:table-cell office:value-type="float" office:value="-80.3770558378087" calcext:value-type="float">
            <text:p>-80.3770558378087</text:p>
          </table:table-cell>
          <table:table-cell office:value-type="float" office:value="-42.8110612820062" calcext:value-type="float">
            <text:p>-42.8110612820062</text:p>
          </table:table-cell>
          <table:table-cell office:value-type="float" office:value="-38.9852462843298" calcext:value-type="float">
            <text:p>-38.9852462843298</text:p>
          </table:table-cell>
          <table:table-cell office:value-type="float" office:value="-17.7980561116106" calcext:value-type="float">
            <text:p>-17.7980561116106</text:p>
          </table:table-cell>
          <table:table-cell office:value-type="float" office:value="-13.8422803990067" calcext:value-type="float">
            <text:p>-13.8422803990067</text:p>
          </table:table-cell>
          <table:table-cell office:value-type="float" office:value="-38.7627399829524" calcext:value-type="float">
            <text:p>-38.7627399829524</text:p>
          </table:table-cell>
          <table:table-cell office:value-type="float" office:value="23.7012108305151" calcext:value-type="float">
            <text:p>23.7012108305151</text:p>
          </table:table-cell>
          <table:table-cell office:value-type="float" office:value="28" calcext:value-type="float">
            <text:p>28</text:p>
          </table:table-cell>
          <table:table-cell table:number-columns-repeated="99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3750796318054" calcext:value-type="float">
            <text:p>1.23750796318054</text:p>
          </table:table-cell>
          <table:table-cell office:value-type="float" office:value="0.0155792643683891" calcext:value-type="float">
            <text:p>0.015579264368389</text:p>
          </table:table-cell>
          <table:table-cell office:value-type="float" office:value="0.0308954238891602" calcext:value-type="float">
            <text:p>0.03089542388916</text:p>
          </table:table-cell>
          <table:table-cell office:value-type="float" office:value="0.00232359587207352" calcext:value-type="float">
            <text:p>0.00232359587207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{'min_samples_leaf': 8, 'min_samples_split': 3, 'n_estimators': 200}</text:p>
          </table:table-cell>
          <table:table-cell office:value-type="float" office:value="-438.056907138557" calcext:value-type="float">
            <text:p>-438.056907138557</text:p>
          </table:table-cell>
          <table:table-cell office:value-type="float" office:value="-292.421702568737" calcext:value-type="float">
            <text:p>-292.421702568737</text:p>
          </table:table-cell>
          <table:table-cell office:value-type="float" office:value="-177.661112679895" calcext:value-type="float">
            <text:p>-177.661112679895</text:p>
          </table:table-cell>
          <table:table-cell office:value-type="float" office:value="-135.254065738916" calcext:value-type="float">
            <text:p>-135.254065738916</text:p>
          </table:table-cell>
          <table:table-cell office:value-type="float" office:value="-106.496138950875" calcext:value-type="float">
            <text:p>-106.496138950875</text:p>
          </table:table-cell>
          <table:table-cell office:value-type="float" office:value="-229.977985415396" calcext:value-type="float">
            <text:p>-229.977985415396</text:p>
          </table:table-cell>
          <table:table-cell office:value-type="float" office:value="121.781359834243" calcext:value-type="float">
            <text:p>121.781359834243</text:p>
          </table:table-cell>
          <table:table-cell office:value-type="float" office:value="16" calcext:value-type="float">
            <text:p>16</text:p>
          </table:table-cell>
          <table:table-cell office:value-type="float" office:value="-80.3770558378087" calcext:value-type="float">
            <text:p>-80.3770558378087</text:p>
          </table:table-cell>
          <table:table-cell office:value-type="float" office:value="-42.8110612820062" calcext:value-type="float">
            <text:p>-42.8110612820062</text:p>
          </table:table-cell>
          <table:table-cell office:value-type="float" office:value="-38.9852462843298" calcext:value-type="float">
            <text:p>-38.9852462843298</text:p>
          </table:table-cell>
          <table:table-cell office:value-type="float" office:value="-17.7980561116106" calcext:value-type="float">
            <text:p>-17.7980561116106</text:p>
          </table:table-cell>
          <table:table-cell office:value-type="float" office:value="-13.8422803990067" calcext:value-type="float">
            <text:p>-13.8422803990067</text:p>
          </table:table-cell>
          <table:table-cell office:value-type="float" office:value="-38.7627399829524" calcext:value-type="float">
            <text:p>-38.7627399829524</text:p>
          </table:table-cell>
          <table:table-cell office:value-type="float" office:value="23.7012108305151" calcext:value-type="float">
            <text:p>23.7012108305151</text:p>
          </table:table-cell>
          <table:table-cell office:value-type="float" office:value="28" calcext:value-type="float">
            <text:p>28</text:p>
          </table:table-cell>
          <table:table-cell table:number-columns-repeated="99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26211466789246" calcext:value-type="float">
            <text:p>1.26211466789246</text:p>
          </table:table-cell>
          <table:table-cell office:value-type="float" office:value="0.0386050646651577" calcext:value-type="float">
            <text:p>0.038605064665158</text:p>
          </table:table-cell>
          <table:table-cell office:value-type="float" office:value="0.0309981346130371" calcext:value-type="float">
            <text:p>0.030998134613037</text:p>
          </table:table-cell>
          <table:table-cell office:value-type="float" office:value="0.00131949292123585" calcext:value-type="float">
            <text:p>0.00131949292123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{'min_samples_leaf': 8, 'min_samples_split': 4, 'n_estimators': 200}</text:p>
          </table:table-cell>
          <table:table-cell office:value-type="float" office:value="-438.056907138557" calcext:value-type="float">
            <text:p>-438.056907138557</text:p>
          </table:table-cell>
          <table:table-cell office:value-type="float" office:value="-292.421702568737" calcext:value-type="float">
            <text:p>-292.421702568737</text:p>
          </table:table-cell>
          <table:table-cell office:value-type="float" office:value="-177.661112679895" calcext:value-type="float">
            <text:p>-177.661112679895</text:p>
          </table:table-cell>
          <table:table-cell office:value-type="float" office:value="-135.254065738916" calcext:value-type="float">
            <text:p>-135.254065738916</text:p>
          </table:table-cell>
          <table:table-cell office:value-type="float" office:value="-106.496138950875" calcext:value-type="float">
            <text:p>-106.496138950875</text:p>
          </table:table-cell>
          <table:table-cell office:value-type="float" office:value="-229.977985415396" calcext:value-type="float">
            <text:p>-229.977985415396</text:p>
          </table:table-cell>
          <table:table-cell office:value-type="float" office:value="121.781359834243" calcext:value-type="float">
            <text:p>121.781359834243</text:p>
          </table:table-cell>
          <table:table-cell office:value-type="float" office:value="16" calcext:value-type="float">
            <text:p>16</text:p>
          </table:table-cell>
          <table:table-cell office:value-type="float" office:value="-80.3770558378087" calcext:value-type="float">
            <text:p>-80.3770558378087</text:p>
          </table:table-cell>
          <table:table-cell office:value-type="float" office:value="-42.8110612820062" calcext:value-type="float">
            <text:p>-42.8110612820062</text:p>
          </table:table-cell>
          <table:table-cell office:value-type="float" office:value="-38.9852462843298" calcext:value-type="float">
            <text:p>-38.9852462843298</text:p>
          </table:table-cell>
          <table:table-cell office:value-type="float" office:value="-17.7980561116106" calcext:value-type="float">
            <text:p>-17.7980561116106</text:p>
          </table:table-cell>
          <table:table-cell office:value-type="float" office:value="-13.8422803990067" calcext:value-type="float">
            <text:p>-13.8422803990067</text:p>
          </table:table-cell>
          <table:table-cell office:value-type="float" office:value="-38.7627399829524" calcext:value-type="float">
            <text:p>-38.7627399829524</text:p>
          </table:table-cell>
          <table:table-cell office:value-type="float" office:value="23.7012108305151" calcext:value-type="float">
            <text:p>23.7012108305151</text:p>
          </table:table-cell>
          <table:table-cell office:value-type="float" office:value="28" calcext:value-type="float">
            <text:p>28</text:p>
          </table:table-cell>
          <table:table-cell table:number-columns-repeated="99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.30590353012085" calcext:value-type="float">
            <text:p>2.30590353012085</text:p>
          </table:table-cell>
          <table:table-cell table:style-name="ce2" office:value-type="float" office:value="0.0675428357544558" calcext:value-type="float">
            <text:p>0.067542835754456</text:p>
          </table:table-cell>
          <table:table-cell table:style-name="ce2" office:value-type="float" office:value="0.0498809814453125" calcext:value-type="float">
            <text:p>0.049880981445313</text:p>
          </table:table-cell>
          <table:table-cell table:style-name="ce2" office:value-type="float" office:value="0.00357541363108475" calcext:value-type="float">
            <text:p>0.00357541363108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{'min_samples_leaf': 4, 'min_samples_split': 2, 'n_estimators': 300}</text:p>
          </table:table-cell>
          <table:table-cell table:style-name="ce2" office:value-type="float" office:value="-437.78803966404" calcext:value-type="float">
            <text:p>-437.78803966404</text:p>
          </table:table-cell>
          <table:table-cell table:style-name="ce2" office:value-type="float" office:value="-292.844632904133" calcext:value-type="float">
            <text:p>-292.844632904133</text:p>
          </table:table-cell>
          <table:table-cell table:style-name="ce2" office:value-type="float" office:value="-177.907607790358" calcext:value-type="float">
            <text:p>-177.907607790358</text:p>
          </table:table-cell>
          <table:table-cell table:style-name="ce2" office:value-type="float" office:value="-136.209938954564" calcext:value-type="float">
            <text:p>-136.209938954564</text:p>
          </table:table-cell>
          <table:table-cell table:style-name="ce2" office:value-type="float" office:value="-106.474853646354" calcext:value-type="float">
            <text:p>-106.474853646354</text:p>
          </table:table-cell>
          <table:table-cell table:style-name="ce2" office:value-type="float" office:value="-230.24501459189" calcext:value-type="float">
            <text:p>-230.24501459189</text:p>
          </table:table-cell>
          <table:table-cell table:style-name="ce2" office:value-type="float" office:value="121.567817953806" calcext:value-type="float">
            <text:p>121.56781795380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-80.9930581046106" calcext:value-type="float">
            <text:p>-80.9930581046106</text:p>
          </table:table-cell>
          <table:table-cell table:style-name="ce2" office:value-type="float" office:value="-43.0024723031259" calcext:value-type="float">
            <text:p>-43.0024723031259</text:p>
          </table:table-cell>
          <table:table-cell table:style-name="ce2" office:value-type="float" office:value="-39.4974906286197" calcext:value-type="float">
            <text:p>-39.4974906286197</text:p>
          </table:table-cell>
          <table:table-cell table:style-name="ce2" office:value-type="float" office:value="-17.7702076801816" calcext:value-type="float">
            <text:p>-17.7702076801816</text:p>
          </table:table-cell>
          <table:table-cell table:style-name="ce2" office:value-type="float" office:value="-13.6356653869599" calcext:value-type="float">
            <text:p>-13.6356653869599</text:p>
          </table:table-cell>
          <table:table-cell table:style-name="ce2" office:value-type="float" office:value="-38.9797788206995" calcext:value-type="float">
            <text:p>-38.9797788206995</text:p>
          </table:table-cell>
          <table:table-cell table:style-name="ce2" office:value-type="float" office:value="23.9738846174936" calcext:value-type="float">
            <text:p>23.9738846174936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number-columns-repeated="99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64998621940613" calcext:value-type="float">
            <text:p>2.64998621940613</text:p>
          </table:table-cell>
          <table:table-cell office:value-type="float" office:value="0.10126583256595" calcext:value-type="float">
            <text:p>0.10126583256595</text:p>
          </table:table-cell>
          <table:table-cell office:value-type="float" office:value="0.087323522567749" calcext:value-type="float">
            <text:p>0.087323522567749</text:p>
          </table:table-cell>
          <table:table-cell office:value-type="float" office:value="0.0379653891388981" calcext:value-type="float">
            <text:p>0.03796538913889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{'min_samples_leaf': 4, 'min_samples_split': 3, 'n_estimators': 300}</text:p>
          </table:table-cell>
          <table:table-cell office:value-type="float" office:value="-437.78803966404" calcext:value-type="float">
            <text:p>-437.78803966404</text:p>
          </table:table-cell>
          <table:table-cell office:value-type="float" office:value="-292.844632904133" calcext:value-type="float">
            <text:p>-292.844632904133</text:p>
          </table:table-cell>
          <table:table-cell office:value-type="float" office:value="-177.907607790358" calcext:value-type="float">
            <text:p>-177.907607790358</text:p>
          </table:table-cell>
          <table:table-cell office:value-type="float" office:value="-136.209938954564" calcext:value-type="float">
            <text:p>-136.209938954564</text:p>
          </table:table-cell>
          <table:table-cell office:value-type="float" office:value="-106.474853646354" calcext:value-type="float">
            <text:p>-106.474853646354</text:p>
          </table:table-cell>
          <table:table-cell office:value-type="float" office:value="-230.24501459189" calcext:value-type="float">
            <text:p>-230.24501459189</text:p>
          </table:table-cell>
          <table:table-cell office:value-type="float" office:value="121.567817953806" calcext:value-type="float">
            <text:p>121.567817953806</text:p>
          </table:table-cell>
          <table:table-cell office:value-type="float" office:value="19" calcext:value-type="float">
            <text:p>19</text:p>
          </table:table-cell>
          <table:table-cell office:value-type="float" office:value="-80.9930581046106" calcext:value-type="float">
            <text:p>-80.9930581046106</text:p>
          </table:table-cell>
          <table:table-cell office:value-type="float" office:value="-43.0024723031259" calcext:value-type="float">
            <text:p>-43.0024723031259</text:p>
          </table:table-cell>
          <table:table-cell office:value-type="float" office:value="-39.4974906286197" calcext:value-type="float">
            <text:p>-39.4974906286197</text:p>
          </table:table-cell>
          <table:table-cell office:value-type="float" office:value="-17.7702076801816" calcext:value-type="float">
            <text:p>-17.7702076801816</text:p>
          </table:table-cell>
          <table:table-cell office:value-type="float" office:value="-13.6356653869599" calcext:value-type="float">
            <text:p>-13.6356653869599</text:p>
          </table:table-cell>
          <table:table-cell office:value-type="float" office:value="-38.9797788206995" calcext:value-type="float">
            <text:p>-38.9797788206995</text:p>
          </table:table-cell>
          <table:table-cell office:value-type="float" office:value="23.9738846174936" calcext:value-type="float">
            <text:p>23.9738846174936</text:p>
          </table:table-cell>
          <table:table-cell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57743368148804" calcext:value-type="float">
            <text:p>2.57743368148804</text:p>
          </table:table-cell>
          <table:table-cell office:value-type="float" office:value="0.154586872107978" calcext:value-type="float">
            <text:p>0.154586872107978</text:p>
          </table:table-cell>
          <table:table-cell office:value-type="float" office:value="0.0594969749450684" calcext:value-type="float">
            <text:p>0.059496974945068</text:p>
          </table:table-cell>
          <table:table-cell office:value-type="float" office:value="0.02068895989187" calcext:value-type="float">
            <text:p>0.0206889598918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{'min_samples_leaf': 4, 'min_samples_split': 4, 'n_estimators': 300}</text:p>
          </table:table-cell>
          <table:table-cell office:value-type="float" office:value="-437.78803966404" calcext:value-type="float">
            <text:p>-437.78803966404</text:p>
          </table:table-cell>
          <table:table-cell office:value-type="float" office:value="-292.844632904133" calcext:value-type="float">
            <text:p>-292.844632904133</text:p>
          </table:table-cell>
          <table:table-cell office:value-type="float" office:value="-177.907607790358" calcext:value-type="float">
            <text:p>-177.907607790358</text:p>
          </table:table-cell>
          <table:table-cell office:value-type="float" office:value="-136.209938954564" calcext:value-type="float">
            <text:p>-136.209938954564</text:p>
          </table:table-cell>
          <table:table-cell office:value-type="float" office:value="-106.474853646354" calcext:value-type="float">
            <text:p>-106.474853646354</text:p>
          </table:table-cell>
          <table:table-cell office:value-type="float" office:value="-230.24501459189" calcext:value-type="float">
            <text:p>-230.24501459189</text:p>
          </table:table-cell>
          <table:table-cell office:value-type="float" office:value="121.567817953806" calcext:value-type="float">
            <text:p>121.567817953806</text:p>
          </table:table-cell>
          <table:table-cell office:value-type="float" office:value="19" calcext:value-type="float">
            <text:p>19</text:p>
          </table:table-cell>
          <table:table-cell office:value-type="float" office:value="-80.9930581046106" calcext:value-type="float">
            <text:p>-80.9930581046106</text:p>
          </table:table-cell>
          <table:table-cell office:value-type="float" office:value="-43.0024723031259" calcext:value-type="float">
            <text:p>-43.0024723031259</text:p>
          </table:table-cell>
          <table:table-cell office:value-type="float" office:value="-39.4974906286197" calcext:value-type="float">
            <text:p>-39.4974906286197</text:p>
          </table:table-cell>
          <table:table-cell office:value-type="float" office:value="-17.7702076801816" calcext:value-type="float">
            <text:p>-17.7702076801816</text:p>
          </table:table-cell>
          <table:table-cell office:value-type="float" office:value="-13.6356653869599" calcext:value-type="float">
            <text:p>-13.6356653869599</text:p>
          </table:table-cell>
          <table:table-cell office:value-type="float" office:value="-38.9797788206995" calcext:value-type="float">
            <text:p>-38.9797788206995</text:p>
          </table:table-cell>
          <table:table-cell office:value-type="float" office:value="23.9738846174936" calcext:value-type="float">
            <text:p>23.9738846174936</text:p>
          </table:table-cell>
          <table:table-cell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69175734519959" calcext:value-type="float">
            <text:p>2.69175734519959</text:p>
          </table:table-cell>
          <table:table-cell office:value-type="float" office:value="0.158125980499756" calcext:value-type="float">
            <text:p>0.158125980499756</text:p>
          </table:table-cell>
          <table:table-cell office:value-type="float" office:value="0.0650092601776123" calcext:value-type="float">
            <text:p>0.065009260177612</text:p>
          </table:table-cell>
          <table:table-cell office:value-type="float" office:value="0.00538096444756174" calcext:value-type="float">
            <text:p>0.00538096444756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{'min_samples_leaf': 7, 'min_samples_split': 2, 'n_estimators': 400}</text:p>
          </table:table-cell>
          <table:table-cell office:value-type="float" office:value="-438.125755203061" calcext:value-type="float">
            <text:p>-438.125755203061</text:p>
          </table:table-cell>
          <table:table-cell office:value-type="float" office:value="-292.834561714282" calcext:value-type="float">
            <text:p>-292.834561714282</text:p>
          </table:table-cell>
          <table:table-cell office:value-type="float" office:value="-180.171407917991" calcext:value-type="float">
            <text:p>-180.171407917991</text:p>
          </table:table-cell>
          <table:table-cell office:value-type="float" office:value="-135.542389024552" calcext:value-type="float">
            <text:p>-135.542389024552</text:p>
          </table:table-cell>
          <table:table-cell office:value-type="float" office:value="-106.152559690336" calcext:value-type="float">
            <text:p>-106.152559690336</text:p>
          </table:table-cell>
          <table:table-cell office:value-type="float" office:value="-230.565334710044" calcext:value-type="float">
            <text:p>-230.565334710044</text:p>
          </table:table-cell>
          <table:table-cell office:value-type="float" office:value="121.660372709703" calcext:value-type="float">
            <text:p>121.660372709703</text:p>
          </table:table-cell>
          <table:table-cell office:value-type="float" office:value="22" calcext:value-type="float">
            <text:p>22</text:p>
          </table:table-cell>
          <table:table-cell office:value-type="float" office:value="-80.5456319460341" calcext:value-type="float">
            <text:p>-80.5456319460341</text:p>
          </table:table-cell>
          <table:table-cell office:value-type="float" office:value="-42.7448476385081" calcext:value-type="float">
            <text:p>-42.7448476385081</text:p>
          </table:table-cell>
          <table:table-cell office:value-type="float" office:value="-38.2852026909159" calcext:value-type="float">
            <text:p>-38.2852026909159</text:p>
          </table:table-cell>
          <table:table-cell office:value-type="float" office:value="-17.8934733259325" calcext:value-type="float">
            <text:p>-17.8934733259325</text:p>
          </table:table-cell>
          <table:table-cell office:value-type="float" office:value="-13.7010114253349" calcext:value-type="float">
            <text:p>-13.7010114253349</text:p>
          </table:table-cell>
          <table:table-cell office:value-type="float" office:value="-38.6340334053451" calcext:value-type="float">
            <text:p>-38.6340334053451</text:p>
          </table:table-cell>
          <table:table-cell office:value-type="float" office:value="23.7715333381176" calcext:value-type="float">
            <text:p>23.7715333381176</text:p>
          </table:table-cell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66660227775574" calcext:value-type="float">
            <text:p>2.66660227775574</text:p>
          </table:table-cell>
          <table:table-cell office:value-type="float" office:value="0.080743333296736" calcext:value-type="float">
            <text:p>0.080743333296736</text:p>
          </table:table-cell>
          <table:table-cell office:value-type="float" office:value="0.0693881034851074" calcext:value-type="float">
            <text:p>0.069388103485108</text:p>
          </table:table-cell>
          <table:table-cell office:value-type="float" office:value="0.00916578695558077" calcext:value-type="float">
            <text:p>0.00916578695558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{'min_samples_leaf': 7, 'min_samples_split': 3, 'n_estimators': 400}</text:p>
          </table:table-cell>
          <table:table-cell office:value-type="float" office:value="-438.125755203061" calcext:value-type="float">
            <text:p>-438.125755203061</text:p>
          </table:table-cell>
          <table:table-cell office:value-type="float" office:value="-292.834561714282" calcext:value-type="float">
            <text:p>-292.834561714282</text:p>
          </table:table-cell>
          <table:table-cell office:value-type="float" office:value="-180.171407917991" calcext:value-type="float">
            <text:p>-180.171407917991</text:p>
          </table:table-cell>
          <table:table-cell office:value-type="float" office:value="-135.542389024552" calcext:value-type="float">
            <text:p>-135.542389024552</text:p>
          </table:table-cell>
          <table:table-cell office:value-type="float" office:value="-106.152559690336" calcext:value-type="float">
            <text:p>-106.152559690336</text:p>
          </table:table-cell>
          <table:table-cell office:value-type="float" office:value="-230.565334710044" calcext:value-type="float">
            <text:p>-230.565334710044</text:p>
          </table:table-cell>
          <table:table-cell office:value-type="float" office:value="121.660372709703" calcext:value-type="float">
            <text:p>121.660372709703</text:p>
          </table:table-cell>
          <table:table-cell office:value-type="float" office:value="22" calcext:value-type="float">
            <text:p>22</text:p>
          </table:table-cell>
          <table:table-cell office:value-type="float" office:value="-80.5456319460341" calcext:value-type="float">
            <text:p>-80.5456319460341</text:p>
          </table:table-cell>
          <table:table-cell office:value-type="float" office:value="-42.7448476385081" calcext:value-type="float">
            <text:p>-42.7448476385081</text:p>
          </table:table-cell>
          <table:table-cell office:value-type="float" office:value="-38.2852026909159" calcext:value-type="float">
            <text:p>-38.2852026909159</text:p>
          </table:table-cell>
          <table:table-cell office:value-type="float" office:value="-17.8934733259325" calcext:value-type="float">
            <text:p>-17.8934733259325</text:p>
          </table:table-cell>
          <table:table-cell office:value-type="float" office:value="-13.7010114253349" calcext:value-type="float">
            <text:p>-13.7010114253349</text:p>
          </table:table-cell>
          <table:table-cell office:value-type="float" office:value="-38.6340334053451" calcext:value-type="float">
            <text:p>-38.6340334053451</text:p>
          </table:table-cell>
          <table:table-cell office:value-type="float" office:value="23.7715333381176" calcext:value-type="float">
            <text:p>23.7715333381176</text:p>
          </table:table-cell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50417885780335" calcext:value-type="float">
            <text:p>2.50417885780335</text:p>
          </table:table-cell>
          <table:table-cell office:value-type="float" office:value="0.0466071656171817" calcext:value-type="float">
            <text:p>0.046607165617182</text:p>
          </table:table-cell>
          <table:table-cell office:value-type="float" office:value="0.061674690246582" calcext:value-type="float">
            <text:p>0.061674690246582</text:p>
          </table:table-cell>
          <table:table-cell office:value-type="float" office:value="0.00647396778350686" calcext:value-type="float">
            <text:p>0.00647396778350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{'min_samples_leaf': 7, 'min_samples_split': 4, 'n_estimators': 400}</text:p>
          </table:table-cell>
          <table:table-cell office:value-type="float" office:value="-438.125755203061" calcext:value-type="float">
            <text:p>-438.125755203061</text:p>
          </table:table-cell>
          <table:table-cell office:value-type="float" office:value="-292.834561714282" calcext:value-type="float">
            <text:p>-292.834561714282</text:p>
          </table:table-cell>
          <table:table-cell office:value-type="float" office:value="-180.171407917991" calcext:value-type="float">
            <text:p>-180.171407917991</text:p>
          </table:table-cell>
          <table:table-cell office:value-type="float" office:value="-135.542389024552" calcext:value-type="float">
            <text:p>-135.542389024552</text:p>
          </table:table-cell>
          <table:table-cell office:value-type="float" office:value="-106.152559690336" calcext:value-type="float">
            <text:p>-106.152559690336</text:p>
          </table:table-cell>
          <table:table-cell office:value-type="float" office:value="-230.565334710044" calcext:value-type="float">
            <text:p>-230.565334710044</text:p>
          </table:table-cell>
          <table:table-cell office:value-type="float" office:value="121.660372709703" calcext:value-type="float">
            <text:p>121.660372709703</text:p>
          </table:table-cell>
          <table:table-cell office:value-type="float" office:value="22" calcext:value-type="float">
            <text:p>22</text:p>
          </table:table-cell>
          <table:table-cell office:value-type="float" office:value="-80.5456319460341" calcext:value-type="float">
            <text:p>-80.5456319460341</text:p>
          </table:table-cell>
          <table:table-cell office:value-type="float" office:value="-42.7448476385081" calcext:value-type="float">
            <text:p>-42.7448476385081</text:p>
          </table:table-cell>
          <table:table-cell office:value-type="float" office:value="-38.2852026909159" calcext:value-type="float">
            <text:p>-38.2852026909159</text:p>
          </table:table-cell>
          <table:table-cell office:value-type="float" office:value="-17.8934733259325" calcext:value-type="float">
            <text:p>-17.8934733259325</text:p>
          </table:table-cell>
          <table:table-cell office:value-type="float" office:value="-13.7010114253349" calcext:value-type="float">
            <text:p>-13.7010114253349</text:p>
          </table:table-cell>
          <table:table-cell office:value-type="float" office:value="-38.6340334053451" calcext:value-type="float">
            <text:p>-38.6340334053451</text:p>
          </table:table-cell>
          <table:table-cell office:value-type="float" office:value="23.7715333381176" calcext:value-type="float">
            <text:p>23.7715333381176</text:p>
          </table:table-cell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30867304801941" calcext:value-type="float">
            <text:p>3.30867304801941</text:p>
          </table:table-cell>
          <table:table-cell office:value-type="float" office:value="0.0408290737692528" calcext:value-type="float">
            <text:p>0.040829073769253</text:p>
          </table:table-cell>
          <table:table-cell office:value-type="float" office:value="0.0753710269927979" calcext:value-type="float">
            <text:p>0.075371026992798</text:p>
          </table:table-cell>
          <table:table-cell office:value-type="float" office:value="0.00419319034520683" calcext:value-type="float">
            <text:p>0.00419319034520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{'min_samples_leaf': 7, 'min_samples_split': 2, 'n_estimators': 500}</text:p>
          </table:table-cell>
          <table:table-cell office:value-type="float" office:value="-437.914986795559" calcext:value-type="float">
            <text:p>-437.914986795559</text:p>
          </table:table-cell>
          <table:table-cell office:value-type="float" office:value="-293.611078434305" calcext:value-type="float">
            <text:p>-293.611078434305</text:p>
          </table:table-cell>
          <table:table-cell office:value-type="float" office:value="-179.953714298304" calcext:value-type="float">
            <text:p>-179.953714298304</text:p>
          </table:table-cell>
          <table:table-cell office:value-type="float" office:value="-135.200135022189" calcext:value-type="float">
            <text:p>-135.200135022189</text:p>
          </table:table-cell>
          <table:table-cell office:value-type="float" office:value="-106.35470040065" calcext:value-type="float">
            <text:p>-106.35470040065</text:p>
          </table:table-cell>
          <table:table-cell office:value-type="float" office:value="-230.606922990201" calcext:value-type="float">
            <text:p>-230.606922990201</text:p>
          </table:table-cell>
          <table:table-cell office:value-type="float" office:value="121.698787571243" calcext:value-type="float">
            <text:p>121.698787571243</text:p>
          </table:table-cell>
          <table:table-cell office:value-type="float" office:value="25" calcext:value-type="float">
            <text:p>25</text:p>
          </table:table-cell>
          <table:table-cell office:value-type="float" office:value="-80.5336129917121" calcext:value-type="float">
            <text:p>-80.5336129917121</text:p>
          </table:table-cell>
          <table:table-cell office:value-type="float" office:value="-42.6540620846797" calcext:value-type="float">
            <text:p>-42.6540620846797</text:p>
          </table:table-cell>
          <table:table-cell office:value-type="float" office:value="-38.2234827175611" calcext:value-type="float">
            <text:p>-38.2234827175611</text:p>
          </table:table-cell>
          <table:table-cell office:value-type="float" office:value="-17.9549077862323" calcext:value-type="float">
            <text:p>-17.9549077862323</text:p>
          </table:table-cell>
          <table:table-cell office:value-type="float" office:value="-13.6547136648889" calcext:value-type="float">
            <text:p>-13.6547136648889</text:p>
          </table:table-cell>
          <table:table-cell office:value-type="float" office:value="-38.6041558490148" calcext:value-type="float">
            <text:p>-38.6041558490148</text:p>
          </table:table-cell>
          <table:table-cell office:value-type="float" office:value="23.7633841852938" calcext:value-type="float">
            <text:p>23.7633841852938</text:p>
          </table:table-cell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28069024085999" calcext:value-type="float">
            <text:p>3.28069024085999</text:p>
          </table:table-cell>
          <table:table-cell office:value-type="float" office:value="0.0645858232315174" calcext:value-type="float">
            <text:p>0.064585823231518</text:p>
          </table:table-cell>
          <table:table-cell office:value-type="float" office:value="0.0758191585540771" calcext:value-type="float">
            <text:p>0.075819158554077</text:p>
          </table:table-cell>
          <table:table-cell office:value-type="float" office:value="0.00243218057456817" calcext:value-type="float">
            <text:p>0.00243218057456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{'min_samples_leaf': 7, 'min_samples_split': 3, 'n_estimators': 500}</text:p>
          </table:table-cell>
          <table:table-cell office:value-type="float" office:value="-437.914986795559" calcext:value-type="float">
            <text:p>-437.914986795559</text:p>
          </table:table-cell>
          <table:table-cell office:value-type="float" office:value="-293.611078434305" calcext:value-type="float">
            <text:p>-293.611078434305</text:p>
          </table:table-cell>
          <table:table-cell office:value-type="float" office:value="-179.953714298304" calcext:value-type="float">
            <text:p>-179.953714298304</text:p>
          </table:table-cell>
          <table:table-cell office:value-type="float" office:value="-135.200135022189" calcext:value-type="float">
            <text:p>-135.200135022189</text:p>
          </table:table-cell>
          <table:table-cell office:value-type="float" office:value="-106.35470040065" calcext:value-type="float">
            <text:p>-106.35470040065</text:p>
          </table:table-cell>
          <table:table-cell office:value-type="float" office:value="-230.606922990201" calcext:value-type="float">
            <text:p>-230.606922990201</text:p>
          </table:table-cell>
          <table:table-cell office:value-type="float" office:value="121.698787571243" calcext:value-type="float">
            <text:p>121.698787571243</text:p>
          </table:table-cell>
          <table:table-cell office:value-type="float" office:value="25" calcext:value-type="float">
            <text:p>25</text:p>
          </table:table-cell>
          <table:table-cell office:value-type="float" office:value="-80.5336129917121" calcext:value-type="float">
            <text:p>-80.5336129917121</text:p>
          </table:table-cell>
          <table:table-cell office:value-type="float" office:value="-42.6540620846797" calcext:value-type="float">
            <text:p>-42.6540620846797</text:p>
          </table:table-cell>
          <table:table-cell office:value-type="float" office:value="-38.2234827175611" calcext:value-type="float">
            <text:p>-38.2234827175611</text:p>
          </table:table-cell>
          <table:table-cell office:value-type="float" office:value="-17.9549077862323" calcext:value-type="float">
            <text:p>-17.9549077862323</text:p>
          </table:table-cell>
          <table:table-cell office:value-type="float" office:value="-13.6547136648889" calcext:value-type="float">
            <text:p>-13.6547136648889</text:p>
          </table:table-cell>
          <table:table-cell office:value-type="float" office:value="-38.6041558490148" calcext:value-type="float">
            <text:p>-38.6041558490148</text:p>
          </table:table-cell>
          <table:table-cell office:value-type="float" office:value="23.7633841852938" calcext:value-type="float">
            <text:p>23.7633841852938</text:p>
          </table:table-cell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35990624427795" calcext:value-type="float">
            <text:p>3.35990624427795</text:p>
          </table:table-cell>
          <table:table-cell office:value-type="float" office:value="0.112586356090732" calcext:value-type="float">
            <text:p>0.112586356090732</text:p>
          </table:table-cell>
          <table:table-cell office:value-type="float" office:value="0.088027286529541" calcext:value-type="float">
            <text:p>0.088027286529541</text:p>
          </table:table-cell>
          <table:table-cell office:value-type="float" office:value="0.00912297860246619" calcext:value-type="float">
            <text:p>0.00912297860246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{'min_samples_leaf': 7, 'min_samples_split': 4, 'n_estimators': 500}</text:p>
          </table:table-cell>
          <table:table-cell office:value-type="float" office:value="-437.914986795559" calcext:value-type="float">
            <text:p>-437.914986795559</text:p>
          </table:table-cell>
          <table:table-cell office:value-type="float" office:value="-293.611078434305" calcext:value-type="float">
            <text:p>-293.611078434305</text:p>
          </table:table-cell>
          <table:table-cell office:value-type="float" office:value="-179.953714298304" calcext:value-type="float">
            <text:p>-179.953714298304</text:p>
          </table:table-cell>
          <table:table-cell office:value-type="float" office:value="-135.200135022189" calcext:value-type="float">
            <text:p>-135.200135022189</text:p>
          </table:table-cell>
          <table:table-cell office:value-type="float" office:value="-106.35470040065" calcext:value-type="float">
            <text:p>-106.35470040065</text:p>
          </table:table-cell>
          <table:table-cell office:value-type="float" office:value="-230.606922990201" calcext:value-type="float">
            <text:p>-230.606922990201</text:p>
          </table:table-cell>
          <table:table-cell office:value-type="float" office:value="121.698787571243" calcext:value-type="float">
            <text:p>121.698787571243</text:p>
          </table:table-cell>
          <table:table-cell office:value-type="float" office:value="25" calcext:value-type="float">
            <text:p>25</text:p>
          </table:table-cell>
          <table:table-cell office:value-type="float" office:value="-80.5336129917121" calcext:value-type="float">
            <text:p>-80.5336129917121</text:p>
          </table:table-cell>
          <table:table-cell office:value-type="float" office:value="-42.6540620846797" calcext:value-type="float">
            <text:p>-42.6540620846797</text:p>
          </table:table-cell>
          <table:table-cell office:value-type="float" office:value="-38.2234827175611" calcext:value-type="float">
            <text:p>-38.2234827175611</text:p>
          </table:table-cell>
          <table:table-cell office:value-type="float" office:value="-17.9549077862323" calcext:value-type="float">
            <text:p>-17.9549077862323</text:p>
          </table:table-cell>
          <table:table-cell office:value-type="float" office:value="-13.6547136648889" calcext:value-type="float">
            <text:p>-13.6547136648889</text:p>
          </table:table-cell>
          <table:table-cell office:value-type="float" office:value="-38.6041558490148" calcext:value-type="float">
            <text:p>-38.6041558490148</text:p>
          </table:table-cell>
          <table:table-cell office:value-type="float" office:value="23.7633841852938" calcext:value-type="float">
            <text:p>23.7633841852938</text:p>
          </table:table-cell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91367616653442" calcext:value-type="float">
            <text:p>3.91367616653442</text:p>
          </table:table-cell>
          <table:table-cell office:value-type="float" office:value="0.215825254528551" calcext:value-type="float">
            <text:p>0.215825254528551</text:p>
          </table:table-cell>
          <table:table-cell office:value-type="float" office:value="0.100854349136353" calcext:value-type="float">
            <text:p>0.100854349136353</text:p>
          </table:table-cell>
          <table:table-cell office:value-type="float" office:value="0.0171631119938457" calcext:value-type="float">
            <text:p>0.0171631119938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{'min_samples_leaf': 5, 'min_samples_split': 2, 'n_estimators': 500}</text:p>
          </table:table-cell>
          <table:table-cell office:value-type="float" office:value="-438.618396157876" calcext:value-type="float">
            <text:p>-438.618396157876</text:p>
          </table:table-cell>
          <table:table-cell office:value-type="float" office:value="-292.955576137004" calcext:value-type="float">
            <text:p>-292.955576137004</text:p>
          </table:table-cell>
          <table:table-cell office:value-type="float" office:value="-180.789987331537" calcext:value-type="float">
            <text:p>-180.789987331537</text:p>
          </table:table-cell>
          <table:table-cell office:value-type="float" office:value="-134.859930854328" calcext:value-type="float">
            <text:p>-134.859930854328</text:p>
          </table:table-cell>
          <table:table-cell office:value-type="float" office:value="-106.421835683493" calcext:value-type="float">
            <text:p>-106.421835683493</text:p>
          </table:table-cell>
          <table:table-cell office:value-type="float" office:value="-230.729145232847" calcext:value-type="float">
            <text:p>-230.729145232847</text:p>
          </table:table-cell>
          <table:table-cell office:value-type="float" office:value="121.841866628909" calcext:value-type="float">
            <text:p>121.841866628909</text:p>
          </table:table-cell>
          <table:table-cell office:value-type="float" office:value="28" calcext:value-type="float">
            <text:p>28</text:p>
          </table:table-cell>
          <table:table-cell office:value-type="float" office:value="-80.8213828682967" calcext:value-type="float">
            <text:p>-80.8213828682967</text:p>
          </table:table-cell>
          <table:table-cell office:value-type="float" office:value="-42.7566913739828" calcext:value-type="float">
            <text:p>-42.7566913739828</text:p>
          </table:table-cell>
          <table:table-cell office:value-type="float" office:value="-38.751746178819" calcext:value-type="float">
            <text:p>-38.751746178819</text:p>
          </table:table-cell>
          <table:table-cell office:value-type="float" office:value="-17.8853799054121" calcext:value-type="float">
            <text:p>-17.8853799054121</text:p>
          </table:table-cell>
          <table:table-cell office:value-type="float" office:value="-13.6084782409154" calcext:value-type="float">
            <text:p>-13.6084782409154</text:p>
          </table:table-cell>
          <table:table-cell office:value-type="float" office:value="-38.7647357134852" calcext:value-type="float">
            <text:p>-38.7647357134852</text:p>
          </table:table-cell>
          <table:table-cell office:value-type="float" office:value="23.8892538084137" calcext:value-type="float">
            <text:p>23.8892538084137</text:p>
          </table:table-cell>
          <table:table-cell office:value-type="float" office:value="31" calcext:value-type="float">
            <text:p>31</text:p>
          </table:table-cell>
          <table:table-cell table:number-columns-repeated="99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37170114517212" calcext:value-type="float">
            <text:p>4.37170114517212</text:p>
          </table:table-cell>
          <table:table-cell office:value-type="float" office:value="0.270140835251549" calcext:value-type="float">
            <text:p>0.270140835251549</text:p>
          </table:table-cell>
          <table:table-cell office:value-type="float" office:value="0.119311189651489" calcext:value-type="float">
            <text:p>0.119311189651489</text:p>
          </table:table-cell>
          <table:table-cell office:value-type="float" office:value="0.0286277265016975" calcext:value-type="float">
            <text:p>0.02862772650169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{'min_samples_leaf': 5, 'min_samples_split': 3, 'n_estimators': 500}</text:p>
          </table:table-cell>
          <table:table-cell office:value-type="float" office:value="-438.618396157876" calcext:value-type="float">
            <text:p>-438.618396157876</text:p>
          </table:table-cell>
          <table:table-cell office:value-type="float" office:value="-292.955576137004" calcext:value-type="float">
            <text:p>-292.955576137004</text:p>
          </table:table-cell>
          <table:table-cell office:value-type="float" office:value="-180.789987331537" calcext:value-type="float">
            <text:p>-180.789987331537</text:p>
          </table:table-cell>
          <table:table-cell office:value-type="float" office:value="-134.859930854328" calcext:value-type="float">
            <text:p>-134.859930854328</text:p>
          </table:table-cell>
          <table:table-cell office:value-type="float" office:value="-106.421835683493" calcext:value-type="float">
            <text:p>-106.421835683493</text:p>
          </table:table-cell>
          <table:table-cell office:value-type="float" office:value="-230.729145232847" calcext:value-type="float">
            <text:p>-230.729145232847</text:p>
          </table:table-cell>
          <table:table-cell office:value-type="float" office:value="121.841866628909" calcext:value-type="float">
            <text:p>121.841866628909</text:p>
          </table:table-cell>
          <table:table-cell office:value-type="float" office:value="28" calcext:value-type="float">
            <text:p>28</text:p>
          </table:table-cell>
          <table:table-cell office:value-type="float" office:value="-80.8213828682967" calcext:value-type="float">
            <text:p>-80.8213828682967</text:p>
          </table:table-cell>
          <table:table-cell office:value-type="float" office:value="-42.7566913739828" calcext:value-type="float">
            <text:p>-42.7566913739828</text:p>
          </table:table-cell>
          <table:table-cell office:value-type="float" office:value="-38.751746178819" calcext:value-type="float">
            <text:p>-38.751746178819</text:p>
          </table:table-cell>
          <table:table-cell office:value-type="float" office:value="-17.8853799054121" calcext:value-type="float">
            <text:p>-17.8853799054121</text:p>
          </table:table-cell>
          <table:table-cell office:value-type="float" office:value="-13.6084782409154" calcext:value-type="float">
            <text:p>-13.6084782409154</text:p>
          </table:table-cell>
          <table:table-cell office:value-type="float" office:value="-38.7647357134852" calcext:value-type="float">
            <text:p>-38.7647357134852</text:p>
          </table:table-cell>
          <table:table-cell office:value-type="float" office:value="23.8892538084137" calcext:value-type="float">
            <text:p>23.8892538084137</text:p>
          </table:table-cell>
          <table:table-cell office:value-type="float" office:value="31" calcext:value-type="float">
            <text:p>31</text:p>
          </table:table-cell>
          <table:table-cell table:number-columns-repeated="99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8722957611084" calcext:value-type="float">
            <text:p>3.8722957611084</text:p>
          </table:table-cell>
          <table:table-cell office:value-type="float" office:value="0.145747736399615" calcext:value-type="float">
            <text:p>0.145747736399615</text:p>
          </table:table-cell>
          <table:table-cell office:value-type="float" office:value="0.0917301654815674" calcext:value-type="float">
            <text:p>0.091730165481568</text:p>
          </table:table-cell>
          <table:table-cell office:value-type="float" office:value="0.0156003941071897" calcext:value-type="float">
            <text:p>0.015600394107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{'min_samples_leaf': 5, 'min_samples_split': 4, 'n_estimators': 500}</text:p>
          </table:table-cell>
          <table:table-cell office:value-type="float" office:value="-438.618396157876" calcext:value-type="float">
            <text:p>-438.618396157876</text:p>
          </table:table-cell>
          <table:table-cell office:value-type="float" office:value="-292.955576137004" calcext:value-type="float">
            <text:p>-292.955576137004</text:p>
          </table:table-cell>
          <table:table-cell office:value-type="float" office:value="-180.789987331537" calcext:value-type="float">
            <text:p>-180.789987331537</text:p>
          </table:table-cell>
          <table:table-cell office:value-type="float" office:value="-134.859930854328" calcext:value-type="float">
            <text:p>-134.859930854328</text:p>
          </table:table-cell>
          <table:table-cell office:value-type="float" office:value="-106.421835683493" calcext:value-type="float">
            <text:p>-106.421835683493</text:p>
          </table:table-cell>
          <table:table-cell office:value-type="float" office:value="-230.729145232847" calcext:value-type="float">
            <text:p>-230.729145232847</text:p>
          </table:table-cell>
          <table:table-cell office:value-type="float" office:value="121.841866628909" calcext:value-type="float">
            <text:p>121.841866628909</text:p>
          </table:table-cell>
          <table:table-cell office:value-type="float" office:value="28" calcext:value-type="float">
            <text:p>28</text:p>
          </table:table-cell>
          <table:table-cell office:value-type="float" office:value="-80.8213828682967" calcext:value-type="float">
            <text:p>-80.8213828682967</text:p>
          </table:table-cell>
          <table:table-cell office:value-type="float" office:value="-42.7566913739828" calcext:value-type="float">
            <text:p>-42.7566913739828</text:p>
          </table:table-cell>
          <table:table-cell office:value-type="float" office:value="-38.751746178819" calcext:value-type="float">
            <text:p>-38.751746178819</text:p>
          </table:table-cell>
          <table:table-cell office:value-type="float" office:value="-17.8853799054121" calcext:value-type="float">
            <text:p>-17.8853799054121</text:p>
          </table:table-cell>
          <table:table-cell office:value-type="float" office:value="-13.6084782409154" calcext:value-type="float">
            <text:p>-13.6084782409154</text:p>
          </table:table-cell>
          <table:table-cell office:value-type="float" office:value="-38.7647357134852" calcext:value-type="float">
            <text:p>-38.7647357134852</text:p>
          </table:table-cell>
          <table:table-cell office:value-type="float" office:value="23.8892538084137" calcext:value-type="float">
            <text:p>23.8892538084137</text:p>
          </table:table-cell>
          <table:table-cell office:value-type="float" office:value="31" calcext:value-type="float">
            <text:p>31</text:p>
          </table:table-cell>
          <table:table-cell table:number-columns-repeated="99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03089671134949" calcext:value-type="float">
            <text:p>3.03089671134949</text:p>
          </table:table-cell>
          <table:table-cell office:value-type="float" office:value="0.10170346907748" calcext:value-type="float">
            <text:p>0.10170346907748</text:p>
          </table:table-cell>
          <table:table-cell office:value-type="float" office:value="0.0799853801727295" calcext:value-type="float">
            <text:p>0.07998538017273</text:p>
          </table:table-cell>
          <table:table-cell office:value-type="float" office:value="0.0130129721145258" calcext:value-type="float">
            <text:p>0.0130129721145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{'min_samples_leaf': 6, 'min_samples_split': 2, 'n_estimators': 400}</text:p>
          </table:table-cell>
          <table:table-cell office:value-type="float" office:value="-438.924452548376" calcext:value-type="float">
            <text:p>-438.924452548376</text:p>
          </table:table-cell>
          <table:table-cell office:value-type="float" office:value="-293.059178346683" calcext:value-type="float">
            <text:p>-293.059178346683</text:p>
          </table:table-cell>
          <table:table-cell office:value-type="float" office:value="-182.172017459106" calcext:value-type="float">
            <text:p>-182.172017459106</text:p>
          </table:table-cell>
          <table:table-cell office:value-type="float" office:value="-134.400039617933" calcext:value-type="float">
            <text:p>-134.400039617933</text:p>
          </table:table-cell>
          <table:table-cell office:value-type="float" office:value="-105.919372142021" calcext:value-type="float">
            <text:p>-105.919372142021</text:p>
          </table:table-cell>
          <table:table-cell office:value-type="float" office:value="-230.895012022824" calcext:value-type="float">
            <text:p>-230.895012022824</text:p>
          </table:table-cell>
          <table:table-cell office:value-type="float" office:value="122.020286970985" calcext:value-type="float">
            <text:p>122.020286970985</text:p>
          </table:table-cell>
          <table:table-cell office:value-type="float" office:value="31" calcext:value-type="float">
            <text:p>31</text:p>
          </table:table-cell>
          <table:table-cell office:value-type="float" office:value="-80.7410690190988" calcext:value-type="float">
            <text:p>-80.7410690190988</text:p>
          </table:table-cell>
          <table:table-cell office:value-type="float" office:value="-42.7905900866698" calcext:value-type="float">
            <text:p>-42.7905900866698</text:p>
          </table:table-cell>
          <table:table-cell office:value-type="float" office:value="-38.3326227795061" calcext:value-type="float">
            <text:p>-38.3326227795061</text:p>
          </table:table-cell>
          <table:table-cell office:value-type="float" office:value="-17.8955514961217" calcext:value-type="float">
            <text:p>-17.8955514961217</text:p>
          </table:table-cell>
          <table:table-cell office:value-type="float" office:value="-13.7131640576536" calcext:value-type="float">
            <text:p>-13.7131640576536</text:p>
          </table:table-cell>
          <table:table-cell office:value-type="float" office:value="-38.69459948781" calcext:value-type="float">
            <text:p>-38.69459948781</text:p>
          </table:table-cell>
          <table:table-cell office:value-type="float" office:value="23.8389860509231" calcext:value-type="float">
            <text:p>23.8389860509231</text:p>
          </table:table-cell>
          <table:table-cell office:value-type="float" office:value="19" calcext:value-type="float">
            <text:p>19</text:p>
          </table:table-cell>
          <table:table-cell table:number-columns-repeated="99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.92790327072144" calcext:value-type="float">
            <text:p>2.92790327072144</text:p>
          </table:table-cell>
          <table:table-cell office:value-type="float" office:value="0.0984948661941698" calcext:value-type="float">
            <text:p>0.09849486619417</text:p>
          </table:table-cell>
          <table:table-cell office:value-type="float" office:value="0.0622402191162109" calcext:value-type="float">
            <text:p>0.062240219116211</text:p>
          </table:table-cell>
          <table:table-cell office:value-type="float" office:value="0.00177537191688903" calcext:value-type="float">
            <text:p>0.0017753719168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{'min_samples_leaf': 6, 'min_samples_split': 3, 'n_estimators': 400}</text:p>
          </table:table-cell>
          <table:table-cell office:value-type="float" office:value="-438.924452548376" calcext:value-type="float">
            <text:p>-438.924452548376</text:p>
          </table:table-cell>
          <table:table-cell office:value-type="float" office:value="-293.059178346683" calcext:value-type="float">
            <text:p>-293.059178346683</text:p>
          </table:table-cell>
          <table:table-cell office:value-type="float" office:value="-182.172017459106" calcext:value-type="float">
            <text:p>-182.172017459106</text:p>
          </table:table-cell>
          <table:table-cell office:value-type="float" office:value="-134.400039617933" calcext:value-type="float">
            <text:p>-134.400039617933</text:p>
          </table:table-cell>
          <table:table-cell office:value-type="float" office:value="-105.919372142021" calcext:value-type="float">
            <text:p>-105.919372142021</text:p>
          </table:table-cell>
          <table:table-cell office:value-type="float" office:value="-230.895012022824" calcext:value-type="float">
            <text:p>-230.895012022824</text:p>
          </table:table-cell>
          <table:table-cell office:value-type="float" office:value="122.020286970985" calcext:value-type="float">
            <text:p>122.020286970985</text:p>
          </table:table-cell>
          <table:table-cell office:value-type="float" office:value="31" calcext:value-type="float">
            <text:p>31</text:p>
          </table:table-cell>
          <table:table-cell office:value-type="float" office:value="-80.7410690190988" calcext:value-type="float">
            <text:p>-80.7410690190988</text:p>
          </table:table-cell>
          <table:table-cell office:value-type="float" office:value="-42.7905900866698" calcext:value-type="float">
            <text:p>-42.7905900866698</text:p>
          </table:table-cell>
          <table:table-cell office:value-type="float" office:value="-38.3326227795061" calcext:value-type="float">
            <text:p>-38.3326227795061</text:p>
          </table:table-cell>
          <table:table-cell office:value-type="float" office:value="-17.8955514961217" calcext:value-type="float">
            <text:p>-17.8955514961217</text:p>
          </table:table-cell>
          <table:table-cell office:value-type="float" office:value="-13.7131640576536" calcext:value-type="float">
            <text:p>-13.7131640576536</text:p>
          </table:table-cell>
          <table:table-cell office:value-type="float" office:value="-38.69459948781" calcext:value-type="float">
            <text:p>-38.69459948781</text:p>
          </table:table-cell>
          <table:table-cell office:value-type="float" office:value="23.8389860509231" calcext:value-type="float">
            <text:p>23.8389860509231</text:p>
          </table:table-cell>
          <table:table-cell office:value-type="float" office:value="19" calcext:value-type="float">
            <text:p>19</text:p>
          </table:table-cell>
          <table:table-cell table:number-columns-repeated="99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69364666938782" calcext:value-type="float">
            <text:p>2.69364666938782</text:p>
          </table:table-cell>
          <table:table-cell office:value-type="float" office:value="0.0596155325295287" calcext:value-type="float">
            <text:p>0.059615532529529</text:p>
          </table:table-cell>
          <table:table-cell office:value-type="float" office:value="0.0629374504089356" calcext:value-type="float">
            <text:p>0.062937450408936</text:p>
          </table:table-cell>
          <table:table-cell office:value-type="float" office:value="0.00263293751126356" calcext:value-type="float">
            <text:p>0.00263293751126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{'min_samples_leaf': 6, 'min_samples_split': 4, 'n_estimators': 400}</text:p>
          </table:table-cell>
          <table:table-cell office:value-type="float" office:value="-438.924452548376" calcext:value-type="float">
            <text:p>-438.924452548376</text:p>
          </table:table-cell>
          <table:table-cell office:value-type="float" office:value="-293.059178346683" calcext:value-type="float">
            <text:p>-293.059178346683</text:p>
          </table:table-cell>
          <table:table-cell office:value-type="float" office:value="-182.172017459106" calcext:value-type="float">
            <text:p>-182.172017459106</text:p>
          </table:table-cell>
          <table:table-cell office:value-type="float" office:value="-134.400039617933" calcext:value-type="float">
            <text:p>-134.400039617933</text:p>
          </table:table-cell>
          <table:table-cell office:value-type="float" office:value="-105.919372142021" calcext:value-type="float">
            <text:p>-105.919372142021</text:p>
          </table:table-cell>
          <table:table-cell office:value-type="float" office:value="-230.895012022824" calcext:value-type="float">
            <text:p>-230.895012022824</text:p>
          </table:table-cell>
          <table:table-cell office:value-type="float" office:value="122.020286970985" calcext:value-type="float">
            <text:p>122.020286970985</text:p>
          </table:table-cell>
          <table:table-cell office:value-type="float" office:value="31" calcext:value-type="float">
            <text:p>31</text:p>
          </table:table-cell>
          <table:table-cell office:value-type="float" office:value="-80.7410690190988" calcext:value-type="float">
            <text:p>-80.7410690190988</text:p>
          </table:table-cell>
          <table:table-cell office:value-type="float" office:value="-42.7905900866698" calcext:value-type="float">
            <text:p>-42.7905900866698</text:p>
          </table:table-cell>
          <table:table-cell office:value-type="float" office:value="-38.3326227795061" calcext:value-type="float">
            <text:p>-38.3326227795061</text:p>
          </table:table-cell>
          <table:table-cell office:value-type="float" office:value="-17.8955514961217" calcext:value-type="float">
            <text:p>-17.8955514961217</text:p>
          </table:table-cell>
          <table:table-cell office:value-type="float" office:value="-13.7131640576536" calcext:value-type="float">
            <text:p>-13.7131640576536</text:p>
          </table:table-cell>
          <table:table-cell office:value-type="float" office:value="-38.69459948781" calcext:value-type="float">
            <text:p>-38.69459948781</text:p>
          </table:table-cell>
          <table:table-cell office:value-type="float" office:value="23.8389860509231" calcext:value-type="float">
            <text:p>23.8389860509231</text:p>
          </table:table-cell>
          <table:table-cell office:value-type="float" office:value="19" calcext:value-type="float">
            <text:p>19</text:p>
          </table:table-cell>
          <table:table-cell table:number-columns-repeated="99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5197069644928" calcext:value-type="float">
            <text:p>1.5197069644928</text:p>
          </table:table-cell>
          <table:table-cell office:value-type="float" office:value="0.111324999384665" calcext:value-type="float">
            <text:p>0.111324999384665</text:p>
          </table:table-cell>
          <table:table-cell office:value-type="float" office:value="0.0349873065948486" calcext:value-type="float">
            <text:p>0.034987306594849</text:p>
          </table:table-cell>
          <table:table-cell office:value-type="float" office:value="0.00339374323220258" calcext:value-type="float">
            <text:p>0.0033937432322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{'min_samples_leaf': 4, 'min_samples_split': 2, 'n_estimators': 200}</text:p>
          </table:table-cell>
          <table:table-cell office:value-type="float" office:value="-437.235099428349" calcext:value-type="float">
            <text:p>-437.235099428349</text:p>
          </table:table-cell>
          <table:table-cell office:value-type="float" office:value="-291.576542013542" calcext:value-type="float">
            <text:p>-291.576542013542</text:p>
          </table:table-cell>
          <table:table-cell office:value-type="float" office:value="-183.246443507881" calcext:value-type="float">
            <text:p>-183.246443507881</text:p>
          </table:table-cell>
          <table:table-cell office:value-type="float" office:value="-136.201558892496" calcext:value-type="float">
            <text:p>-136.201558892496</text:p>
          </table:table-cell>
          <table:table-cell office:value-type="float" office:value="-106.258997349872" calcext:value-type="float">
            <text:p>-106.258997349872</text:p>
          </table:table-cell>
          <table:table-cell office:value-type="float" office:value="-230.903728238428" calcext:value-type="float">
            <text:p>-230.903728238428</text:p>
          </table:table-cell>
          <table:table-cell office:value-type="float" office:value="120.855162631554" calcext:value-type="float">
            <text:p>120.855162631554</text:p>
          </table:table-cell>
          <table:table-cell office:value-type="float" office:value="34" calcext:value-type="float">
            <text:p>34</text:p>
          </table:table-cell>
          <table:table-cell office:value-type="float" office:value="-80.8831612595467" calcext:value-type="float">
            <text:p>-80.8831612595467</text:p>
          </table:table-cell>
          <table:table-cell office:value-type="float" office:value="-43.0453319227711" calcext:value-type="float">
            <text:p>-43.0453319227711</text:p>
          </table:table-cell>
          <table:table-cell office:value-type="float" office:value="-39.5290234317213" calcext:value-type="float">
            <text:p>-39.5290234317213</text:p>
          </table:table-cell>
          <table:table-cell office:value-type="float" office:value="-17.7341190344333" calcext:value-type="float">
            <text:p>-17.7341190344333</text:p>
          </table:table-cell>
          <table:table-cell office:value-type="float" office:value="-13.7553797439567" calcext:value-type="float">
            <text:p>-13.7553797439567</text:p>
          </table:table-cell>
          <table:table-cell office:value-type="float" office:value="-38.9894030784858" calcext:value-type="float">
            <text:p>-38.9894030784858</text:p>
          </table:table-cell>
          <table:table-cell office:value-type="float" office:value="23.9180758293373" calcext:value-type="float">
            <text:p>23.9180758293373</text:p>
          </table:table-cell>
          <table:table-cell office:value-type="float" office:value="76" calcext:value-type="float">
            <text:p>76</text:p>
          </table:table-cell>
          <table:table-cell table:number-columns-repeated="99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50238771438599" calcext:value-type="float">
            <text:p>1.50238771438599</text:p>
          </table:table-cell>
          <table:table-cell office:value-type="float" office:value="0.10768402357716" calcext:value-type="float">
            <text:p>0.10768402357716</text:p>
          </table:table-cell>
          <table:table-cell office:value-type="float" office:value="0.0331600666046143" calcext:value-type="float">
            <text:p>0.033160066604614</text:p>
          </table:table-cell>
          <table:table-cell office:value-type="float" office:value="0.0021646428521954" calcext:value-type="float">
            <text:p>0.00216464285219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{'min_samples_leaf': 4, 'min_samples_split': 3, 'n_estimators': 200}</text:p>
          </table:table-cell>
          <table:table-cell office:value-type="float" office:value="-437.235099428349" calcext:value-type="float">
            <text:p>-437.235099428349</text:p>
          </table:table-cell>
          <table:table-cell office:value-type="float" office:value="-291.576542013542" calcext:value-type="float">
            <text:p>-291.576542013542</text:p>
          </table:table-cell>
          <table:table-cell office:value-type="float" office:value="-183.246443507881" calcext:value-type="float">
            <text:p>-183.246443507881</text:p>
          </table:table-cell>
          <table:table-cell office:value-type="float" office:value="-136.201558892496" calcext:value-type="float">
            <text:p>-136.201558892496</text:p>
          </table:table-cell>
          <table:table-cell office:value-type="float" office:value="-106.258997349872" calcext:value-type="float">
            <text:p>-106.258997349872</text:p>
          </table:table-cell>
          <table:table-cell office:value-type="float" office:value="-230.903728238428" calcext:value-type="float">
            <text:p>-230.903728238428</text:p>
          </table:table-cell>
          <table:table-cell office:value-type="float" office:value="120.855162631554" calcext:value-type="float">
            <text:p>120.855162631554</text:p>
          </table:table-cell>
          <table:table-cell office:value-type="float" office:value="34" calcext:value-type="float">
            <text:p>34</text:p>
          </table:table-cell>
          <table:table-cell office:value-type="float" office:value="-80.8831612595467" calcext:value-type="float">
            <text:p>-80.8831612595467</text:p>
          </table:table-cell>
          <table:table-cell office:value-type="float" office:value="-43.0453319227711" calcext:value-type="float">
            <text:p>-43.0453319227711</text:p>
          </table:table-cell>
          <table:table-cell office:value-type="float" office:value="-39.5290234317213" calcext:value-type="float">
            <text:p>-39.5290234317213</text:p>
          </table:table-cell>
          <table:table-cell office:value-type="float" office:value="-17.7341190344333" calcext:value-type="float">
            <text:p>-17.7341190344333</text:p>
          </table:table-cell>
          <table:table-cell office:value-type="float" office:value="-13.7553797439567" calcext:value-type="float">
            <text:p>-13.7553797439567</text:p>
          </table:table-cell>
          <table:table-cell office:value-type="float" office:value="-38.9894030784858" calcext:value-type="float">
            <text:p>-38.9894030784858</text:p>
          </table:table-cell>
          <table:table-cell office:value-type="float" office:value="23.9180758293373" calcext:value-type="float">
            <text:p>23.9180758293373</text:p>
          </table:table-cell>
          <table:table-cell office:value-type="float" office:value="76" calcext:value-type="float">
            <text:p>76</text:p>
          </table:table-cell>
          <table:table-cell table:number-columns-repeated="99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71298656463623" calcext:value-type="float">
            <text:p>1.71298656463623</text:p>
          </table:table-cell>
          <table:table-cell office:value-type="float" office:value="0.137452846771905" calcext:value-type="float">
            <text:p>0.137452846771905</text:p>
          </table:table-cell>
          <table:table-cell office:value-type="float" office:value="0.0359641075134277" calcext:value-type="float">
            <text:p>0.035964107513428</text:p>
          </table:table-cell>
          <table:table-cell office:value-type="float" office:value="0.00232493884733492" calcext:value-type="float">
            <text:p>0.0023249388473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{'min_samples_leaf': 4, 'min_samples_split': 4, 'n_estimators': 200}</text:p>
          </table:table-cell>
          <table:table-cell office:value-type="float" office:value="-437.235099428349" calcext:value-type="float">
            <text:p>-437.235099428349</text:p>
          </table:table-cell>
          <table:table-cell office:value-type="float" office:value="-291.576542013542" calcext:value-type="float">
            <text:p>-291.576542013542</text:p>
          </table:table-cell>
          <table:table-cell office:value-type="float" office:value="-183.246443507881" calcext:value-type="float">
            <text:p>-183.246443507881</text:p>
          </table:table-cell>
          <table:table-cell office:value-type="float" office:value="-136.201558892496" calcext:value-type="float">
            <text:p>-136.201558892496</text:p>
          </table:table-cell>
          <table:table-cell office:value-type="float" office:value="-106.258997349872" calcext:value-type="float">
            <text:p>-106.258997349872</text:p>
          </table:table-cell>
          <table:table-cell office:value-type="float" office:value="-230.903728238428" calcext:value-type="float">
            <text:p>-230.903728238428</text:p>
          </table:table-cell>
          <table:table-cell office:value-type="float" office:value="120.855162631554" calcext:value-type="float">
            <text:p>120.855162631554</text:p>
          </table:table-cell>
          <table:table-cell office:value-type="float" office:value="34" calcext:value-type="float">
            <text:p>34</text:p>
          </table:table-cell>
          <table:table-cell office:value-type="float" office:value="-80.8831612595467" calcext:value-type="float">
            <text:p>-80.8831612595467</text:p>
          </table:table-cell>
          <table:table-cell office:value-type="float" office:value="-43.0453319227711" calcext:value-type="float">
            <text:p>-43.0453319227711</text:p>
          </table:table-cell>
          <table:table-cell office:value-type="float" office:value="-39.5290234317213" calcext:value-type="float">
            <text:p>-39.5290234317213</text:p>
          </table:table-cell>
          <table:table-cell office:value-type="float" office:value="-17.7341190344333" calcext:value-type="float">
            <text:p>-17.7341190344333</text:p>
          </table:table-cell>
          <table:table-cell office:value-type="float" office:value="-13.7553797439567" calcext:value-type="float">
            <text:p>-13.7553797439567</text:p>
          </table:table-cell>
          <table:table-cell office:value-type="float" office:value="-38.9894030784858" calcext:value-type="float">
            <text:p>-38.9894030784858</text:p>
          </table:table-cell>
          <table:table-cell office:value-type="float" office:value="23.9180758293373" calcext:value-type="float">
            <text:p>23.9180758293373</text:p>
          </table:table-cell>
          <table:table-cell office:value-type="float" office:value="76" calcext:value-type="float">
            <text:p>76</text:p>
          </table:table-cell>
          <table:table-cell table:number-columns-repeated="99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.90768885612488" calcext:value-type="float">
            <text:p>2.90768885612488</text:p>
          </table:table-cell>
          <table:table-cell office:value-type="float" office:value="0.103608267971988" calcext:value-type="float">
            <text:p>0.103608267971988</text:p>
          </table:table-cell>
          <table:table-cell office:value-type="float" office:value="0.0631820201873779" calcext:value-type="float">
            <text:p>0.063182020187378</text:p>
          </table:table-cell>
          <table:table-cell office:value-type="float" office:value="0.00374039517102453" calcext:value-type="float">
            <text:p>0.0037403951710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{'min_samples_leaf': 5, 'min_samples_split': 2, 'n_estimators': 400}</text:p>
          </table:table-cell>
          <table:table-cell office:value-type="float" office:value="-438.842878752708" calcext:value-type="float">
            <text:p>-438.842878752708</text:p>
          </table:table-cell>
          <table:table-cell office:value-type="float" office:value="-292.542494873268" calcext:value-type="float">
            <text:p>-292.542494873268</text:p>
          </table:table-cell>
          <table:table-cell office:value-type="float" office:value="-181.463984900162" calcext:value-type="float">
            <text:p>-181.463984900162</text:p>
          </table:table-cell>
          <table:table-cell office:value-type="float" office:value="-135.509058751276" calcext:value-type="float">
            <text:p>-135.509058751276</text:p>
          </table:table-cell>
          <table:table-cell office:value-type="float" office:value="-106.293590009653" calcext:value-type="float">
            <text:p>-106.293590009653</text:p>
          </table:table-cell>
          <table:table-cell office:value-type="float" office:value="-230.930401457413" calcext:value-type="float">
            <text:p>-230.930401457413</text:p>
          </table:table-cell>
          <table:table-cell office:value-type="float" office:value="121.745753148825" calcext:value-type="float">
            <text:p>121.745753148825</text:p>
          </table:table-cell>
          <table:table-cell office:value-type="float" office:value="37" calcext:value-type="float">
            <text:p>37</text:p>
          </table:table-cell>
          <table:table-cell office:value-type="float" office:value="-80.8613879279729" calcext:value-type="float">
            <text:p>-80.8613879279729</text:p>
          </table:table-cell>
          <table:table-cell office:value-type="float" office:value="-42.8868224965105" calcext:value-type="float">
            <text:p>-42.8868224965105</text:p>
          </table:table-cell>
          <table:table-cell office:value-type="float" office:value="-38.8593700595631" calcext:value-type="float">
            <text:p>-38.8593700595631</text:p>
          </table:table-cell>
          <table:table-cell office:value-type="float" office:value="-17.8517275220257" calcext:value-type="float">
            <text:p>-17.8517275220257</text:p>
          </table:table-cell>
          <table:table-cell office:value-type="float" office:value="-13.6553474190074" calcext:value-type="float">
            <text:p>-13.6553474190074</text:p>
          </table:table-cell>
          <table:table-cell office:value-type="float" office:value="-38.8229310850159" calcext:value-type="float">
            <text:p>-38.8229310850159</text:p>
          </table:table-cell>
          <table:table-cell office:value-type="float" office:value="23.9037530166556" calcext:value-type="float">
            <text:p>23.9037530166556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14665036201477" calcext:value-type="float">
            <text:p>3.14665036201477</text:p>
          </table:table-cell>
          <table:table-cell office:value-type="float" office:value="0.17909175489955" calcext:value-type="float">
            <text:p>0.17909175489955</text:p>
          </table:table-cell>
          <table:table-cell office:value-type="float" office:value="0.0706965446472168" calcext:value-type="float">
            <text:p>0.070696544647217</text:p>
          </table:table-cell>
          <table:table-cell office:value-type="float" office:value="0.0115962211475489" calcext:value-type="float">
            <text:p>0.01159622114754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{'min_samples_leaf': 5, 'min_samples_split': 3, 'n_estimators': 400}</text:p>
          </table:table-cell>
          <table:table-cell office:value-type="float" office:value="-438.842878752708" calcext:value-type="float">
            <text:p>-438.842878752708</text:p>
          </table:table-cell>
          <table:table-cell office:value-type="float" office:value="-292.542494873268" calcext:value-type="float">
            <text:p>-292.542494873268</text:p>
          </table:table-cell>
          <table:table-cell office:value-type="float" office:value="-181.463984900162" calcext:value-type="float">
            <text:p>-181.463984900162</text:p>
          </table:table-cell>
          <table:table-cell office:value-type="float" office:value="-135.509058751276" calcext:value-type="float">
            <text:p>-135.509058751276</text:p>
          </table:table-cell>
          <table:table-cell office:value-type="float" office:value="-106.293590009653" calcext:value-type="float">
            <text:p>-106.293590009653</text:p>
          </table:table-cell>
          <table:table-cell office:value-type="float" office:value="-230.930401457413" calcext:value-type="float">
            <text:p>-230.930401457413</text:p>
          </table:table-cell>
          <table:table-cell office:value-type="float" office:value="121.745753148825" calcext:value-type="float">
            <text:p>121.745753148825</text:p>
          </table:table-cell>
          <table:table-cell office:value-type="float" office:value="37" calcext:value-type="float">
            <text:p>37</text:p>
          </table:table-cell>
          <table:table-cell office:value-type="float" office:value="-80.8613879279729" calcext:value-type="float">
            <text:p>-80.8613879279729</text:p>
          </table:table-cell>
          <table:table-cell office:value-type="float" office:value="-42.8868224965105" calcext:value-type="float">
            <text:p>-42.8868224965105</text:p>
          </table:table-cell>
          <table:table-cell office:value-type="float" office:value="-38.8593700595631" calcext:value-type="float">
            <text:p>-38.8593700595631</text:p>
          </table:table-cell>
          <table:table-cell office:value-type="float" office:value="-17.8517275220257" calcext:value-type="float">
            <text:p>-17.8517275220257</text:p>
          </table:table-cell>
          <table:table-cell office:value-type="float" office:value="-13.6553474190074" calcext:value-type="float">
            <text:p>-13.6553474190074</text:p>
          </table:table-cell>
          <table:table-cell office:value-type="float" office:value="-38.8229310850159" calcext:value-type="float">
            <text:p>-38.8229310850159</text:p>
          </table:table-cell>
          <table:table-cell office:value-type="float" office:value="23.9037530166556" calcext:value-type="float">
            <text:p>23.9037530166556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.54550590515137" calcext:value-type="float">
            <text:p>3.54550590515137</text:p>
          </table:table-cell>
          <table:table-cell office:value-type="float" office:value="0.195167861840956" calcext:value-type="float">
            <text:p>0.195167861840956</text:p>
          </table:table-cell>
          <table:table-cell office:value-type="float" office:value="0.0634506702423096" calcext:value-type="float">
            <text:p>0.06345067024231</text:p>
          </table:table-cell>
          <table:table-cell office:value-type="float" office:value="0.00466371700285916" calcext:value-type="float">
            <text:p>0.00466371700285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{'min_samples_leaf': 5, 'min_samples_split': 4, 'n_estimators': 400}</text:p>
          </table:table-cell>
          <table:table-cell office:value-type="float" office:value="-438.842878752708" calcext:value-type="float">
            <text:p>-438.842878752708</text:p>
          </table:table-cell>
          <table:table-cell office:value-type="float" office:value="-292.542494873268" calcext:value-type="float">
            <text:p>-292.542494873268</text:p>
          </table:table-cell>
          <table:table-cell office:value-type="float" office:value="-181.463984900162" calcext:value-type="float">
            <text:p>-181.463984900162</text:p>
          </table:table-cell>
          <table:table-cell office:value-type="float" office:value="-135.509058751276" calcext:value-type="float">
            <text:p>-135.509058751276</text:p>
          </table:table-cell>
          <table:table-cell office:value-type="float" office:value="-106.293590009653" calcext:value-type="float">
            <text:p>-106.293590009653</text:p>
          </table:table-cell>
          <table:table-cell office:value-type="float" office:value="-230.930401457413" calcext:value-type="float">
            <text:p>-230.930401457413</text:p>
          </table:table-cell>
          <table:table-cell office:value-type="float" office:value="121.745753148825" calcext:value-type="float">
            <text:p>121.745753148825</text:p>
          </table:table-cell>
          <table:table-cell office:value-type="float" office:value="37" calcext:value-type="float">
            <text:p>37</text:p>
          </table:table-cell>
          <table:table-cell office:value-type="float" office:value="-80.8613879279729" calcext:value-type="float">
            <text:p>-80.8613879279729</text:p>
          </table:table-cell>
          <table:table-cell office:value-type="float" office:value="-42.8868224965105" calcext:value-type="float">
            <text:p>-42.8868224965105</text:p>
          </table:table-cell>
          <table:table-cell office:value-type="float" office:value="-38.8593700595631" calcext:value-type="float">
            <text:p>-38.8593700595631</text:p>
          </table:table-cell>
          <table:table-cell office:value-type="float" office:value="-17.8517275220257" calcext:value-type="float">
            <text:p>-17.8517275220257</text:p>
          </table:table-cell>
          <table:table-cell office:value-type="float" office:value="-13.6553474190074" calcext:value-type="float">
            <text:p>-13.6553474190074</text:p>
          </table:table-cell>
          <table:table-cell office:value-type="float" office:value="-38.8229310850159" calcext:value-type="float">
            <text:p>-38.8229310850159</text:p>
          </table:table-cell>
          <table:table-cell office:value-type="float" office:value="23.9037530166556" calcext:value-type="float">
            <text:p>23.9037530166556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.1476318359375" calcext:value-type="float">
            <text:p>2.1476318359375</text:p>
          </table:table-cell>
          <table:table-cell office:value-type="float" office:value="0.0252085387096623" calcext:value-type="float">
            <text:p>0.025208538709662</text:p>
          </table:table-cell>
          <table:table-cell office:value-type="float" office:value="0.0437453746795654" calcext:value-type="float">
            <text:p>0.043745374679566</text:p>
          </table:table-cell>
          <table:table-cell office:value-type="float" office:value="0.000642631292215721" calcext:value-type="float">
            <text:p>0.0006426312922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{'min_samples_leaf': 7, 'min_samples_split': 2, 'n_estimators': 300}</text:p>
          </table:table-cell>
          <table:table-cell office:value-type="float" office:value="-438.256512553605" calcext:value-type="float">
            <text:p>-438.256512553605</text:p>
          </table:table-cell>
          <table:table-cell office:value-type="float" office:value="-292.824153018035" calcext:value-type="float">
            <text:p>-292.824153018035</text:p>
          </table:table-cell>
          <table:table-cell office:value-type="float" office:value="-183.281882881514" calcext:value-type="float">
            <text:p>-183.281882881514</text:p>
          </table:table-cell>
          <table:table-cell office:value-type="float" office:value="-135.510377930797" calcext:value-type="float">
            <text:p>-135.510377930797</text:p>
          </table:table-cell>
          <table:table-cell office:value-type="float" office:value="-106.27274586042" calcext:value-type="float">
            <text:p>-106.27274586042</text:p>
          </table:table-cell>
          <table:table-cell office:value-type="float" office:value="-231.229134448874" calcext:value-type="float">
            <text:p>-231.229134448874</text:p>
          </table:table-cell>
          <table:table-cell office:value-type="float" office:value="121.432615000052" calcext:value-type="float">
            <text:p>121.432615000052</text:p>
          </table:table-cell>
          <table:table-cell office:value-type="float" office:value="40" calcext:value-type="float">
            <text:p>40</text:p>
          </table:table-cell>
          <table:table-cell office:value-type="float" office:value="-80.5558212204517" calcext:value-type="float">
            <text:p>-80.5558212204517</text:p>
          </table:table-cell>
          <table:table-cell office:value-type="float" office:value="-42.8643736785965" calcext:value-type="float">
            <text:p>-42.8643736785965</text:p>
          </table:table-cell>
          <table:table-cell office:value-type="float" office:value="-38.4090359308999" calcext:value-type="float">
            <text:p>-38.4090359308999</text:p>
          </table:table-cell>
          <table:table-cell office:value-type="float" office:value="-17.8606255332077" calcext:value-type="float">
            <text:p>-17.8606255332077</text:p>
          </table:table-cell>
          <table:table-cell office:value-type="float" office:value="-13.8076624147561" calcext:value-type="float">
            <text:p>-13.8076624147561</text:p>
          </table:table-cell>
          <table:table-cell office:value-type="float" office:value="-38.6995037555824" calcext:value-type="float">
            <text:p>-38.6995037555824</text:p>
          </table:table-cell>
          <table:table-cell office:value-type="float" office:value="23.7623417855083" calcext:value-type="float">
            <text:p>23.7623417855083</text:p>
          </table:table-cell>
          <table:table-cell office:value-type="float" office:value="22" calcext:value-type="float">
            <text:p>22</text:p>
          </table:table-cell>
          <table:table-cell table:number-columns-repeated="99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88591656684876" calcext:value-type="float">
            <text:p>1.88591656684876</text:p>
          </table:table-cell>
          <table:table-cell office:value-type="float" office:value="0.0580663922985904" calcext:value-type="float">
            <text:p>0.05806639229859</text:p>
          </table:table-cell>
          <table:table-cell office:value-type="float" office:value="0.0449812412261963" calcext:value-type="float">
            <text:p>0.044981241226196</text:p>
          </table:table-cell>
          <table:table-cell office:value-type="float" office:value="0.00151725356284663" calcext:value-type="float">
            <text:p>0.00151725356284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{'min_samples_leaf': 7, 'min_samples_split': 3, 'n_estimators': 300}</text:p>
          </table:table-cell>
          <table:table-cell office:value-type="float" office:value="-438.256512553605" calcext:value-type="float">
            <text:p>-438.256512553605</text:p>
          </table:table-cell>
          <table:table-cell office:value-type="float" office:value="-292.824153018035" calcext:value-type="float">
            <text:p>-292.824153018035</text:p>
          </table:table-cell>
          <table:table-cell office:value-type="float" office:value="-183.281882881514" calcext:value-type="float">
            <text:p>-183.281882881514</text:p>
          </table:table-cell>
          <table:table-cell office:value-type="float" office:value="-135.510377930797" calcext:value-type="float">
            <text:p>-135.510377930797</text:p>
          </table:table-cell>
          <table:table-cell office:value-type="float" office:value="-106.27274586042" calcext:value-type="float">
            <text:p>-106.27274586042</text:p>
          </table:table-cell>
          <table:table-cell office:value-type="float" office:value="-231.229134448874" calcext:value-type="float">
            <text:p>-231.229134448874</text:p>
          </table:table-cell>
          <table:table-cell office:value-type="float" office:value="121.432615000052" calcext:value-type="float">
            <text:p>121.432615000052</text:p>
          </table:table-cell>
          <table:table-cell office:value-type="float" office:value="40" calcext:value-type="float">
            <text:p>40</text:p>
          </table:table-cell>
          <table:table-cell office:value-type="float" office:value="-80.5558212204517" calcext:value-type="float">
            <text:p>-80.5558212204517</text:p>
          </table:table-cell>
          <table:table-cell office:value-type="float" office:value="-42.8643736785965" calcext:value-type="float">
            <text:p>-42.8643736785965</text:p>
          </table:table-cell>
          <table:table-cell office:value-type="float" office:value="-38.4090359308999" calcext:value-type="float">
            <text:p>-38.4090359308999</text:p>
          </table:table-cell>
          <table:table-cell office:value-type="float" office:value="-17.8606255332077" calcext:value-type="float">
            <text:p>-17.8606255332077</text:p>
          </table:table-cell>
          <table:table-cell office:value-type="float" office:value="-13.8076624147561" calcext:value-type="float">
            <text:p>-13.8076624147561</text:p>
          </table:table-cell>
          <table:table-cell office:value-type="float" office:value="-38.6995037555824" calcext:value-type="float">
            <text:p>-38.6995037555824</text:p>
          </table:table-cell>
          <table:table-cell office:value-type="float" office:value="23.7623417855083" calcext:value-type="float">
            <text:p>23.7623417855083</text:p>
          </table:table-cell>
          <table:table-cell office:value-type="float" office:value="22" calcext:value-type="float">
            <text:p>22</text:p>
          </table:table-cell>
          <table:table-cell table:number-columns-repeated="99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87319946289063" calcext:value-type="float">
            <text:p>1.87319946289063</text:p>
          </table:table-cell>
          <table:table-cell office:value-type="float" office:value="0.0227027092360309" calcext:value-type="float">
            <text:p>0.022702709236031</text:p>
          </table:table-cell>
          <table:table-cell office:value-type="float" office:value="0.0451220035552979" calcext:value-type="float">
            <text:p>0.045122003555298</text:p>
          </table:table-cell>
          <table:table-cell office:value-type="float" office:value="0.00210153109296628" calcext:value-type="float">
            <text:p>0.00210153109296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{'min_samples_leaf': 7, 'min_samples_split': 4, 'n_estimators': 300}</text:p>
          </table:table-cell>
          <table:table-cell office:value-type="float" office:value="-438.256512553605" calcext:value-type="float">
            <text:p>-438.256512553605</text:p>
          </table:table-cell>
          <table:table-cell office:value-type="float" office:value="-292.824153018035" calcext:value-type="float">
            <text:p>-292.824153018035</text:p>
          </table:table-cell>
          <table:table-cell office:value-type="float" office:value="-183.281882881514" calcext:value-type="float">
            <text:p>-183.281882881514</text:p>
          </table:table-cell>
          <table:table-cell office:value-type="float" office:value="-135.510377930797" calcext:value-type="float">
            <text:p>-135.510377930797</text:p>
          </table:table-cell>
          <table:table-cell office:value-type="float" office:value="-106.27274586042" calcext:value-type="float">
            <text:p>-106.27274586042</text:p>
          </table:table-cell>
          <table:table-cell office:value-type="float" office:value="-231.229134448874" calcext:value-type="float">
            <text:p>-231.229134448874</text:p>
          </table:table-cell>
          <table:table-cell office:value-type="float" office:value="121.432615000052" calcext:value-type="float">
            <text:p>121.432615000052</text:p>
          </table:table-cell>
          <table:table-cell office:value-type="float" office:value="40" calcext:value-type="float">
            <text:p>40</text:p>
          </table:table-cell>
          <table:table-cell office:value-type="float" office:value="-80.5558212204517" calcext:value-type="float">
            <text:p>-80.5558212204517</text:p>
          </table:table-cell>
          <table:table-cell office:value-type="float" office:value="-42.8643736785965" calcext:value-type="float">
            <text:p>-42.8643736785965</text:p>
          </table:table-cell>
          <table:table-cell office:value-type="float" office:value="-38.4090359308999" calcext:value-type="float">
            <text:p>-38.4090359308999</text:p>
          </table:table-cell>
          <table:table-cell office:value-type="float" office:value="-17.8606255332077" calcext:value-type="float">
            <text:p>-17.8606255332077</text:p>
          </table:table-cell>
          <table:table-cell office:value-type="float" office:value="-13.8076624147561" calcext:value-type="float">
            <text:p>-13.8076624147561</text:p>
          </table:table-cell>
          <table:table-cell office:value-type="float" office:value="-38.6995037555824" calcext:value-type="float">
            <text:p>-38.6995037555824</text:p>
          </table:table-cell>
          <table:table-cell office:value-type="float" office:value="23.7623417855083" calcext:value-type="float">
            <text:p>23.7623417855083</text:p>
          </table:table-cell>
          <table:table-cell office:value-type="float" office:value="22" calcext:value-type="float">
            <text:p>22</text:p>
          </table:table-cell>
          <table:table-cell table:number-columns-repeated="99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.8479784488678" calcext:value-type="float">
            <text:p>3.8479784488678</text:p>
          </table:table-cell>
          <table:table-cell office:value-type="float" office:value="0.185685131887529" calcext:value-type="float">
            <text:p>0.185685131887529</text:p>
          </table:table-cell>
          <table:table-cell office:value-type="float" office:value="0.0823613166809082" calcext:value-type="float">
            <text:p>0.082361316680908</text:p>
          </table:table-cell>
          <table:table-cell office:value-type="float" office:value="0.00515845118700982" calcext:value-type="float">
            <text:p>0.0051584511870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{'min_samples_leaf': 6, 'min_samples_split': 2, 'n_estimators': 500}</text:p>
          </table:table-cell>
          <table:table-cell office:value-type="float" office:value="-438.562333856048" calcext:value-type="float">
            <text:p>-438.562333856048</text:p>
          </table:table-cell>
          <table:table-cell office:value-type="float" office:value="-293.702741468434" calcext:value-type="float">
            <text:p>-293.702741468434</text:p>
          </table:table-cell>
          <table:table-cell office:value-type="float" office:value="-184.913833280333" calcext:value-type="float">
            <text:p>-184.913833280333</text:p>
          </table:table-cell>
          <table:table-cell office:value-type="float" office:value="-134.198607672702" calcext:value-type="float">
            <text:p>-134.198607672702</text:p>
          </table:table-cell>
          <table:table-cell office:value-type="float" office:value="-106.287414874608" calcext:value-type="float">
            <text:p>-106.287414874608</text:p>
          </table:table-cell>
          <table:table-cell office:value-type="float" office:value="-231.532986230425" calcext:value-type="float">
            <text:p>-231.532986230425</text:p>
          </table:table-cell>
          <table:table-cell office:value-type="float" office:value="121.704567753139" calcext:value-type="float">
            <text:p>121.704567753139</text:p>
          </table:table-cell>
          <table:table-cell office:value-type="float" office:value="43" calcext:value-type="float">
            <text:p>43</text:p>
          </table:table-cell>
          <table:table-cell office:value-type="float" office:value="-80.6995050300686" calcext:value-type="float">
            <text:p>-80.6995050300686</text:p>
          </table:table-cell>
          <table:table-cell office:value-type="float" office:value="-42.6711643388263" calcext:value-type="float">
            <text:p>-42.6711643388263</text:p>
          </table:table-cell>
          <table:table-cell office:value-type="float" office:value="-38.3249960694002" calcext:value-type="float">
            <text:p>-38.3249960694002</text:p>
          </table:table-cell>
          <table:table-cell office:value-type="float" office:value="-17.9540622095575" calcext:value-type="float">
            <text:p>-17.9540622095575</text:p>
          </table:table-cell>
          <table:table-cell office:value-type="float" office:value="-13.62078210501" calcext:value-type="float">
            <text:p>-13.62078210501</text:p>
          </table:table-cell>
          <table:table-cell office:value-type="float" office:value="-38.6541019505725" calcext:value-type="float">
            <text:p>-38.6541019505725</text:p>
          </table:table-cell>
          <table:table-cell office:value-type="float" office:value="23.8294765733504" calcext:value-type="float">
            <text:p>23.8294765733504</text:p>
          </table:table-cell>
          <table:table-cell office:value-type="float" office:value="13" calcext:value-type="float">
            <text:p>13</text:p>
          </table:table-cell>
          <table:table-cell table:number-columns-repeated="99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.44123778343201" calcext:value-type="float">
            <text:p>3.44123778343201</text:p>
          </table:table-cell>
          <table:table-cell office:value-type="float" office:value="0.105438693997013" calcext:value-type="float">
            <text:p>0.105438693997013</text:p>
          </table:table-cell>
          <table:table-cell office:value-type="float" office:value="0.0782963752746582" calcext:value-type="float">
            <text:p>0.078296375274658</text:p>
          </table:table-cell>
          <table:table-cell office:value-type="float" office:value="0.00154354353086121" calcext:value-type="float">
            <text:p>0.00154354353086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{'min_samples_leaf': 6, 'min_samples_split': 3, 'n_estimators': 500}</text:p>
          </table:table-cell>
          <table:table-cell office:value-type="float" office:value="-438.562333856048" calcext:value-type="float">
            <text:p>-438.562333856048</text:p>
          </table:table-cell>
          <table:table-cell office:value-type="float" office:value="-293.702741468434" calcext:value-type="float">
            <text:p>-293.702741468434</text:p>
          </table:table-cell>
          <table:table-cell office:value-type="float" office:value="-184.913833280333" calcext:value-type="float">
            <text:p>-184.913833280333</text:p>
          </table:table-cell>
          <table:table-cell office:value-type="float" office:value="-134.198607672702" calcext:value-type="float">
            <text:p>-134.198607672702</text:p>
          </table:table-cell>
          <table:table-cell office:value-type="float" office:value="-106.287414874608" calcext:value-type="float">
            <text:p>-106.287414874608</text:p>
          </table:table-cell>
          <table:table-cell office:value-type="float" office:value="-231.532986230425" calcext:value-type="float">
            <text:p>-231.532986230425</text:p>
          </table:table-cell>
          <table:table-cell office:value-type="float" office:value="121.704567753139" calcext:value-type="float">
            <text:p>121.704567753139</text:p>
          </table:table-cell>
          <table:table-cell office:value-type="float" office:value="43" calcext:value-type="float">
            <text:p>43</text:p>
          </table:table-cell>
          <table:table-cell office:value-type="float" office:value="-80.6995050300686" calcext:value-type="float">
            <text:p>-80.6995050300686</text:p>
          </table:table-cell>
          <table:table-cell office:value-type="float" office:value="-42.6711643388263" calcext:value-type="float">
            <text:p>-42.6711643388263</text:p>
          </table:table-cell>
          <table:table-cell office:value-type="float" office:value="-38.3249960694002" calcext:value-type="float">
            <text:p>-38.3249960694002</text:p>
          </table:table-cell>
          <table:table-cell office:value-type="float" office:value="-17.9540622095575" calcext:value-type="float">
            <text:p>-17.9540622095575</text:p>
          </table:table-cell>
          <table:table-cell office:value-type="float" office:value="-13.62078210501" calcext:value-type="float">
            <text:p>-13.62078210501</text:p>
          </table:table-cell>
          <table:table-cell office:value-type="float" office:value="-38.6541019505725" calcext:value-type="float">
            <text:p>-38.6541019505725</text:p>
          </table:table-cell>
          <table:table-cell office:value-type="float" office:value="23.8294765733504" calcext:value-type="float">
            <text:p>23.8294765733504</text:p>
          </table:table-cell>
          <table:table-cell office:value-type="float" office:value="13" calcext:value-type="float">
            <text:p>13</text:p>
          </table:table-cell>
          <table:table-cell table:number-columns-repeated="99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37789812088013" calcext:value-type="float">
            <text:p>3.37789812088013</text:p>
          </table:table-cell>
          <table:table-cell office:value-type="float" office:value="0.0607343480868227" calcext:value-type="float">
            <text:p>0.060734348086823</text:p>
          </table:table-cell>
          <table:table-cell office:value-type="float" office:value="0.0807054996490479" calcext:value-type="float">
            <text:p>0.080705499649048</text:p>
          </table:table-cell>
          <table:table-cell office:value-type="float" office:value="0.0039337428047316" calcext:value-type="float">
            <text:p>0.0039337428047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{'min_samples_leaf': 6, 'min_samples_split': 4, 'n_estimators': 500}</text:p>
          </table:table-cell>
          <table:table-cell office:value-type="float" office:value="-438.562333856048" calcext:value-type="float">
            <text:p>-438.562333856048</text:p>
          </table:table-cell>
          <table:table-cell office:value-type="float" office:value="-293.702741468434" calcext:value-type="float">
            <text:p>-293.702741468434</text:p>
          </table:table-cell>
          <table:table-cell office:value-type="float" office:value="-184.913833280333" calcext:value-type="float">
            <text:p>-184.913833280333</text:p>
          </table:table-cell>
          <table:table-cell office:value-type="float" office:value="-134.198607672702" calcext:value-type="float">
            <text:p>-134.198607672702</text:p>
          </table:table-cell>
          <table:table-cell office:value-type="float" office:value="-106.287414874608" calcext:value-type="float">
            <text:p>-106.287414874608</text:p>
          </table:table-cell>
          <table:table-cell office:value-type="float" office:value="-231.532986230425" calcext:value-type="float">
            <text:p>-231.532986230425</text:p>
          </table:table-cell>
          <table:table-cell office:value-type="float" office:value="121.704567753139" calcext:value-type="float">
            <text:p>121.704567753139</text:p>
          </table:table-cell>
          <table:table-cell office:value-type="float" office:value="43" calcext:value-type="float">
            <text:p>43</text:p>
          </table:table-cell>
          <table:table-cell office:value-type="float" office:value="-80.6995050300686" calcext:value-type="float">
            <text:p>-80.6995050300686</text:p>
          </table:table-cell>
          <table:table-cell office:value-type="float" office:value="-42.6711643388263" calcext:value-type="float">
            <text:p>-42.6711643388263</text:p>
          </table:table-cell>
          <table:table-cell office:value-type="float" office:value="-38.3249960694002" calcext:value-type="float">
            <text:p>-38.3249960694002</text:p>
          </table:table-cell>
          <table:table-cell office:value-type="float" office:value="-17.9540622095575" calcext:value-type="float">
            <text:p>-17.9540622095575</text:p>
          </table:table-cell>
          <table:table-cell office:value-type="float" office:value="-13.62078210501" calcext:value-type="float">
            <text:p>-13.62078210501</text:p>
          </table:table-cell>
          <table:table-cell office:value-type="float" office:value="-38.6541019505725" calcext:value-type="float">
            <text:p>-38.6541019505725</text:p>
          </table:table-cell>
          <table:table-cell office:value-type="float" office:value="23.8294765733504" calcext:value-type="float">
            <text:p>23.8294765733504</text:p>
          </table:table-cell>
          <table:table-cell office:value-type="float" office:value="13" calcext:value-type="float">
            <text:p>13</text:p>
          </table:table-cell>
          <table:table-cell table:number-columns-repeated="99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17639665603638" calcext:value-type="float">
            <text:p>2.17639665603638</text:p>
          </table:table-cell>
          <table:table-cell office:value-type="float" office:value="0.168786542761939" calcext:value-type="float">
            <text:p>0.168786542761939</text:p>
          </table:table-cell>
          <table:table-cell office:value-type="float" office:value="0.0600971221923828" calcext:value-type="float">
            <text:p>0.060097122192383</text:p>
          </table:table-cell>
          <table:table-cell office:value-type="float" office:value="0.0259174701204555" calcext:value-type="float">
            <text:p>0.02591747012045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{'min_samples_leaf': 6, 'min_samples_split': 2, 'n_estimators': 300}</text:p>
          </table:table-cell>
          <table:table-cell office:value-type="float" office:value="-438.797934012582" calcext:value-type="float">
            <text:p>-438.797934012582</text:p>
          </table:table-cell>
          <table:table-cell office:value-type="float" office:value="-293.297886778847" calcext:value-type="float">
            <text:p>-293.297886778847</text:p>
          </table:table-cell>
          <table:table-cell office:value-type="float" office:value="-186.766544596872" calcext:value-type="float">
            <text:p>-186.766544596872</text:p>
          </table:table-cell>
          <table:table-cell office:value-type="float" office:value="-133.770535202614" calcext:value-type="float">
            <text:p>-133.770535202614</text:p>
          </table:table-cell>
          <table:table-cell office:value-type="float" office:value="-106.098658135431" calcext:value-type="float">
            <text:p>-106.098658135431</text:p>
          </table:table-cell>
          <table:table-cell office:value-type="float" office:value="-231.746311745269" calcext:value-type="float">
            <text:p>-231.746311745269</text:p>
          </table:table-cell>
          <table:table-cell office:value-type="float" office:value="121.711737948448" calcext:value-type="float">
            <text:p>121.711737948448</text:p>
          </table:table-cell>
          <table:table-cell office:value-type="float" office:value="46" calcext:value-type="float">
            <text:p>46</text:p>
          </table:table-cell>
          <table:table-cell office:value-type="float" office:value="-80.7594940893753" calcext:value-type="float">
            <text:p>-80.7594940893753</text:p>
          </table:table-cell>
          <table:table-cell office:value-type="float" office:value="-42.8887847269257" calcext:value-type="float">
            <text:p>-42.8887847269257</text:p>
          </table:table-cell>
          <table:table-cell office:value-type="float" office:value="-38.4968942258152" calcext:value-type="float">
            <text:p>-38.4968942258152</text:p>
          </table:table-cell>
          <table:table-cell office:value-type="float" office:value="-17.8822362384603" calcext:value-type="float">
            <text:p>-17.8822362384603</text:p>
          </table:table-cell>
          <table:table-cell office:value-type="float" office:value="-13.7656002767988" calcext:value-type="float">
            <text:p>-13.7656002767988</text:p>
          </table:table-cell>
          <table:table-cell office:value-type="float" office:value="-38.7586019114751" calcext:value-type="float">
            <text:p>-38.7586019114751</text:p>
          </table:table-cell>
          <table:table-cell office:value-type="float" office:value="23.839776086053" calcext:value-type="float">
            <text:p>23.839776086053</text:p>
          </table:table-cell>
          <table:table-cell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.10748929977417" calcext:value-type="float">
            <text:p>2.10748929977417</text:p>
          </table:table-cell>
          <table:table-cell office:value-type="float" office:value="0.10739806052708" calcext:value-type="float">
            <text:p>0.10739806052708</text:p>
          </table:table-cell>
          <table:table-cell office:value-type="float" office:value="0.0492804527282715" calcext:value-type="float">
            <text:p>0.049280452728272</text:p>
          </table:table-cell>
          <table:table-cell office:value-type="float" office:value="0.00293850343134976" calcext:value-type="float">
            <text:p>0.0029385034313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{'min_samples_leaf': 6, 'min_samples_split': 3, 'n_estimators': 300}</text:p>
          </table:table-cell>
          <table:table-cell office:value-type="float" office:value="-438.797934012582" calcext:value-type="float">
            <text:p>-438.797934012582</text:p>
          </table:table-cell>
          <table:table-cell office:value-type="float" office:value="-293.297886778847" calcext:value-type="float">
            <text:p>-293.297886778847</text:p>
          </table:table-cell>
          <table:table-cell office:value-type="float" office:value="-186.766544596872" calcext:value-type="float">
            <text:p>-186.766544596872</text:p>
          </table:table-cell>
          <table:table-cell office:value-type="float" office:value="-133.770535202614" calcext:value-type="float">
            <text:p>-133.770535202614</text:p>
          </table:table-cell>
          <table:table-cell office:value-type="float" office:value="-106.098658135431" calcext:value-type="float">
            <text:p>-106.098658135431</text:p>
          </table:table-cell>
          <table:table-cell office:value-type="float" office:value="-231.746311745269" calcext:value-type="float">
            <text:p>-231.746311745269</text:p>
          </table:table-cell>
          <table:table-cell office:value-type="float" office:value="121.711737948448" calcext:value-type="float">
            <text:p>121.711737948448</text:p>
          </table:table-cell>
          <table:table-cell office:value-type="float" office:value="46" calcext:value-type="float">
            <text:p>46</text:p>
          </table:table-cell>
          <table:table-cell office:value-type="float" office:value="-80.7594940893753" calcext:value-type="float">
            <text:p>-80.7594940893753</text:p>
          </table:table-cell>
          <table:table-cell office:value-type="float" office:value="-42.8887847269257" calcext:value-type="float">
            <text:p>-42.8887847269257</text:p>
          </table:table-cell>
          <table:table-cell office:value-type="float" office:value="-38.4968942258152" calcext:value-type="float">
            <text:p>-38.4968942258152</text:p>
          </table:table-cell>
          <table:table-cell office:value-type="float" office:value="-17.8822362384603" calcext:value-type="float">
            <text:p>-17.8822362384603</text:p>
          </table:table-cell>
          <table:table-cell office:value-type="float" office:value="-13.7656002767988" calcext:value-type="float">
            <text:p>-13.7656002767988</text:p>
          </table:table-cell>
          <table:table-cell office:value-type="float" office:value="-38.7586019114751" calcext:value-type="float">
            <text:p>-38.7586019114751</text:p>
          </table:table-cell>
          <table:table-cell office:value-type="float" office:value="23.839776086053" calcext:value-type="float">
            <text:p>23.839776086053</text:p>
          </table:table-cell>
          <table:table-cell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03276233673096" calcext:value-type="float">
            <text:p>2.03276233673096</text:p>
          </table:table-cell>
          <table:table-cell office:value-type="float" office:value="0.0280535600477829" calcext:value-type="float">
            <text:p>0.028053560047783</text:p>
          </table:table-cell>
          <table:table-cell office:value-type="float" office:value="0.0461448192596436" calcext:value-type="float">
            <text:p>0.046144819259644</text:p>
          </table:table-cell>
          <table:table-cell office:value-type="float" office:value="0.00171931676910739" calcext:value-type="float">
            <text:p>0.00171931676910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{'min_samples_leaf': 6, 'min_samples_split': 4, 'n_estimators': 300}</text:p>
          </table:table-cell>
          <table:table-cell office:value-type="float" office:value="-438.797934012582" calcext:value-type="float">
            <text:p>-438.797934012582</text:p>
          </table:table-cell>
          <table:table-cell office:value-type="float" office:value="-293.297886778847" calcext:value-type="float">
            <text:p>-293.297886778847</text:p>
          </table:table-cell>
          <table:table-cell office:value-type="float" office:value="-186.766544596872" calcext:value-type="float">
            <text:p>-186.766544596872</text:p>
          </table:table-cell>
          <table:table-cell office:value-type="float" office:value="-133.770535202614" calcext:value-type="float">
            <text:p>-133.770535202614</text:p>
          </table:table-cell>
          <table:table-cell office:value-type="float" office:value="-106.098658135431" calcext:value-type="float">
            <text:p>-106.098658135431</text:p>
          </table:table-cell>
          <table:table-cell office:value-type="float" office:value="-231.746311745269" calcext:value-type="float">
            <text:p>-231.746311745269</text:p>
          </table:table-cell>
          <table:table-cell office:value-type="float" office:value="121.711737948448" calcext:value-type="float">
            <text:p>121.711737948448</text:p>
          </table:table-cell>
          <table:table-cell office:value-type="float" office:value="46" calcext:value-type="float">
            <text:p>46</text:p>
          </table:table-cell>
          <table:table-cell office:value-type="float" office:value="-80.7594940893753" calcext:value-type="float">
            <text:p>-80.7594940893753</text:p>
          </table:table-cell>
          <table:table-cell office:value-type="float" office:value="-42.8887847269257" calcext:value-type="float">
            <text:p>-42.8887847269257</text:p>
          </table:table-cell>
          <table:table-cell office:value-type="float" office:value="-38.4968942258152" calcext:value-type="float">
            <text:p>-38.4968942258152</text:p>
          </table:table-cell>
          <table:table-cell office:value-type="float" office:value="-17.8822362384603" calcext:value-type="float">
            <text:p>-17.8822362384603</text:p>
          </table:table-cell>
          <table:table-cell office:value-type="float" office:value="-13.7656002767988" calcext:value-type="float">
            <text:p>-13.7656002767988</text:p>
          </table:table-cell>
          <table:table-cell office:value-type="float" office:value="-38.7586019114751" calcext:value-type="float">
            <text:p>-38.7586019114751</text:p>
          </table:table-cell>
          <table:table-cell office:value-type="float" office:value="23.839776086053" calcext:value-type="float">
            <text:p>23.839776086053</text:p>
          </table:table-cell>
          <table:table-cell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32031846046448" calcext:value-type="float">
            <text:p>1.32031846046448</text:p>
          </table:table-cell>
          <table:table-cell office:value-type="float" office:value="0.0382943165784849" calcext:value-type="float">
            <text:p>0.038294316578485</text:p>
          </table:table-cell>
          <table:table-cell office:value-type="float" office:value="0.033932638168335" calcext:value-type="float">
            <text:p>0.033932638168335</text:p>
          </table:table-cell>
          <table:table-cell office:value-type="float" office:value="0.00279799113914457" calcext:value-type="float">
            <text:p>0.00279799113914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{'min_samples_leaf': 7, 'min_samples_split': 2, 'n_estimators': 200}</text:p>
          </table:table-cell>
          <table:table-cell office:value-type="float" office:value="-438.156857729928" calcext:value-type="float">
            <text:p>-438.156857729928</text:p>
          </table:table-cell>
          <table:table-cell office:value-type="float" office:value="-291.745214268295" calcext:value-type="float">
            <text:p>-291.745214268295</text:p>
          </table:table-cell>
          <table:table-cell office:value-type="float" office:value="-189.152870951618" calcext:value-type="float">
            <text:p>-189.152870951618</text:p>
          </table:table-cell>
          <table:table-cell office:value-type="float" office:value="-134.866924693764" calcext:value-type="float">
            <text:p>-134.866924693764</text:p>
          </table:table-cell>
          <table:table-cell office:value-type="float" office:value="-106.433721157065" calcext:value-type="float">
            <text:p>-106.433721157065</text:p>
          </table:table-cell>
          <table:table-cell office:value-type="float" office:value="-232.071117760134" calcext:value-type="float">
            <text:p>-232.071117760134</text:p>
          </table:table-cell>
          <table:table-cell office:value-type="float" office:value="120.919573681816" calcext:value-type="float">
            <text:p>120.919573681816</text:p>
          </table:table-cell>
          <table:table-cell office:value-type="float" office:value="49" calcext:value-type="float">
            <text:p>49</text:p>
          </table:table-cell>
          <table:table-cell office:value-type="float" office:value="-80.4911309230415" calcext:value-type="float">
            <text:p>-80.4911309230415</text:p>
          </table:table-cell>
          <table:table-cell office:value-type="float" office:value="-42.8920937859162" calcext:value-type="float">
            <text:p>-42.8920937859162</text:p>
          </table:table-cell>
          <table:table-cell office:value-type="float" office:value="-38.6727270075875" calcext:value-type="float">
            <text:p>-38.6727270075875</text:p>
          </table:table-cell>
          <table:table-cell office:value-type="float" office:value="-17.9082648304316" calcext:value-type="float">
            <text:p>-17.9082648304316</text:p>
          </table:table-cell>
          <table:table-cell office:value-type="float" office:value="-13.8949440505828" calcext:value-type="float">
            <text:p>-13.8949440505828</text:p>
          </table:table-cell>
          <table:table-cell office:value-type="float" office:value="-38.7718321195119" calcext:value-type="float">
            <text:p>-38.7718321195119</text:p>
          </table:table-cell>
          <table:table-cell office:value-type="float" office:value="23.7134319350913" calcext:value-type="float">
            <text:p>23.7134319350913</text:p>
          </table:table-cell>
          <table:table-cell office:value-type="float" office:value="34" calcext:value-type="float">
            <text:p>34</text:p>
          </table:table-cell>
          <table:table-cell table:number-columns-repeated="99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26714181900024" calcext:value-type="float">
            <text:p>1.26714181900024</text:p>
          </table:table-cell>
          <table:table-cell office:value-type="float" office:value="0.0285202254052471" calcext:value-type="float">
            <text:p>0.028520225405247</text:p>
          </table:table-cell>
          <table:table-cell office:value-type="float" office:value="0.0307291030883789" calcext:value-type="float">
            <text:p>0.030729103088379</text:p>
          </table:table-cell>
          <table:table-cell office:value-type="float" office:value="0.00134146965904943" calcext:value-type="float">
            <text:p>0.00134146965904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{'min_samples_leaf': 7, 'min_samples_split': 3, 'n_estimators': 200}</text:p>
          </table:table-cell>
          <table:table-cell office:value-type="float" office:value="-438.156857729928" calcext:value-type="float">
            <text:p>-438.156857729928</text:p>
          </table:table-cell>
          <table:table-cell office:value-type="float" office:value="-291.745214268295" calcext:value-type="float">
            <text:p>-291.745214268295</text:p>
          </table:table-cell>
          <table:table-cell office:value-type="float" office:value="-189.152870951618" calcext:value-type="float">
            <text:p>-189.152870951618</text:p>
          </table:table-cell>
          <table:table-cell office:value-type="float" office:value="-134.866924693764" calcext:value-type="float">
            <text:p>-134.866924693764</text:p>
          </table:table-cell>
          <table:table-cell office:value-type="float" office:value="-106.433721157065" calcext:value-type="float">
            <text:p>-106.433721157065</text:p>
          </table:table-cell>
          <table:table-cell office:value-type="float" office:value="-232.071117760134" calcext:value-type="float">
            <text:p>-232.071117760134</text:p>
          </table:table-cell>
          <table:table-cell office:value-type="float" office:value="120.919573681816" calcext:value-type="float">
            <text:p>120.919573681816</text:p>
          </table:table-cell>
          <table:table-cell office:value-type="float" office:value="49" calcext:value-type="float">
            <text:p>49</text:p>
          </table:table-cell>
          <table:table-cell office:value-type="float" office:value="-80.4911309230415" calcext:value-type="float">
            <text:p>-80.4911309230415</text:p>
          </table:table-cell>
          <table:table-cell office:value-type="float" office:value="-42.8920937859162" calcext:value-type="float">
            <text:p>-42.8920937859162</text:p>
          </table:table-cell>
          <table:table-cell office:value-type="float" office:value="-38.6727270075875" calcext:value-type="float">
            <text:p>-38.6727270075875</text:p>
          </table:table-cell>
          <table:table-cell office:value-type="float" office:value="-17.9082648304316" calcext:value-type="float">
            <text:p>-17.9082648304316</text:p>
          </table:table-cell>
          <table:table-cell office:value-type="float" office:value="-13.8949440505828" calcext:value-type="float">
            <text:p>-13.8949440505828</text:p>
          </table:table-cell>
          <table:table-cell office:value-type="float" office:value="-38.7718321195119" calcext:value-type="float">
            <text:p>-38.7718321195119</text:p>
          </table:table-cell>
          <table:table-cell office:value-type="float" office:value="23.7134319350913" calcext:value-type="float">
            <text:p>23.7134319350913</text:p>
          </table:table-cell>
          <table:table-cell office:value-type="float" office:value="34" calcext:value-type="float">
            <text:p>34</text:p>
          </table:table-cell>
          <table:table-cell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24954586029053" calcext:value-type="float">
            <text:p>1.24954586029053</text:p>
          </table:table-cell>
          <table:table-cell office:value-type="float" office:value="0.0325848357505456" calcext:value-type="float">
            <text:p>0.032584835750546</text:p>
          </table:table-cell>
          <table:table-cell office:value-type="float" office:value="0.0296599864959717" calcext:value-type="float">
            <text:p>0.029659986495972</text:p>
          </table:table-cell>
          <table:table-cell office:value-type="float" office:value="0.000877619469758185" calcext:value-type="float">
            <text:p>0.00087761946975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{'min_samples_leaf': 7, 'min_samples_split': 4, 'n_estimators': 200}</text:p>
          </table:table-cell>
          <table:table-cell office:value-type="float" office:value="-438.156857729928" calcext:value-type="float">
            <text:p>-438.156857729928</text:p>
          </table:table-cell>
          <table:table-cell office:value-type="float" office:value="-291.745214268295" calcext:value-type="float">
            <text:p>-291.745214268295</text:p>
          </table:table-cell>
          <table:table-cell office:value-type="float" office:value="-189.152870951618" calcext:value-type="float">
            <text:p>-189.152870951618</text:p>
          </table:table-cell>
          <table:table-cell office:value-type="float" office:value="-134.866924693764" calcext:value-type="float">
            <text:p>-134.866924693764</text:p>
          </table:table-cell>
          <table:table-cell office:value-type="float" office:value="-106.433721157065" calcext:value-type="float">
            <text:p>-106.433721157065</text:p>
          </table:table-cell>
          <table:table-cell office:value-type="float" office:value="-232.071117760134" calcext:value-type="float">
            <text:p>-232.071117760134</text:p>
          </table:table-cell>
          <table:table-cell office:value-type="float" office:value="120.919573681816" calcext:value-type="float">
            <text:p>120.919573681816</text:p>
          </table:table-cell>
          <table:table-cell office:value-type="float" office:value="49" calcext:value-type="float">
            <text:p>49</text:p>
          </table:table-cell>
          <table:table-cell office:value-type="float" office:value="-80.4911309230415" calcext:value-type="float">
            <text:p>-80.4911309230415</text:p>
          </table:table-cell>
          <table:table-cell office:value-type="float" office:value="-42.8920937859162" calcext:value-type="float">
            <text:p>-42.8920937859162</text:p>
          </table:table-cell>
          <table:table-cell office:value-type="float" office:value="-38.6727270075875" calcext:value-type="float">
            <text:p>-38.6727270075875</text:p>
          </table:table-cell>
          <table:table-cell office:value-type="float" office:value="-17.9082648304316" calcext:value-type="float">
            <text:p>-17.9082648304316</text:p>
          </table:table-cell>
          <table:table-cell office:value-type="float" office:value="-13.8949440505828" calcext:value-type="float">
            <text:p>-13.8949440505828</text:p>
          </table:table-cell>
          <table:table-cell office:value-type="float" office:value="-38.7718321195119" calcext:value-type="float">
            <text:p>-38.7718321195119</text:p>
          </table:table-cell>
          <table:table-cell office:value-type="float" office:value="23.7134319350913" calcext:value-type="float">
            <text:p>23.7134319350913</text:p>
          </table:table-cell>
          <table:table-cell office:value-type="float" office:value="34" calcext:value-type="float">
            <text:p>34</text:p>
          </table:table-cell>
          <table:table-cell table:number-columns-repeated="99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27727794647217" calcext:value-type="float">
            <text:p>0.327727794647217</text:p>
          </table:table-cell>
          <table:table-cell office:value-type="float" office:value="0.0201243098433975" calcext:value-type="float">
            <text:p>0.020124309843398</text:p>
          </table:table-cell>
          <table:table-cell office:value-type="float" office:value="0.00889935493469238" calcext:value-type="float">
            <text:p>0.008899354934692</text:p>
          </table:table-cell>
          <table:table-cell office:value-type="float" office:value="0.000493482357395124" calcext:value-type="float">
            <text:p>0.00049348235739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{'min_samples_leaf': 8, 'min_samples_split': 2, 'n_estimators': 50}</text:p>
          </table:table-cell>
          <table:table-cell office:value-type="float" office:value="-438.772005512039" calcext:value-type="float">
            <text:p>-438.772005512039</text:p>
          </table:table-cell>
          <table:table-cell office:value-type="float" office:value="-294.768569107675" calcext:value-type="float">
            <text:p>-294.768569107675</text:p>
          </table:table-cell>
          <table:table-cell office:value-type="float" office:value="-187.251079618919" calcext:value-type="float">
            <text:p>-187.251079618919</text:p>
          </table:table-cell>
          <table:table-cell office:value-type="float" office:value="-133.635742243036" calcext:value-type="float">
            <text:p>-133.635742243036</text:p>
          </table:table-cell>
          <table:table-cell office:value-type="float" office:value="-105.962567600485" calcext:value-type="float">
            <text:p>-105.962567600485</text:p>
          </table:table-cell>
          <table:table-cell office:value-type="float" office:value="-232.077992816431" calcext:value-type="float">
            <text:p>-232.077992816431</text:p>
          </table:table-cell>
          <table:table-cell office:value-type="float" office:value="121.867101846324" calcext:value-type="float">
            <text:p>121.867101846324</text:p>
          </table:table-cell>
          <table:table-cell office:value-type="float" office:value="52" calcext:value-type="float">
            <text:p>52</text:p>
          </table:table-cell>
          <table:table-cell office:value-type="float" office:value="-80.2860037166616" calcext:value-type="float">
            <text:p>-80.2860037166616</text:p>
          </table:table-cell>
          <table:table-cell office:value-type="float" office:value="-42.9828419438403" calcext:value-type="float">
            <text:p>-42.9828419438403</text:p>
          </table:table-cell>
          <table:table-cell office:value-type="float" office:value="-39.4305156962666" calcext:value-type="float">
            <text:p>-39.4305156962666</text:p>
          </table:table-cell>
          <table:table-cell office:value-type="float" office:value="-18.1850417365988" calcext:value-type="float">
            <text:p>-18.1850417365988</text:p>
          </table:table-cell>
          <table:table-cell office:value-type="float" office:value="-14.0571522955912" calcext:value-type="float">
            <text:p>-14.0571522955912</text:p>
          </table:table-cell>
          <table:table-cell office:value-type="float" office:value="-38.9883110777917" calcext:value-type="float">
            <text:p>-38.9883110777917</text:p>
          </table:table-cell>
          <table:table-cell office:value-type="float" office:value="23.5626396338122" calcext:value-type="float">
            <text:p>23.5626396338122</text:p>
          </table:table-cell>
          <table:table-cell office:value-type="float" office:value="73" calcext:value-type="float">
            <text:p>73</text:p>
          </table:table-cell>
          <table:table-cell table:number-columns-repeated="99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70272922515869" calcext:value-type="float">
            <text:p>0.370272922515869</text:p>
          </table:table-cell>
          <table:table-cell office:value-type="float" office:value="0.0438726742531008" calcext:value-type="float">
            <text:p>0.043872674253101</text:p>
          </table:table-cell>
          <table:table-cell office:value-type="float" office:value="0.00887088775634766" calcext:value-type="float">
            <text:p>0.008870887756348</text:p>
          </table:table-cell>
          <table:table-cell office:value-type="float" office:value="0.00035927208269309" calcext:value-type="float">
            <text:p>0.00035927208269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{'min_samples_leaf': 8, 'min_samples_split': 3, 'n_estimators': 50}</text:p>
          </table:table-cell>
          <table:table-cell office:value-type="float" office:value="-438.772005512039" calcext:value-type="float">
            <text:p>-438.772005512039</text:p>
          </table:table-cell>
          <table:table-cell office:value-type="float" office:value="-294.768569107675" calcext:value-type="float">
            <text:p>-294.768569107675</text:p>
          </table:table-cell>
          <table:table-cell office:value-type="float" office:value="-187.251079618919" calcext:value-type="float">
            <text:p>-187.251079618919</text:p>
          </table:table-cell>
          <table:table-cell office:value-type="float" office:value="-133.635742243036" calcext:value-type="float">
            <text:p>-133.635742243036</text:p>
          </table:table-cell>
          <table:table-cell office:value-type="float" office:value="-105.962567600485" calcext:value-type="float">
            <text:p>-105.962567600485</text:p>
          </table:table-cell>
          <table:table-cell office:value-type="float" office:value="-232.077992816431" calcext:value-type="float">
            <text:p>-232.077992816431</text:p>
          </table:table-cell>
          <table:table-cell office:value-type="float" office:value="121.867101846324" calcext:value-type="float">
            <text:p>121.867101846324</text:p>
          </table:table-cell>
          <table:table-cell office:value-type="float" office:value="52" calcext:value-type="float">
            <text:p>52</text:p>
          </table:table-cell>
          <table:table-cell office:value-type="float" office:value="-80.2860037166616" calcext:value-type="float">
            <text:p>-80.2860037166616</text:p>
          </table:table-cell>
          <table:table-cell office:value-type="float" office:value="-42.9828419438403" calcext:value-type="float">
            <text:p>-42.9828419438403</text:p>
          </table:table-cell>
          <table:table-cell office:value-type="float" office:value="-39.4305156962666" calcext:value-type="float">
            <text:p>-39.4305156962666</text:p>
          </table:table-cell>
          <table:table-cell office:value-type="float" office:value="-18.1850417365988" calcext:value-type="float">
            <text:p>-18.1850417365988</text:p>
          </table:table-cell>
          <table:table-cell office:value-type="float" office:value="-14.0571522955912" calcext:value-type="float">
            <text:p>-14.0571522955912</text:p>
          </table:table-cell>
          <table:table-cell office:value-type="float" office:value="-38.9883110777917" calcext:value-type="float">
            <text:p>-38.9883110777917</text:p>
          </table:table-cell>
          <table:table-cell office:value-type="float" office:value="23.5626396338122" calcext:value-type="float">
            <text:p>23.5626396338122</text:p>
          </table:table-cell>
          <table:table-cell office:value-type="float" office:value="73" calcext:value-type="float">
            <text:p>73</text:p>
          </table:table-cell>
          <table:table-cell table:number-columns-repeated="99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0948657989502" calcext:value-type="float">
            <text:p>0.30948657989502</text:p>
          </table:table-cell>
          <table:table-cell office:value-type="float" office:value="0.00789004570696336" calcext:value-type="float">
            <text:p>0.007890045706963</text:p>
          </table:table-cell>
          <table:table-cell office:value-type="float" office:value="0.00843749046325684" calcext:value-type="float">
            <text:p>0.008437490463257</text:p>
          </table:table-cell>
          <table:table-cell office:value-type="float" office:value="0.000199130508607247" calcext:value-type="float">
            <text:p>0.00019913050860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{'min_samples_leaf': 8, 'min_samples_split': 4, 'n_estimators': 50}</text:p>
          </table:table-cell>
          <table:table-cell office:value-type="float" office:value="-438.772005512039" calcext:value-type="float">
            <text:p>-438.772005512039</text:p>
          </table:table-cell>
          <table:table-cell office:value-type="float" office:value="-294.768569107675" calcext:value-type="float">
            <text:p>-294.768569107675</text:p>
          </table:table-cell>
          <table:table-cell office:value-type="float" office:value="-187.251079618919" calcext:value-type="float">
            <text:p>-187.251079618919</text:p>
          </table:table-cell>
          <table:table-cell office:value-type="float" office:value="-133.635742243036" calcext:value-type="float">
            <text:p>-133.635742243036</text:p>
          </table:table-cell>
          <table:table-cell office:value-type="float" office:value="-105.962567600485" calcext:value-type="float">
            <text:p>-105.962567600485</text:p>
          </table:table-cell>
          <table:table-cell office:value-type="float" office:value="-232.077992816431" calcext:value-type="float">
            <text:p>-232.077992816431</text:p>
          </table:table-cell>
          <table:table-cell office:value-type="float" office:value="121.867101846324" calcext:value-type="float">
            <text:p>121.867101846324</text:p>
          </table:table-cell>
          <table:table-cell office:value-type="float" office:value="52" calcext:value-type="float">
            <text:p>52</text:p>
          </table:table-cell>
          <table:table-cell office:value-type="float" office:value="-80.2860037166616" calcext:value-type="float">
            <text:p>-80.2860037166616</text:p>
          </table:table-cell>
          <table:table-cell office:value-type="float" office:value="-42.9828419438403" calcext:value-type="float">
            <text:p>-42.9828419438403</text:p>
          </table:table-cell>
          <table:table-cell office:value-type="float" office:value="-39.4305156962666" calcext:value-type="float">
            <text:p>-39.4305156962666</text:p>
          </table:table-cell>
          <table:table-cell office:value-type="float" office:value="-18.1850417365988" calcext:value-type="float">
            <text:p>-18.1850417365988</text:p>
          </table:table-cell>
          <table:table-cell office:value-type="float" office:value="-14.0571522955912" calcext:value-type="float">
            <text:p>-14.0571522955912</text:p>
          </table:table-cell>
          <table:table-cell office:value-type="float" office:value="-38.9883110777917" calcext:value-type="float">
            <text:p>-38.9883110777917</text:p>
          </table:table-cell>
          <table:table-cell office:value-type="float" office:value="23.5626396338122" calcext:value-type="float">
            <text:p>23.5626396338122</text:p>
          </table:table-cell>
          <table:table-cell office:value-type="float" office:value="73" calcext:value-type="float">
            <text:p>73</text:p>
          </table:table-cell>
          <table:table-cell table:number-columns-repeated="99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.25877408981323" calcext:value-type="float">
            <text:p>2.25877408981323</text:p>
          </table:table-cell>
          <table:table-cell office:value-type="float" office:value="0.0824899276988842" calcext:value-type="float">
            <text:p>0.082489927698884</text:p>
          </table:table-cell>
          <table:table-cell office:value-type="float" office:value="0.0472679138183594" calcext:value-type="float">
            <text:p>0.047267913818359</text:p>
          </table:table-cell>
          <table:table-cell office:value-type="float" office:value="0.00153563772544344" calcext:value-type="float">
            <text:p>0.00153563772544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{'min_samples_leaf': 5, 'min_samples_split': 2, 'n_estimators': 300}</text:p>
          </table:table-cell>
          <table:table-cell office:value-type="float" office:value="-438.885411690734" calcext:value-type="float">
            <text:p>-438.885411690734</text:p>
          </table:table-cell>
          <table:table-cell office:value-type="float" office:value="-292.52076842357" calcext:value-type="float">
            <text:p>-292.52076842357</text:p>
          </table:table-cell>
          <table:table-cell office:value-type="float" office:value="-187.094385415038" calcext:value-type="float">
            <text:p>-187.094385415038</text:p>
          </table:table-cell>
          <table:table-cell office:value-type="float" office:value="-135.795711599131" calcext:value-type="float">
            <text:p>-135.795711599131</text:p>
          </table:table-cell>
          <table:table-cell office:value-type="float" office:value="-106.500999776081" calcext:value-type="float">
            <text:p>-106.500999776081</text:p>
          </table:table-cell>
          <table:table-cell office:value-type="float" office:value="-232.159455380911" calcext:value-type="float">
            <text:p>-232.159455380911</text:p>
          </table:table-cell>
          <table:table-cell office:value-type="float" office:value="121.231999270907" calcext:value-type="float">
            <text:p>121.231999270907</text:p>
          </table:table-cell>
          <table:table-cell office:value-type="float" office:value="55" calcext:value-type="float">
            <text:p>55</text:p>
          </table:table-cell>
          <table:table-cell office:value-type="float" office:value="-80.9402258276827" calcext:value-type="float">
            <text:p>-80.9402258276827</text:p>
          </table:table-cell>
          <table:table-cell office:value-type="float" office:value="-43.0216842678817" calcext:value-type="float">
            <text:p>-43.0216842678817</text:p>
          </table:table-cell>
          <table:table-cell office:value-type="float" office:value="-38.9834238853654" calcext:value-type="float">
            <text:p>-38.9834238853654</text:p>
          </table:table-cell>
          <table:table-cell office:value-type="float" office:value="-17.8696227490146" calcext:value-type="float">
            <text:p>-17.8696227490146</text:p>
          </table:table-cell>
          <table:table-cell office:value-type="float" office:value="-13.6345384787372" calcext:value-type="float">
            <text:p>-13.6345384787372</text:p>
          </table:table-cell>
          <table:table-cell office:value-type="float" office:value="-38.8898990417363" calcext:value-type="float">
            <text:p>-38.8898990417363</text:p>
          </table:table-cell>
          <table:table-cell office:value-type="float" office:value="23.9374001572673" calcext:value-type="float">
            <text:p>23.9374001572673</text:p>
          </table:table-cell>
          <table:table-cell office:value-type="float" office:value="49" calcext:value-type="float">
            <text:p>49</text:p>
          </table:table-cell>
          <table:table-cell table:number-columns-repeated="99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19016499519348" calcext:value-type="float">
            <text:p>2.19016499519348</text:p>
          </table:table-cell>
          <table:table-cell office:value-type="float" office:value="0.11351443889194" calcext:value-type="float">
            <text:p>0.11351443889194</text:p>
          </table:table-cell>
          <table:table-cell office:value-type="float" office:value="0.0466739654541016" calcext:value-type="float">
            <text:p>0.046673965454102</text:p>
          </table:table-cell>
          <table:table-cell office:value-type="float" office:value="0.00130794978681294" calcext:value-type="float">
            <text:p>0.0013079497868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{'min_samples_leaf': 5, 'min_samples_split': 3, 'n_estimators': 300}</text:p>
          </table:table-cell>
          <table:table-cell office:value-type="float" office:value="-438.885411690734" calcext:value-type="float">
            <text:p>-438.885411690734</text:p>
          </table:table-cell>
          <table:table-cell office:value-type="float" office:value="-292.52076842357" calcext:value-type="float">
            <text:p>-292.52076842357</text:p>
          </table:table-cell>
          <table:table-cell office:value-type="float" office:value="-187.094385415038" calcext:value-type="float">
            <text:p>-187.094385415038</text:p>
          </table:table-cell>
          <table:table-cell office:value-type="float" office:value="-135.795711599131" calcext:value-type="float">
            <text:p>-135.795711599131</text:p>
          </table:table-cell>
          <table:table-cell office:value-type="float" office:value="-106.500999776081" calcext:value-type="float">
            <text:p>-106.500999776081</text:p>
          </table:table-cell>
          <table:table-cell office:value-type="float" office:value="-232.159455380911" calcext:value-type="float">
            <text:p>-232.159455380911</text:p>
          </table:table-cell>
          <table:table-cell office:value-type="float" office:value="121.231999270907" calcext:value-type="float">
            <text:p>121.231999270907</text:p>
          </table:table-cell>
          <table:table-cell office:value-type="float" office:value="55" calcext:value-type="float">
            <text:p>55</text:p>
          </table:table-cell>
          <table:table-cell office:value-type="float" office:value="-80.9402258276827" calcext:value-type="float">
            <text:p>-80.9402258276827</text:p>
          </table:table-cell>
          <table:table-cell office:value-type="float" office:value="-43.0216842678817" calcext:value-type="float">
            <text:p>-43.0216842678817</text:p>
          </table:table-cell>
          <table:table-cell office:value-type="float" office:value="-38.9834238853654" calcext:value-type="float">
            <text:p>-38.9834238853654</text:p>
          </table:table-cell>
          <table:table-cell office:value-type="float" office:value="-17.8696227490146" calcext:value-type="float">
            <text:p>-17.8696227490146</text:p>
          </table:table-cell>
          <table:table-cell office:value-type="float" office:value="-13.6345384787372" calcext:value-type="float">
            <text:p>-13.6345384787372</text:p>
          </table:table-cell>
          <table:table-cell office:value-type="float" office:value="-38.8898990417363" calcext:value-type="float">
            <text:p>-38.8898990417363</text:p>
          </table:table-cell>
          <table:table-cell office:value-type="float" office:value="23.9374001572673" calcext:value-type="float">
            <text:p>23.9374001572673</text:p>
          </table:table-cell>
          <table:table-cell office:value-type="float" office:value="49" calcext:value-type="float">
            <text:p>49</text:p>
          </table:table-cell>
          <table:table-cell table:number-columns-repeated="99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.0396228313446" calcext:value-type="float">
            <text:p>3.0396228313446</text:p>
          </table:table-cell>
          <table:table-cell office:value-type="float" office:value="0.260223714913145" calcext:value-type="float">
            <text:p>0.260223714913145</text:p>
          </table:table-cell>
          <table:table-cell office:value-type="float" office:value="0.0597856521606445" calcext:value-type="float">
            <text:p>0.059785652160645</text:p>
          </table:table-cell>
          <table:table-cell office:value-type="float" office:value="0.00766854571176499" calcext:value-type="float">
            <text:p>0.0076685457117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{'min_samples_leaf': 5, 'min_samples_split': 4, 'n_estimators': 300}</text:p>
          </table:table-cell>
          <table:table-cell office:value-type="float" office:value="-438.885411690734" calcext:value-type="float">
            <text:p>-438.885411690734</text:p>
          </table:table-cell>
          <table:table-cell office:value-type="float" office:value="-292.52076842357" calcext:value-type="float">
            <text:p>-292.52076842357</text:p>
          </table:table-cell>
          <table:table-cell office:value-type="float" office:value="-187.094385415038" calcext:value-type="float">
            <text:p>-187.094385415038</text:p>
          </table:table-cell>
          <table:table-cell office:value-type="float" office:value="-135.795711599131" calcext:value-type="float">
            <text:p>-135.795711599131</text:p>
          </table:table-cell>
          <table:table-cell office:value-type="float" office:value="-106.500999776081" calcext:value-type="float">
            <text:p>-106.500999776081</text:p>
          </table:table-cell>
          <table:table-cell office:value-type="float" office:value="-232.159455380911" calcext:value-type="float">
            <text:p>-232.159455380911</text:p>
          </table:table-cell>
          <table:table-cell office:value-type="float" office:value="121.231999270907" calcext:value-type="float">
            <text:p>121.231999270907</text:p>
          </table:table-cell>
          <table:table-cell office:value-type="float" office:value="55" calcext:value-type="float">
            <text:p>55</text:p>
          </table:table-cell>
          <table:table-cell office:value-type="float" office:value="-80.9402258276827" calcext:value-type="float">
            <text:p>-80.9402258276827</text:p>
          </table:table-cell>
          <table:table-cell office:value-type="float" office:value="-43.0216842678817" calcext:value-type="float">
            <text:p>-43.0216842678817</text:p>
          </table:table-cell>
          <table:table-cell office:value-type="float" office:value="-38.9834238853654" calcext:value-type="float">
            <text:p>-38.9834238853654</text:p>
          </table:table-cell>
          <table:table-cell office:value-type="float" office:value="-17.8696227490146" calcext:value-type="float">
            <text:p>-17.8696227490146</text:p>
          </table:table-cell>
          <table:table-cell office:value-type="float" office:value="-13.6345384787372" calcext:value-type="float">
            <text:p>-13.6345384787372</text:p>
          </table:table-cell>
          <table:table-cell office:value-type="float" office:value="-38.8898990417363" calcext:value-type="float">
            <text:p>-38.8898990417363</text:p>
          </table:table-cell>
          <table:table-cell office:value-type="float" office:value="23.9374001572673" calcext:value-type="float">
            <text:p>23.9374001572673</text:p>
          </table:table-cell>
          <table:table-cell office:value-type="float" office:value="49" calcext:value-type="float">
            <text:p>49</text:p>
          </table:table-cell>
          <table:table-cell table:number-columns-repeated="99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09233093261719" calcext:value-type="float">
            <text:p>0.409233093261719</text:p>
          </table:table-cell>
          <table:table-cell office:value-type="float" office:value="0.0265642406132807" calcext:value-type="float">
            <text:p>0.026564240613281</text:p>
          </table:table-cell>
          <table:table-cell office:value-type="float" office:value="0.00998406410217285" calcext:value-type="float">
            <text:p>0.009984064102173</text:p>
          </table:table-cell>
          <table:table-cell office:value-type="float" office:value="0.000811346480290062" calcext:value-type="float">
            <text:p>0.000811346480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{'min_samples_leaf': 4, 'min_samples_split': 2, 'n_estimators': 50}</text:p>
          </table:table-cell>
          <table:table-cell office:value-type="float" office:value="-436.475589410589" calcext:value-type="float">
            <text:p>-436.475589410589</text:p>
          </table:table-cell>
          <table:table-cell office:value-type="float" office:value="-294.350085969586" calcext:value-type="float">
            <text:p>-294.350085969586</text:p>
          </table:table-cell>
          <table:table-cell office:value-type="float" office:value="-190.064591991342" calcext:value-type="float">
            <text:p>-190.064591991342</text:p>
          </table:table-cell>
          <table:table-cell office:value-type="float" office:value="-136.268259379509" calcext:value-type="float">
            <text:p>-136.268259379509</text:p>
          </table:table-cell>
          <table:table-cell office:value-type="float" office:value="-104.733818126318" calcext:value-type="float">
            <text:p>-104.733818126318</text:p>
          </table:table-cell>
          <table:table-cell office:value-type="float" office:value="-232.378468975469" calcext:value-type="float">
            <text:p>-232.378468975469</text:p>
          </table:table-cell>
          <table:table-cell office:value-type="float" office:value="120.678837703371" calcext:value-type="float">
            <text:p>120.678837703371</text:p>
          </table:table-cell>
          <table:table-cell office:value-type="float" office:value="58" calcext:value-type="float">
            <text:p>58</text:p>
          </table:table-cell>
          <table:table-cell office:value-type="float" office:value="-80.9150642981829" calcext:value-type="float">
            <text:p>-80.9150642981829</text:p>
          </table:table-cell>
          <table:table-cell office:value-type="float" office:value="-43.2330265152151" calcext:value-type="float">
            <text:p>-43.2330265152151</text:p>
          </table:table-cell>
          <table:table-cell office:value-type="float" office:value="-39.7400983096839" calcext:value-type="float">
            <text:p>-39.7400983096839</text:p>
          </table:table-cell>
          <table:table-cell office:value-type="float" office:value="-17.9729915049161" calcext:value-type="float">
            <text:p>-17.9729915049161</text:p>
          </table:table-cell>
          <table:table-cell office:value-type="float" office:value="-14.0164422080721" calcext:value-type="float">
            <text:p>-14.0164422080721</text:p>
          </table:table-cell>
          <table:table-cell office:value-type="float" office:value="-39.175524567214" calcext:value-type="float">
            <text:p>-39.175524567214</text:p>
          </table:table-cell>
          <table:table-cell office:value-type="float" office:value="23.8390355339044" calcext:value-type="float">
            <text:p>23.8390355339044</text:p>
          </table:table-cell>
          <table:table-cell office:value-type="float" office:value="88" calcext:value-type="float">
            <text:p>88</text:p>
          </table:table-cell>
          <table:table-cell table:number-columns-repeated="99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68563461303711" calcext:value-type="float">
            <text:p>0.368563461303711</text:p>
          </table:table-cell>
          <table:table-cell office:value-type="float" office:value="0.0145073239582949" calcext:value-type="float">
            <text:p>0.014507323958295</text:p>
          </table:table-cell>
          <table:table-cell office:value-type="float" office:value="0.00908064842224121" calcext:value-type="float">
            <text:p>0.009080648422241</text:p>
          </table:table-cell>
          <table:table-cell office:value-type="float" office:value="0.000525473531490111" calcext:value-type="float">
            <text:p>0.0005254735314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{'min_samples_leaf': 4, 'min_samples_split': 3, 'n_estimators': 50}</text:p>
          </table:table-cell>
          <table:table-cell office:value-type="float" office:value="-436.475589410589" calcext:value-type="float">
            <text:p>-436.475589410589</text:p>
          </table:table-cell>
          <table:table-cell office:value-type="float" office:value="-294.350085969586" calcext:value-type="float">
            <text:p>-294.350085969586</text:p>
          </table:table-cell>
          <table:table-cell office:value-type="float" office:value="-190.064591991342" calcext:value-type="float">
            <text:p>-190.064591991342</text:p>
          </table:table-cell>
          <table:table-cell office:value-type="float" office:value="-136.268259379509" calcext:value-type="float">
            <text:p>-136.268259379509</text:p>
          </table:table-cell>
          <table:table-cell office:value-type="float" office:value="-104.733818126318" calcext:value-type="float">
            <text:p>-104.733818126318</text:p>
          </table:table-cell>
          <table:table-cell office:value-type="float" office:value="-232.378468975469" calcext:value-type="float">
            <text:p>-232.378468975469</text:p>
          </table:table-cell>
          <table:table-cell office:value-type="float" office:value="120.678837703371" calcext:value-type="float">
            <text:p>120.678837703371</text:p>
          </table:table-cell>
          <table:table-cell office:value-type="float" office:value="58" calcext:value-type="float">
            <text:p>58</text:p>
          </table:table-cell>
          <table:table-cell office:value-type="float" office:value="-80.9150642981829" calcext:value-type="float">
            <text:p>-80.9150642981829</text:p>
          </table:table-cell>
          <table:table-cell office:value-type="float" office:value="-43.2330265152151" calcext:value-type="float">
            <text:p>-43.2330265152151</text:p>
          </table:table-cell>
          <table:table-cell office:value-type="float" office:value="-39.7400983096839" calcext:value-type="float">
            <text:p>-39.7400983096839</text:p>
          </table:table-cell>
          <table:table-cell office:value-type="float" office:value="-17.9729915049161" calcext:value-type="float">
            <text:p>-17.9729915049161</text:p>
          </table:table-cell>
          <table:table-cell office:value-type="float" office:value="-14.0164422080721" calcext:value-type="float">
            <text:p>-14.0164422080721</text:p>
          </table:table-cell>
          <table:table-cell office:value-type="float" office:value="-39.175524567214" calcext:value-type="float">
            <text:p>-39.175524567214</text:p>
          </table:table-cell>
          <table:table-cell office:value-type="float" office:value="23.8390355339044" calcext:value-type="float">
            <text:p>23.8390355339044</text:p>
          </table:table-cell>
          <table:table-cell office:value-type="float" office:value="88" calcext:value-type="float">
            <text:p>88</text:p>
          </table:table-cell>
          <table:table-cell table:number-columns-repeated="99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9860200881958" calcext:value-type="float">
            <text:p>0.39860200881958</text:p>
          </table:table-cell>
          <table:table-cell office:value-type="float" office:value="0.0234057245459926" calcext:value-type="float">
            <text:p>0.023405724545993</text:p>
          </table:table-cell>
          <table:table-cell office:value-type="float" office:value="0.00929155349731445" calcext:value-type="float">
            <text:p>0.009291553497314</text:p>
          </table:table-cell>
          <table:table-cell office:value-type="float" office:value="0.000405525560556322" calcext:value-type="float">
            <text:p>0.0004055255605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{'min_samples_leaf': 4, 'min_samples_split': 4, 'n_estimators': 50}</text:p>
          </table:table-cell>
          <table:table-cell office:value-type="float" office:value="-436.475589410589" calcext:value-type="float">
            <text:p>-436.475589410589</text:p>
          </table:table-cell>
          <table:table-cell office:value-type="float" office:value="-294.350085969586" calcext:value-type="float">
            <text:p>-294.350085969586</text:p>
          </table:table-cell>
          <table:table-cell office:value-type="float" office:value="-190.064591991342" calcext:value-type="float">
            <text:p>-190.064591991342</text:p>
          </table:table-cell>
          <table:table-cell office:value-type="float" office:value="-136.268259379509" calcext:value-type="float">
            <text:p>-136.268259379509</text:p>
          </table:table-cell>
          <table:table-cell office:value-type="float" office:value="-104.733818126318" calcext:value-type="float">
            <text:p>-104.733818126318</text:p>
          </table:table-cell>
          <table:table-cell office:value-type="float" office:value="-232.378468975469" calcext:value-type="float">
            <text:p>-232.378468975469</text:p>
          </table:table-cell>
          <table:table-cell office:value-type="float" office:value="120.678837703371" calcext:value-type="float">
            <text:p>120.678837703371</text:p>
          </table:table-cell>
          <table:table-cell office:value-type="float" office:value="58" calcext:value-type="float">
            <text:p>58</text:p>
          </table:table-cell>
          <table:table-cell office:value-type="float" office:value="-80.9150642981829" calcext:value-type="float">
            <text:p>-80.9150642981829</text:p>
          </table:table-cell>
          <table:table-cell office:value-type="float" office:value="-43.2330265152151" calcext:value-type="float">
            <text:p>-43.2330265152151</text:p>
          </table:table-cell>
          <table:table-cell office:value-type="float" office:value="-39.7400983096839" calcext:value-type="float">
            <text:p>-39.7400983096839</text:p>
          </table:table-cell>
          <table:table-cell office:value-type="float" office:value="-17.9729915049161" calcext:value-type="float">
            <text:p>-17.9729915049161</text:p>
          </table:table-cell>
          <table:table-cell office:value-type="float" office:value="-14.0164422080721" calcext:value-type="float">
            <text:p>-14.0164422080721</text:p>
          </table:table-cell>
          <table:table-cell office:value-type="float" office:value="-39.175524567214" calcext:value-type="float">
            <text:p>-39.175524567214</text:p>
          </table:table-cell>
          <table:table-cell office:value-type="float" office:value="23.8390355339044" calcext:value-type="float">
            <text:p>23.8390355339044</text:p>
          </table:table-cell>
          <table:table-cell office:value-type="float" office:value="88" calcext:value-type="float">
            <text:p>88</text:p>
          </table:table-cell>
          <table:table-cell table:number-columns-repeated="99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08596277236939" calcext:value-type="float">
            <text:p>0.708596277236939</text:p>
          </table:table-cell>
          <table:table-cell office:value-type="float" office:value="0.068542622834137" calcext:value-type="float">
            <text:p>0.068542622834137</text:p>
          </table:table-cell>
          <table:table-cell office:value-type="float" office:value="0.0194353103637695" calcext:value-type="float">
            <text:p>0.01943531036377</text:p>
          </table:table-cell>
          <table:table-cell office:value-type="float" office:value="0.00164267817201489" calcext:value-type="float">
            <text:p>0.00164267817201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{'min_samples_leaf': 8, 'min_samples_split': 2, 'n_estimators': 100}</text:p>
          </table:table-cell>
          <table:table-cell office:value-type="float" office:value="-438.06612875947" calcext:value-type="float">
            <text:p>-438.06612875947</text:p>
          </table:table-cell>
          <table:table-cell office:value-type="float" office:value="-294.05765595435" calcext:value-type="float">
            <text:p>-294.05765595435</text:p>
          </table:table-cell>
          <table:table-cell office:value-type="float" office:value="-189.05753139111" calcext:value-type="float">
            <text:p>-189.05753139111</text:p>
          </table:table-cell>
          <table:table-cell office:value-type="float" office:value="-134.41983082587" calcext:value-type="float">
            <text:p>-134.41983082587</text:p>
          </table:table-cell>
          <table:table-cell office:value-type="float" office:value="-106.65848327159" calcext:value-type="float">
            <text:p>-106.65848327159</text:p>
          </table:table-cell>
          <table:table-cell office:value-type="float" office:value="-232.451926040478" calcext:value-type="float">
            <text:p>-232.451926040478</text:p>
          </table:table-cell>
          <table:table-cell office:value-type="float" office:value="121.152648952293" calcext:value-type="float">
            <text:p>121.152648952293</text:p>
          </table:table-cell>
          <table:table-cell office:value-type="float" office:value="61" calcext:value-type="float">
            <text:p>61</text:p>
          </table:table-cell>
          <table:table-cell office:value-type="float" office:value="-80.3127978905977" calcext:value-type="float">
            <text:p>-80.3127978905977</text:p>
          </table:table-cell>
          <table:table-cell office:value-type="float" office:value="-43.0941116653401" calcext:value-type="float">
            <text:p>-43.0941116653401</text:p>
          </table:table-cell>
          <table:table-cell office:value-type="float" office:value="-39.1520273550051" calcext:value-type="float">
            <text:p>-39.1520273550051</text:p>
          </table:table-cell>
          <table:table-cell office:value-type="float" office:value="-18.0804521583068" calcext:value-type="float">
            <text:p>-18.0804521583068</text:p>
          </table:table-cell>
          <table:table-cell office:value-type="float" office:value="-13.5095790559971" calcext:value-type="float">
            <text:p>-13.5095790559971</text:p>
          </table:table-cell>
          <table:table-cell office:value-type="float" office:value="-38.8297936250494" calcext:value-type="float">
            <text:p>-38.8297936250494</text:p>
          </table:table-cell>
          <table:table-cell office:value-type="float" office:value="23.7098136768187" calcext:value-type="float">
            <text:p>23.7098136768187</text:p>
          </table:table-cell>
          <table:table-cell office:value-type="float" office:value="43" calcext:value-type="float">
            <text:p>43</text:p>
          </table:table-cell>
          <table:table-cell table:number-columns-repeated="99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29154205322266" calcext:value-type="float">
            <text:p>0.629154205322266</text:p>
          </table:table-cell>
          <table:table-cell office:value-type="float" office:value="0.0296553724649547" calcext:value-type="float">
            <text:p>0.029655372464955</text:p>
          </table:table-cell>
          <table:table-cell office:value-type="float" office:value="0.0160280704498291" calcext:value-type="float">
            <text:p>0.016028070449829</text:p>
          </table:table-cell>
          <table:table-cell office:value-type="float" office:value="0.000614634525632912" calcext:value-type="float">
            <text:p>0.00061463452563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{'min_samples_leaf': 8, 'min_samples_split': 3, 'n_estimators': 100}</text:p>
          </table:table-cell>
          <table:table-cell office:value-type="float" office:value="-438.06612875947" calcext:value-type="float">
            <text:p>-438.06612875947</text:p>
          </table:table-cell>
          <table:table-cell office:value-type="float" office:value="-294.05765595435" calcext:value-type="float">
            <text:p>-294.05765595435</text:p>
          </table:table-cell>
          <table:table-cell office:value-type="float" office:value="-189.05753139111" calcext:value-type="float">
            <text:p>-189.05753139111</text:p>
          </table:table-cell>
          <table:table-cell office:value-type="float" office:value="-134.41983082587" calcext:value-type="float">
            <text:p>-134.41983082587</text:p>
          </table:table-cell>
          <table:table-cell office:value-type="float" office:value="-106.65848327159" calcext:value-type="float">
            <text:p>-106.65848327159</text:p>
          </table:table-cell>
          <table:table-cell office:value-type="float" office:value="-232.451926040478" calcext:value-type="float">
            <text:p>-232.451926040478</text:p>
          </table:table-cell>
          <table:table-cell office:value-type="float" office:value="121.152648952293" calcext:value-type="float">
            <text:p>121.152648952293</text:p>
          </table:table-cell>
          <table:table-cell office:value-type="float" office:value="61" calcext:value-type="float">
            <text:p>61</text:p>
          </table:table-cell>
          <table:table-cell office:value-type="float" office:value="-80.3127978905977" calcext:value-type="float">
            <text:p>-80.3127978905977</text:p>
          </table:table-cell>
          <table:table-cell office:value-type="float" office:value="-43.0941116653401" calcext:value-type="float">
            <text:p>-43.0941116653401</text:p>
          </table:table-cell>
          <table:table-cell office:value-type="float" office:value="-39.1520273550051" calcext:value-type="float">
            <text:p>-39.1520273550051</text:p>
          </table:table-cell>
          <table:table-cell office:value-type="float" office:value="-18.0804521583068" calcext:value-type="float">
            <text:p>-18.0804521583068</text:p>
          </table:table-cell>
          <table:table-cell office:value-type="float" office:value="-13.5095790559971" calcext:value-type="float">
            <text:p>-13.5095790559971</text:p>
          </table:table-cell>
          <table:table-cell office:value-type="float" office:value="-38.8297936250494" calcext:value-type="float">
            <text:p>-38.8297936250494</text:p>
          </table:table-cell>
          <table:table-cell office:value-type="float" office:value="23.7098136768187" calcext:value-type="float">
            <text:p>23.7098136768187</text:p>
          </table:table-cell>
          <table:table-cell office:value-type="float" office:value="43" calcext:value-type="float">
            <text:p>43</text:p>
          </table:table-cell>
          <table:table-cell table:number-columns-repeated="99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14006948471069" calcext:value-type="float">
            <text:p>0.614006948471069</text:p>
          </table:table-cell>
          <table:table-cell office:value-type="float" office:value="0.00590817081879397" calcext:value-type="float">
            <text:p>0.005908170818794</text:p>
          </table:table-cell>
          <table:table-cell office:value-type="float" office:value="0.0155555248260498" calcext:value-type="float">
            <text:p>0.01555552482605</text:p>
          </table:table-cell>
          <table:table-cell office:value-type="float" office:value="0.000366980661410788" calcext:value-type="float">
            <text:p>0.0003669806614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{'min_samples_leaf': 8, 'min_samples_split': 4, 'n_estimators': 100}</text:p>
          </table:table-cell>
          <table:table-cell office:value-type="float" office:value="-438.06612875947" calcext:value-type="float">
            <text:p>-438.06612875947</text:p>
          </table:table-cell>
          <table:table-cell office:value-type="float" office:value="-294.05765595435" calcext:value-type="float">
            <text:p>-294.05765595435</text:p>
          </table:table-cell>
          <table:table-cell office:value-type="float" office:value="-189.05753139111" calcext:value-type="float">
            <text:p>-189.05753139111</text:p>
          </table:table-cell>
          <table:table-cell office:value-type="float" office:value="-134.41983082587" calcext:value-type="float">
            <text:p>-134.41983082587</text:p>
          </table:table-cell>
          <table:table-cell office:value-type="float" office:value="-106.65848327159" calcext:value-type="float">
            <text:p>-106.65848327159</text:p>
          </table:table-cell>
          <table:table-cell office:value-type="float" office:value="-232.451926040478" calcext:value-type="float">
            <text:p>-232.451926040478</text:p>
          </table:table-cell>
          <table:table-cell office:value-type="float" office:value="121.152648952293" calcext:value-type="float">
            <text:p>121.152648952293</text:p>
          </table:table-cell>
          <table:table-cell office:value-type="float" office:value="61" calcext:value-type="float">
            <text:p>61</text:p>
          </table:table-cell>
          <table:table-cell office:value-type="float" office:value="-80.3127978905977" calcext:value-type="float">
            <text:p>-80.3127978905977</text:p>
          </table:table-cell>
          <table:table-cell office:value-type="float" office:value="-43.0941116653401" calcext:value-type="float">
            <text:p>-43.0941116653401</text:p>
          </table:table-cell>
          <table:table-cell office:value-type="float" office:value="-39.1520273550051" calcext:value-type="float">
            <text:p>-39.1520273550051</text:p>
          </table:table-cell>
          <table:table-cell office:value-type="float" office:value="-18.0804521583068" calcext:value-type="float">
            <text:p>-18.0804521583068</text:p>
          </table:table-cell>
          <table:table-cell office:value-type="float" office:value="-13.5095790559971" calcext:value-type="float">
            <text:p>-13.5095790559971</text:p>
          </table:table-cell>
          <table:table-cell office:value-type="float" office:value="-38.8297936250494" calcext:value-type="float">
            <text:p>-38.8297936250494</text:p>
          </table:table-cell>
          <table:table-cell office:value-type="float" office:value="23.7098136768187" calcext:value-type="float">
            <text:p>23.7098136768187</text:p>
          </table:table-cell>
          <table:table-cell office:value-type="float" office:value="43" calcext:value-type="float">
            <text:p>43</text:p>
          </table:table-cell>
          <table:table-cell table:number-columns-repeated="99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53952050209045" calcext:value-type="float">
            <text:p>1.53952050209045</text:p>
          </table:table-cell>
          <table:table-cell office:value-type="float" office:value="0.0629980025900792" calcext:value-type="float">
            <text:p>0.062998002590079</text:p>
          </table:table-cell>
          <table:table-cell office:value-type="float" office:value="0.0314417839050293" calcext:value-type="float">
            <text:p>0.031441783905029</text:p>
          </table:table-cell>
          <table:table-cell office:value-type="float" office:value="0.00113567034336301" calcext:value-type="float">
            <text:p>0.00113567034336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{'min_samples_leaf': 6, 'min_samples_split': 2, 'n_estimators': 200}</text:p>
          </table:table-cell>
          <table:table-cell office:value-type="float" office:value="-439.196361748546" calcext:value-type="float">
            <text:p>-439.196361748546</text:p>
          </table:table-cell>
          <table:table-cell office:value-type="float" office:value="-292.537847549831" calcext:value-type="float">
            <text:p>-292.537847549831</text:p>
          </table:table-cell>
          <table:table-cell office:value-type="float" office:value="-192.304906256948" calcext:value-type="float">
            <text:p>-192.304906256948</text:p>
          </table:table-cell>
          <table:table-cell office:value-type="float" office:value="-132.943731843492" calcext:value-type="float">
            <text:p>-132.943731843492</text:p>
          </table:table-cell>
          <table:table-cell office:value-type="float" office:value="-106.212926796746" calcext:value-type="float">
            <text:p>-106.212926796746</text:p>
          </table:table-cell>
          <table:table-cell office:value-type="float" office:value="-232.639154839113" calcext:value-type="float">
            <text:p>-232.639154839113</text:p>
          </table:table-cell>
          <table:table-cell office:value-type="float" office:value="121.493500424231" calcext:value-type="float">
            <text:p>121.493500424231</text:p>
          </table:table-cell>
          <table:table-cell office:value-type="float" office:value="64" calcext:value-type="float">
            <text:p>64</text:p>
          </table:table-cell>
          <table:table-cell office:value-type="float" office:value="-80.7549059516009" calcext:value-type="float">
            <text:p>-80.7549059516009</text:p>
          </table:table-cell>
          <table:table-cell office:value-type="float" office:value="-42.8503928815143" calcext:value-type="float">
            <text:p>-42.8503928815143</text:p>
          </table:table-cell>
          <table:table-cell office:value-type="float" office:value="-38.6392787031488" calcext:value-type="float">
            <text:p>-38.6392787031488</text:p>
          </table:table-cell>
          <table:table-cell office:value-type="float" office:value="-17.9153159963123" calcext:value-type="float">
            <text:p>-17.9153159963123</text:p>
          </table:table-cell>
          <table:table-cell office:value-type="float" office:value="-13.9299686070094" calcext:value-type="float">
            <text:p>-13.9299686070094</text:p>
          </table:table-cell>
          <table:table-cell office:value-type="float" office:value="-38.8179724279171" calcext:value-type="float">
            <text:p>-38.8179724279171</text:p>
          </table:table-cell>
          <table:table-cell office:value-type="float" office:value="23.7963548453075" calcext:value-type="float">
            <text:p>23.7963548453075</text:p>
          </table:table-cell>
          <table:table-cell office:value-type="float" office:value="37" calcext:value-type="float">
            <text:p>37</text:p>
          </table:table-cell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41608505249023" calcext:value-type="float">
            <text:p>1.41608505249023</text:p>
          </table:table-cell>
          <table:table-cell office:value-type="float" office:value="0.0759953722833529" calcext:value-type="float">
            <text:p>0.075995372283353</text:p>
          </table:table-cell>
          <table:table-cell office:value-type="float" office:value="0.0318404197692871" calcext:value-type="float">
            <text:p>0.031840419769287</text:p>
          </table:table-cell>
          <table:table-cell office:value-type="float" office:value="0.00110333644236851" calcext:value-type="float">
            <text:p>0.00110333644236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{'min_samples_leaf': 6, 'min_samples_split': 3, 'n_estimators': 200}</text:p>
          </table:table-cell>
          <table:table-cell office:value-type="float" office:value="-439.196361748546" calcext:value-type="float">
            <text:p>-439.196361748546</text:p>
          </table:table-cell>
          <table:table-cell office:value-type="float" office:value="-292.537847549831" calcext:value-type="float">
            <text:p>-292.537847549831</text:p>
          </table:table-cell>
          <table:table-cell office:value-type="float" office:value="-192.304906256948" calcext:value-type="float">
            <text:p>-192.304906256948</text:p>
          </table:table-cell>
          <table:table-cell office:value-type="float" office:value="-132.943731843492" calcext:value-type="float">
            <text:p>-132.943731843492</text:p>
          </table:table-cell>
          <table:table-cell office:value-type="float" office:value="-106.212926796746" calcext:value-type="float">
            <text:p>-106.212926796746</text:p>
          </table:table-cell>
          <table:table-cell office:value-type="float" office:value="-232.639154839113" calcext:value-type="float">
            <text:p>-232.639154839113</text:p>
          </table:table-cell>
          <table:table-cell office:value-type="float" office:value="121.493500424231" calcext:value-type="float">
            <text:p>121.493500424231</text:p>
          </table:table-cell>
          <table:table-cell office:value-type="float" office:value="64" calcext:value-type="float">
            <text:p>64</text:p>
          </table:table-cell>
          <table:table-cell office:value-type="float" office:value="-80.7549059516009" calcext:value-type="float">
            <text:p>-80.7549059516009</text:p>
          </table:table-cell>
          <table:table-cell office:value-type="float" office:value="-42.8503928815143" calcext:value-type="float">
            <text:p>-42.8503928815143</text:p>
          </table:table-cell>
          <table:table-cell office:value-type="float" office:value="-38.6392787031488" calcext:value-type="float">
            <text:p>-38.6392787031488</text:p>
          </table:table-cell>
          <table:table-cell office:value-type="float" office:value="-17.9153159963123" calcext:value-type="float">
            <text:p>-17.9153159963123</text:p>
          </table:table-cell>
          <table:table-cell office:value-type="float" office:value="-13.9299686070094" calcext:value-type="float">
            <text:p>-13.9299686070094</text:p>
          </table:table-cell>
          <table:table-cell office:value-type="float" office:value="-38.8179724279171" calcext:value-type="float">
            <text:p>-38.8179724279171</text:p>
          </table:table-cell>
          <table:table-cell office:value-type="float" office:value="23.7963548453075" calcext:value-type="float">
            <text:p>23.7963548453075</text:p>
          </table:table-cell>
          <table:table-cell office:value-type="float" office:value="37" calcext:value-type="float">
            <text:p>37</text:p>
          </table:table-cell>
          <table:table-cell table:number-columns-repeated="99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34347605705261" calcext:value-type="float">
            <text:p>1.34347605705261</text:p>
          </table:table-cell>
          <table:table-cell office:value-type="float" office:value="0.0259782457749532" calcext:value-type="float">
            <text:p>0.025978245774953</text:p>
          </table:table-cell>
          <table:table-cell office:value-type="float" office:value="0.0313423633575439" calcext:value-type="float">
            <text:p>0.031342363357544</text:p>
          </table:table-cell>
          <table:table-cell office:value-type="float" office:value="0.000447051063243069" calcext:value-type="float">
            <text:p>0.00044705106324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{'min_samples_leaf': 6, 'min_samples_split': 4, 'n_estimators': 200}</text:p>
          </table:table-cell>
          <table:table-cell office:value-type="float" office:value="-439.196361748546" calcext:value-type="float">
            <text:p>-439.196361748546</text:p>
          </table:table-cell>
          <table:table-cell office:value-type="float" office:value="-292.537847549831" calcext:value-type="float">
            <text:p>-292.537847549831</text:p>
          </table:table-cell>
          <table:table-cell office:value-type="float" office:value="-192.304906256948" calcext:value-type="float">
            <text:p>-192.304906256948</text:p>
          </table:table-cell>
          <table:table-cell office:value-type="float" office:value="-132.943731843492" calcext:value-type="float">
            <text:p>-132.943731843492</text:p>
          </table:table-cell>
          <table:table-cell office:value-type="float" office:value="-106.212926796746" calcext:value-type="float">
            <text:p>-106.212926796746</text:p>
          </table:table-cell>
          <table:table-cell office:value-type="float" office:value="-232.639154839113" calcext:value-type="float">
            <text:p>-232.639154839113</text:p>
          </table:table-cell>
          <table:table-cell office:value-type="float" office:value="121.493500424231" calcext:value-type="float">
            <text:p>121.493500424231</text:p>
          </table:table-cell>
          <table:table-cell office:value-type="float" office:value="64" calcext:value-type="float">
            <text:p>64</text:p>
          </table:table-cell>
          <table:table-cell office:value-type="float" office:value="-80.7549059516009" calcext:value-type="float">
            <text:p>-80.7549059516009</text:p>
          </table:table-cell>
          <table:table-cell office:value-type="float" office:value="-42.8503928815143" calcext:value-type="float">
            <text:p>-42.8503928815143</text:p>
          </table:table-cell>
          <table:table-cell office:value-type="float" office:value="-38.6392787031488" calcext:value-type="float">
            <text:p>-38.6392787031488</text:p>
          </table:table-cell>
          <table:table-cell office:value-type="float" office:value="-17.9153159963123" calcext:value-type="float">
            <text:p>-17.9153159963123</text:p>
          </table:table-cell>
          <table:table-cell office:value-type="float" office:value="-13.9299686070094" calcext:value-type="float">
            <text:p>-13.9299686070094</text:p>
          </table:table-cell>
          <table:table-cell office:value-type="float" office:value="-38.8179724279171" calcext:value-type="float">
            <text:p>-38.8179724279171</text:p>
          </table:table-cell>
          <table:table-cell office:value-type="float" office:value="23.7963548453075" calcext:value-type="float">
            <text:p>23.7963548453075</text:p>
          </table:table-cell>
          <table:table-cell office:value-type="float" office:value="37" calcext:value-type="float">
            <text:p>37</text:p>
          </table:table-cell>
          <table:table-cell table:number-columns-repeated="99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754084253311157" calcext:value-type="float">
            <text:p>0.754084253311157</text:p>
          </table:table-cell>
          <table:table-cell office:value-type="float" office:value="0.0276537108798673" calcext:value-type="float">
            <text:p>0.027653710879867</text:p>
          </table:table-cell>
          <table:table-cell office:value-type="float" office:value="0.017292594909668" calcext:value-type="float">
            <text:p>0.017292594909668</text:p>
          </table:table-cell>
          <table:table-cell office:value-type="float" office:value="0.00120563523110436" calcext:value-type="float">
            <text:p>0.0012056352311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{'min_samples_leaf': 4, 'min_samples_split': 2, 'n_estimators': 100}</text:p>
          </table:table-cell>
          <table:table-cell office:value-type="float" office:value="-437.97057012432" calcext:value-type="float">
            <text:p>-437.97057012432</text:p>
          </table:table-cell>
          <table:table-cell office:value-type="float" office:value="-294.556948634699" calcext:value-type="float">
            <text:p>-294.556948634699</text:p>
          </table:table-cell>
          <table:table-cell office:value-type="float" office:value="-189.785196789322" calcext:value-type="float">
            <text:p>-189.785196789322</text:p>
          </table:table-cell>
          <table:table-cell office:value-type="float" office:value="-137.559451146076" calcext:value-type="float">
            <text:p>-137.559451146076</text:p>
          </table:table-cell>
          <table:table-cell office:value-type="float" office:value="-106.8248503996" calcext:value-type="float">
            <text:p>-106.8248503996</text:p>
          </table:table-cell>
          <table:table-cell office:value-type="float" office:value="-233.339403418803" calcext:value-type="float">
            <text:p>-233.339403418803</text:p>
          </table:table-cell>
          <table:table-cell office:value-type="float" office:value="120.580431685792" calcext:value-type="float">
            <text:p>120.580431685792</text:p>
          </table:table-cell>
          <table:table-cell office:value-type="float" office:value="67" calcext:value-type="float">
            <text:p>67</text:p>
          </table:table-cell>
          <table:table-cell office:value-type="float" office:value="-80.9764409992456" calcext:value-type="float">
            <text:p>-80.9764409992456</text:p>
          </table:table-cell>
          <table:table-cell office:value-type="float" office:value="-43.1522342270482" calcext:value-type="float">
            <text:p>-43.1522342270482</text:p>
          </table:table-cell>
          <table:table-cell office:value-type="float" office:value="-39.8863677390158" calcext:value-type="float">
            <text:p>-39.8863677390158</text:p>
          </table:table-cell>
          <table:table-cell office:value-type="float" office:value="-17.9289072093299" calcext:value-type="float">
            <text:p>-17.9289072093299</text:p>
          </table:table-cell>
          <table:table-cell office:value-type="float" office:value="-13.4184943782308" calcext:value-type="float">
            <text:p>-13.4184943782308</text:p>
          </table:table-cell>
          <table:table-cell office:value-type="float" office:value="-39.0724889105741" calcext:value-type="float">
            <text:p>-39.0724889105741</text:p>
          </table:table-cell>
          <table:table-cell office:value-type="float" office:value="23.9934424535832" calcext:value-type="float">
            <text:p>23.9934424535832</text:p>
          </table:table-cell>
          <table:table-cell office:value-type="float" office:value="82" calcext:value-type="float">
            <text:p>82</text:p>
          </table:table-cell>
          <table:table-cell table:number-columns-repeated="99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78501091003418" calcext:value-type="float">
            <text:p>0.78501091003418</text:p>
          </table:table-cell>
          <table:table-cell office:value-type="float" office:value="0.0418085923138469" calcext:value-type="float">
            <text:p>0.041808592313847</text:p>
          </table:table-cell>
          <table:table-cell office:value-type="float" office:value="0.018097448348999" calcext:value-type="float">
            <text:p>0.018097448348999</text:p>
          </table:table-cell>
          <table:table-cell office:value-type="float" office:value="0.0015101932018112" calcext:value-type="float">
            <text:p>0.0015101932018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{'min_samples_leaf': 4, 'min_samples_split': 3, 'n_estimators': 100}</text:p>
          </table:table-cell>
          <table:table-cell office:value-type="float" office:value="-437.97057012432" calcext:value-type="float">
            <text:p>-437.97057012432</text:p>
          </table:table-cell>
          <table:table-cell office:value-type="float" office:value="-294.556948634699" calcext:value-type="float">
            <text:p>-294.556948634699</text:p>
          </table:table-cell>
          <table:table-cell office:value-type="float" office:value="-189.785196789322" calcext:value-type="float">
            <text:p>-189.785196789322</text:p>
          </table:table-cell>
          <table:table-cell office:value-type="float" office:value="-137.559451146076" calcext:value-type="float">
            <text:p>-137.559451146076</text:p>
          </table:table-cell>
          <table:table-cell office:value-type="float" office:value="-106.8248503996" calcext:value-type="float">
            <text:p>-106.8248503996</text:p>
          </table:table-cell>
          <table:table-cell office:value-type="float" office:value="-233.339403418803" calcext:value-type="float">
            <text:p>-233.339403418803</text:p>
          </table:table-cell>
          <table:table-cell office:value-type="float" office:value="120.580431685792" calcext:value-type="float">
            <text:p>120.580431685792</text:p>
          </table:table-cell>
          <table:table-cell office:value-type="float" office:value="67" calcext:value-type="float">
            <text:p>67</text:p>
          </table:table-cell>
          <table:table-cell office:value-type="float" office:value="-80.9764409992456" calcext:value-type="float">
            <text:p>-80.9764409992456</text:p>
          </table:table-cell>
          <table:table-cell office:value-type="float" office:value="-43.1522342270482" calcext:value-type="float">
            <text:p>-43.1522342270482</text:p>
          </table:table-cell>
          <table:table-cell office:value-type="float" office:value="-39.8863677390158" calcext:value-type="float">
            <text:p>-39.8863677390158</text:p>
          </table:table-cell>
          <table:table-cell office:value-type="float" office:value="-17.9289072093299" calcext:value-type="float">
            <text:p>-17.9289072093299</text:p>
          </table:table-cell>
          <table:table-cell office:value-type="float" office:value="-13.4184943782308" calcext:value-type="float">
            <text:p>-13.4184943782308</text:p>
          </table:table-cell>
          <table:table-cell office:value-type="float" office:value="-39.0724889105741" calcext:value-type="float">
            <text:p>-39.0724889105741</text:p>
          </table:table-cell>
          <table:table-cell office:value-type="float" office:value="23.9934424535832" calcext:value-type="float">
            <text:p>23.9934424535832</text:p>
          </table:table-cell>
          <table:table-cell office:value-type="float" office:value="82" calcext:value-type="float">
            <text:p>82</text:p>
          </table:table-cell>
          <table:table-cell table:number-columns-repeated="99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64264345169067" calcext:value-type="float">
            <text:p>0.864264345169067</text:p>
          </table:table-cell>
          <table:table-cell office:value-type="float" office:value="0.0937124482722632" calcext:value-type="float">
            <text:p>0.093712448272263</text:p>
          </table:table-cell>
          <table:table-cell office:value-type="float" office:value="0.0184971332550049" calcext:value-type="float">
            <text:p>0.018497133255005</text:p>
          </table:table-cell>
          <table:table-cell office:value-type="float" office:value="0.00216399489592448" calcext:value-type="float">
            <text:p>0.0021639948959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{'min_samples_leaf': 4, 'min_samples_split': 4, 'n_estimators': 100}</text:p>
          </table:table-cell>
          <table:table-cell office:value-type="float" office:value="-437.97057012432" calcext:value-type="float">
            <text:p>-437.97057012432</text:p>
          </table:table-cell>
          <table:table-cell office:value-type="float" office:value="-294.556948634699" calcext:value-type="float">
            <text:p>-294.556948634699</text:p>
          </table:table-cell>
          <table:table-cell office:value-type="float" office:value="-189.785196789322" calcext:value-type="float">
            <text:p>-189.785196789322</text:p>
          </table:table-cell>
          <table:table-cell office:value-type="float" office:value="-137.559451146076" calcext:value-type="float">
            <text:p>-137.559451146076</text:p>
          </table:table-cell>
          <table:table-cell office:value-type="float" office:value="-106.8248503996" calcext:value-type="float">
            <text:p>-106.8248503996</text:p>
          </table:table-cell>
          <table:table-cell office:value-type="float" office:value="-233.339403418803" calcext:value-type="float">
            <text:p>-233.339403418803</text:p>
          </table:table-cell>
          <table:table-cell office:value-type="float" office:value="120.580431685792" calcext:value-type="float">
            <text:p>120.580431685792</text:p>
          </table:table-cell>
          <table:table-cell office:value-type="float" office:value="67" calcext:value-type="float">
            <text:p>67</text:p>
          </table:table-cell>
          <table:table-cell office:value-type="float" office:value="-80.9764409992456" calcext:value-type="float">
            <text:p>-80.9764409992456</text:p>
          </table:table-cell>
          <table:table-cell office:value-type="float" office:value="-43.1522342270482" calcext:value-type="float">
            <text:p>-43.1522342270482</text:p>
          </table:table-cell>
          <table:table-cell office:value-type="float" office:value="-39.8863677390158" calcext:value-type="float">
            <text:p>-39.8863677390158</text:p>
          </table:table-cell>
          <table:table-cell office:value-type="float" office:value="-17.9289072093299" calcext:value-type="float">
            <text:p>-17.9289072093299</text:p>
          </table:table-cell>
          <table:table-cell office:value-type="float" office:value="-13.4184943782308" calcext:value-type="float">
            <text:p>-13.4184943782308</text:p>
          </table:table-cell>
          <table:table-cell office:value-type="float" office:value="-39.0724889105741" calcext:value-type="float">
            <text:p>-39.0724889105741</text:p>
          </table:table-cell>
          <table:table-cell office:value-type="float" office:value="23.9934424535832" calcext:value-type="float">
            <text:p>23.9934424535832</text:p>
          </table:table-cell>
          <table:table-cell office:value-type="float" office:value="82" calcext:value-type="float">
            <text:p>82</text:p>
          </table:table-cell>
          <table:table-cell table:number-columns-repeated="99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23184156417847" calcext:value-type="float">
            <text:p>0.423184156417847</text:p>
          </table:table-cell>
          <table:table-cell office:value-type="float" office:value="0.0526742602075275" calcext:value-type="float">
            <text:p>0.052674260207528</text:p>
          </table:table-cell>
          <table:table-cell office:value-type="float" office:value="0.0108786106109619" calcext:value-type="float">
            <text:p>0.010878610610962</text:p>
          </table:table-cell>
          <table:table-cell office:value-type="float" office:value="0.00220212575020001" calcext:value-type="float">
            <text:p>0.002202125750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{'min_samples_leaf': 5, 'min_samples_split': 2, 'n_estimators': 50}</text:p>
          </table:table-cell>
          <table:table-cell office:value-type="float" office:value="-440.352046757336" calcext:value-type="float">
            <text:p>-440.352046757336</text:p>
          </table:table-cell>
          <table:table-cell office:value-type="float" office:value="-291.863480796981" calcext:value-type="float">
            <text:p>-291.863480796981</text:p>
          </table:table-cell>
          <table:table-cell office:value-type="float" office:value="-197.146001040154" calcext:value-type="float">
            <text:p>-197.146001040154</text:p>
          </table:table-cell>
          <table:table-cell office:value-type="float" office:value="-133.342003274503" calcext:value-type="float">
            <text:p>-133.342003274503</text:p>
          </table:table-cell>
          <table:table-cell office:value-type="float" office:value="-105.394223554224" calcext:value-type="float">
            <text:p>-105.394223554224</text:p>
          </table:table-cell>
          <table:table-cell office:value-type="float" office:value="-233.619551084639" calcext:value-type="float">
            <text:p>-233.619551084639</text:p>
          </table:table-cell>
          <table:table-cell office:value-type="float" office:value="121.620986004342" calcext:value-type="float">
            <text:p>121.620986004342</text:p>
          </table:table-cell>
          <table:table-cell office:value-type="float" office:value="70" calcext:value-type="float">
            <text:p>70</text:p>
          </table:table-cell>
          <table:table-cell office:value-type="float" office:value="-81.0107506281303" calcext:value-type="float">
            <text:p>-81.0107506281303</text:p>
          </table:table-cell>
          <table:table-cell office:value-type="float" office:value="-43.1319695179593" calcext:value-type="float">
            <text:p>-43.1319695179593</text:p>
          </table:table-cell>
          <table:table-cell office:value-type="float" office:value="-39.4641061764575" calcext:value-type="float">
            <text:p>-39.4641061764575</text:p>
          </table:table-cell>
          <table:table-cell office:value-type="float" office:value="-17.8626538516833" calcext:value-type="float">
            <text:p>-17.8626538516833</text:p>
          </table:table-cell>
          <table:table-cell office:value-type="float" office:value="-14.0810096050745" calcext:value-type="float">
            <text:p>-14.0810096050745</text:p>
          </table:table-cell>
          <table:table-cell office:value-type="float" office:value="-39.110097955861" calcext:value-type="float">
            <text:p>-39.110097955861</text:p>
          </table:table-cell>
          <table:table-cell office:value-type="float" office:value="23.8741475729545" calcext:value-type="float">
            <text:p>23.8741475729545</text:p>
          </table:table-cell>
          <table:table-cell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93979358673096" calcext:value-type="float">
            <text:p>0.393979358673096</text:p>
          </table:table-cell>
          <table:table-cell office:value-type="float" office:value="0.0420304222234445" calcext:value-type="float">
            <text:p>0.042030422223445</text:p>
          </table:table-cell>
          <table:table-cell office:value-type="float" office:value="0.00947833061218262" calcext:value-type="float">
            <text:p>0.009478330612183</text:p>
          </table:table-cell>
          <table:table-cell office:value-type="float" office:value="0.00115760803395503" calcext:value-type="float">
            <text:p>0.00115760803395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{'min_samples_leaf': 5, 'min_samples_split': 3, 'n_estimators': 50}</text:p>
          </table:table-cell>
          <table:table-cell office:value-type="float" office:value="-440.352046757336" calcext:value-type="float">
            <text:p>-440.352046757336</text:p>
          </table:table-cell>
          <table:table-cell office:value-type="float" office:value="-291.863480796981" calcext:value-type="float">
            <text:p>-291.863480796981</text:p>
          </table:table-cell>
          <table:table-cell office:value-type="float" office:value="-197.146001040154" calcext:value-type="float">
            <text:p>-197.146001040154</text:p>
          </table:table-cell>
          <table:table-cell office:value-type="float" office:value="-133.342003274503" calcext:value-type="float">
            <text:p>-133.342003274503</text:p>
          </table:table-cell>
          <table:table-cell office:value-type="float" office:value="-105.394223554224" calcext:value-type="float">
            <text:p>-105.394223554224</text:p>
          </table:table-cell>
          <table:table-cell office:value-type="float" office:value="-233.619551084639" calcext:value-type="float">
            <text:p>-233.619551084639</text:p>
          </table:table-cell>
          <table:table-cell office:value-type="float" office:value="121.620986004342" calcext:value-type="float">
            <text:p>121.620986004342</text:p>
          </table:table-cell>
          <table:table-cell office:value-type="float" office:value="70" calcext:value-type="float">
            <text:p>70</text:p>
          </table:table-cell>
          <table:table-cell office:value-type="float" office:value="-81.0107506281303" calcext:value-type="float">
            <text:p>-81.0107506281303</text:p>
          </table:table-cell>
          <table:table-cell office:value-type="float" office:value="-43.1319695179593" calcext:value-type="float">
            <text:p>-43.1319695179593</text:p>
          </table:table-cell>
          <table:table-cell office:value-type="float" office:value="-39.4641061764575" calcext:value-type="float">
            <text:p>-39.4641061764575</text:p>
          </table:table-cell>
          <table:table-cell office:value-type="float" office:value="-17.8626538516833" calcext:value-type="float">
            <text:p>-17.8626538516833</text:p>
          </table:table-cell>
          <table:table-cell office:value-type="float" office:value="-14.0810096050745" calcext:value-type="float">
            <text:p>-14.0810096050745</text:p>
          </table:table-cell>
          <table:table-cell office:value-type="float" office:value="-39.110097955861" calcext:value-type="float">
            <text:p>-39.110097955861</text:p>
          </table:table-cell>
          <table:table-cell office:value-type="float" office:value="23.8741475729545" calcext:value-type="float">
            <text:p>23.8741475729545</text:p>
          </table:table-cell>
          <table:table-cell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55375719070435" calcext:value-type="float">
            <text:p>0.455375719070435</text:p>
          </table:table-cell>
          <table:table-cell office:value-type="float" office:value="0.10229118824073" calcext:value-type="float">
            <text:p>0.10229118824073</text:p>
          </table:table-cell>
          <table:table-cell office:value-type="float" office:value="0.014488410949707" calcext:value-type="float">
            <text:p>0.014488410949707</text:p>
          </table:table-cell>
          <table:table-cell office:value-type="float" office:value="0.00505827289403741" calcext:value-type="float">
            <text:p>0.00505827289403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{'min_samples_leaf': 5, 'min_samples_split': 4, 'n_estimators': 50}</text:p>
          </table:table-cell>
          <table:table-cell office:value-type="float" office:value="-440.352046757336" calcext:value-type="float">
            <text:p>-440.352046757336</text:p>
          </table:table-cell>
          <table:table-cell office:value-type="float" office:value="-291.863480796981" calcext:value-type="float">
            <text:p>-291.863480796981</text:p>
          </table:table-cell>
          <table:table-cell office:value-type="float" office:value="-197.146001040154" calcext:value-type="float">
            <text:p>-197.146001040154</text:p>
          </table:table-cell>
          <table:table-cell office:value-type="float" office:value="-133.342003274503" calcext:value-type="float">
            <text:p>-133.342003274503</text:p>
          </table:table-cell>
          <table:table-cell office:value-type="float" office:value="-105.394223554224" calcext:value-type="float">
            <text:p>-105.394223554224</text:p>
          </table:table-cell>
          <table:table-cell office:value-type="float" office:value="-233.619551084639" calcext:value-type="float">
            <text:p>-233.619551084639</text:p>
          </table:table-cell>
          <table:table-cell office:value-type="float" office:value="121.620986004342" calcext:value-type="float">
            <text:p>121.620986004342</text:p>
          </table:table-cell>
          <table:table-cell office:value-type="float" office:value="70" calcext:value-type="float">
            <text:p>70</text:p>
          </table:table-cell>
          <table:table-cell office:value-type="float" office:value="-81.0107506281303" calcext:value-type="float">
            <text:p>-81.0107506281303</text:p>
          </table:table-cell>
          <table:table-cell office:value-type="float" office:value="-43.1319695179593" calcext:value-type="float">
            <text:p>-43.1319695179593</text:p>
          </table:table-cell>
          <table:table-cell office:value-type="float" office:value="-39.4641061764575" calcext:value-type="float">
            <text:p>-39.4641061764575</text:p>
          </table:table-cell>
          <table:table-cell office:value-type="float" office:value="-17.8626538516833" calcext:value-type="float">
            <text:p>-17.8626538516833</text:p>
          </table:table-cell>
          <table:table-cell office:value-type="float" office:value="-14.0810096050745" calcext:value-type="float">
            <text:p>-14.0810096050745</text:p>
          </table:table-cell>
          <table:table-cell office:value-type="float" office:value="-39.110097955861" calcext:value-type="float">
            <text:p>-39.110097955861</text:p>
          </table:table-cell>
          <table:table-cell office:value-type="float" office:value="23.8741475729545" calcext:value-type="float">
            <text:p>23.8741475729545</text:p>
          </table:table-cell>
          <table:table-cell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63498697280884" calcext:value-type="float">
            <text:p>1.63498697280884</text:p>
          </table:table-cell>
          <table:table-cell office:value-type="float" office:value="0.139274539757272" calcext:value-type="float">
            <text:p>0.139274539757272</text:p>
          </table:table-cell>
          <table:table-cell office:value-type="float" office:value="0.0334561824798584" calcext:value-type="float">
            <text:p>0.033456182479858</text:p>
          </table:table-cell>
          <table:table-cell office:value-type="float" office:value="0.0033973854410384" calcext:value-type="float">
            <text:p>0.00339738544103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{'min_samples_leaf': 5, 'min_samples_split': 2, 'n_estimators': 200}</text:p>
          </table:table-cell>
          <table:table-cell office:value-type="float" office:value="-438.508840763038" calcext:value-type="float">
            <text:p>-438.508840763038</text:p>
          </table:table-cell>
          <table:table-cell office:value-type="float" office:value="-291.600691329504" calcext:value-type="float">
            <text:p>-291.600691329504</text:p>
          </table:table-cell>
          <table:table-cell office:value-type="float" office:value="-196.344303953893" calcext:value-type="float">
            <text:p>-196.344303953893</text:p>
          </table:table-cell>
          <table:table-cell office:value-type="float" office:value="-135.408586812289" calcext:value-type="float">
            <text:p>-135.408586812289</text:p>
          </table:table-cell>
          <table:table-cell office:value-type="float" office:value="-106.779193005502" calcext:value-type="float">
            <text:p>-106.779193005502</text:p>
          </table:table-cell>
          <table:table-cell office:value-type="float" office:value="-233.728323172845" calcext:value-type="float">
            <text:p>-233.728323172845</text:p>
          </table:table-cell>
          <table:table-cell office:value-type="float" office:value="120.386617596629" calcext:value-type="float">
            <text:p>120.386617596629</text:p>
          </table:table-cell>
          <table:table-cell office:value-type="float" office:value="73" calcext:value-type="float">
            <text:p>73</text:p>
          </table:table-cell>
          <table:table-cell office:value-type="float" office:value="-80.8834760601809" calcext:value-type="float">
            <text:p>-80.8834760601809</text:p>
          </table:table-cell>
          <table:table-cell office:value-type="float" office:value="-42.9523462130268" calcext:value-type="float">
            <text:p>-42.9523462130268</text:p>
          </table:table-cell>
          <table:table-cell office:value-type="float" office:value="-38.9902702623357" calcext:value-type="float">
            <text:p>-38.9902702623357</text:p>
          </table:table-cell>
          <table:table-cell office:value-type="float" office:value="-17.9045546648847" calcext:value-type="float">
            <text:p>-17.9045546648847</text:p>
          </table:table-cell>
          <table:table-cell office:value-type="float" office:value="-13.7643401916557" calcext:value-type="float">
            <text:p>-13.7643401916557</text:p>
          </table:table-cell>
          <table:table-cell office:value-type="float" office:value="-38.8989974784168" calcext:value-type="float">
            <text:p>-38.8989974784168</text:p>
          </table:table-cell>
          <table:table-cell office:value-type="float" office:value="23.8815913809849" calcext:value-type="float">
            <text:p>23.8815913809849</text:p>
          </table:table-cell>
          <table:table-cell office:value-type="float" office:value="55" calcext:value-type="float">
            <text:p>55</text:p>
          </table:table-cell>
          <table:table-cell table:number-columns-repeated="99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49285917282105" calcext:value-type="float">
            <text:p>1.49285917282105</text:p>
          </table:table-cell>
          <table:table-cell office:value-type="float" office:value="0.0818241493826296" calcext:value-type="float">
            <text:p>0.08182414938263</text:p>
          </table:table-cell>
          <table:table-cell office:value-type="float" office:value="0.0320376873016357" calcext:value-type="float">
            <text:p>0.032037687301636</text:p>
          </table:table-cell>
          <table:table-cell office:value-type="float" office:value="0.0014085129718152" calcext:value-type="float">
            <text:p>0.0014085129718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{'min_samples_leaf': 5, 'min_samples_split': 3, 'n_estimators': 200}</text:p>
          </table:table-cell>
          <table:table-cell office:value-type="float" office:value="-438.508840763038" calcext:value-type="float">
            <text:p>-438.508840763038</text:p>
          </table:table-cell>
          <table:table-cell office:value-type="float" office:value="-291.600691329504" calcext:value-type="float">
            <text:p>-291.600691329504</text:p>
          </table:table-cell>
          <table:table-cell office:value-type="float" office:value="-196.344303953893" calcext:value-type="float">
            <text:p>-196.344303953893</text:p>
          </table:table-cell>
          <table:table-cell office:value-type="float" office:value="-135.408586812289" calcext:value-type="float">
            <text:p>-135.408586812289</text:p>
          </table:table-cell>
          <table:table-cell office:value-type="float" office:value="-106.779193005502" calcext:value-type="float">
            <text:p>-106.779193005502</text:p>
          </table:table-cell>
          <table:table-cell office:value-type="float" office:value="-233.728323172845" calcext:value-type="float">
            <text:p>-233.728323172845</text:p>
          </table:table-cell>
          <table:table-cell office:value-type="float" office:value="120.386617596629" calcext:value-type="float">
            <text:p>120.386617596629</text:p>
          </table:table-cell>
          <table:table-cell office:value-type="float" office:value="73" calcext:value-type="float">
            <text:p>73</text:p>
          </table:table-cell>
          <table:table-cell office:value-type="float" office:value="-80.8834760601809" calcext:value-type="float">
            <text:p>-80.8834760601809</text:p>
          </table:table-cell>
          <table:table-cell office:value-type="float" office:value="-42.9523462130268" calcext:value-type="float">
            <text:p>-42.9523462130268</text:p>
          </table:table-cell>
          <table:table-cell office:value-type="float" office:value="-38.9902702623357" calcext:value-type="float">
            <text:p>-38.9902702623357</text:p>
          </table:table-cell>
          <table:table-cell office:value-type="float" office:value="-17.9045546648847" calcext:value-type="float">
            <text:p>-17.9045546648847</text:p>
          </table:table-cell>
          <table:table-cell office:value-type="float" office:value="-13.7643401916557" calcext:value-type="float">
            <text:p>-13.7643401916557</text:p>
          </table:table-cell>
          <table:table-cell office:value-type="float" office:value="-38.8989974784168" calcext:value-type="float">
            <text:p>-38.8989974784168</text:p>
          </table:table-cell>
          <table:table-cell office:value-type="float" office:value="23.8815913809849" calcext:value-type="float">
            <text:p>23.8815913809849</text:p>
          </table:table-cell>
          <table:table-cell office:value-type="float" office:value="55" calcext:value-type="float">
            <text:p>55</text:p>
          </table:table-cell>
          <table:table-cell table:number-columns-repeated="99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8756411075592" calcext:value-type="float">
            <text:p>1.8756411075592</text:p>
          </table:table-cell>
          <table:table-cell office:value-type="float" office:value="0.183873458987328" calcext:value-type="float">
            <text:p>0.183873458987328</text:p>
          </table:table-cell>
          <table:table-cell office:value-type="float" office:value="0.0336119174957275" calcext:value-type="float">
            <text:p>0.033611917495728</text:p>
          </table:table-cell>
          <table:table-cell office:value-type="float" office:value="0.00252018995794701" calcext:value-type="float">
            <text:p>0.00252018995794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{'min_samples_leaf': 5, 'min_samples_split': 4, 'n_estimators': 200}</text:p>
          </table:table-cell>
          <table:table-cell office:value-type="float" office:value="-438.508840763038" calcext:value-type="float">
            <text:p>-438.508840763038</text:p>
          </table:table-cell>
          <table:table-cell office:value-type="float" office:value="-291.600691329504" calcext:value-type="float">
            <text:p>-291.600691329504</text:p>
          </table:table-cell>
          <table:table-cell office:value-type="float" office:value="-196.344303953893" calcext:value-type="float">
            <text:p>-196.344303953893</text:p>
          </table:table-cell>
          <table:table-cell office:value-type="float" office:value="-135.408586812289" calcext:value-type="float">
            <text:p>-135.408586812289</text:p>
          </table:table-cell>
          <table:table-cell office:value-type="float" office:value="-106.779193005502" calcext:value-type="float">
            <text:p>-106.779193005502</text:p>
          </table:table-cell>
          <table:table-cell office:value-type="float" office:value="-233.728323172845" calcext:value-type="float">
            <text:p>-233.728323172845</text:p>
          </table:table-cell>
          <table:table-cell office:value-type="float" office:value="120.386617596629" calcext:value-type="float">
            <text:p>120.386617596629</text:p>
          </table:table-cell>
          <table:table-cell office:value-type="float" office:value="73" calcext:value-type="float">
            <text:p>73</text:p>
          </table:table-cell>
          <table:table-cell office:value-type="float" office:value="-80.8834760601809" calcext:value-type="float">
            <text:p>-80.8834760601809</text:p>
          </table:table-cell>
          <table:table-cell office:value-type="float" office:value="-42.9523462130268" calcext:value-type="float">
            <text:p>-42.9523462130268</text:p>
          </table:table-cell>
          <table:table-cell office:value-type="float" office:value="-38.9902702623357" calcext:value-type="float">
            <text:p>-38.9902702623357</text:p>
          </table:table-cell>
          <table:table-cell office:value-type="float" office:value="-17.9045546648847" calcext:value-type="float">
            <text:p>-17.9045546648847</text:p>
          </table:table-cell>
          <table:table-cell office:value-type="float" office:value="-13.7643401916557" calcext:value-type="float">
            <text:p>-13.7643401916557</text:p>
          </table:table-cell>
          <table:table-cell office:value-type="float" office:value="-38.8989974784168" calcext:value-type="float">
            <text:p>-38.8989974784168</text:p>
          </table:table-cell>
          <table:table-cell office:value-type="float" office:value="23.8815913809849" calcext:value-type="float">
            <text:p>23.8815913809849</text:p>
          </table:table-cell>
          <table:table-cell office:value-type="float" office:value="55" calcext:value-type="float">
            <text:p>55</text:p>
          </table:table-cell>
          <table:table-cell table:number-columns-repeated="99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45258140563965" calcext:value-type="float">
            <text:p>0.645258140563965</text:p>
          </table:table-cell>
          <table:table-cell office:value-type="float" office:value="0.0188436286492379" calcext:value-type="float">
            <text:p>0.018843628649238</text:p>
          </table:table-cell>
          <table:table-cell office:value-type="float" office:value="0.0158936500549316" calcext:value-type="float">
            <text:p>0.015893650054932</text:p>
          </table:table-cell>
          <table:table-cell office:value-type="float" office:value="0.000466385193275053" calcext:value-type="float">
            <text:p>0.00046638519327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{'min_samples_leaf': 7, 'min_samples_split': 2, 'n_estimators': 100}</text:p>
          </table:table-cell>
          <table:table-cell office:value-type="float" office:value="-439.339632172786" calcext:value-type="float">
            <text:p>-439.339632172786</text:p>
          </table:table-cell>
          <table:table-cell office:value-type="float" office:value="-293.059676600575" calcext:value-type="float">
            <text:p>-293.059676600575</text:p>
          </table:table-cell>
          <table:table-cell office:value-type="float" office:value="-201.002080395497" calcext:value-type="float">
            <text:p>-201.002080395497</text:p>
          </table:table-cell>
          <table:table-cell office:value-type="float" office:value="-133.648068733672" calcext:value-type="float">
            <text:p>-133.648068733672</text:p>
          </table:table-cell>
          <table:table-cell office:value-type="float" office:value="-106.550823505055" calcext:value-type="float">
            <text:p>-106.550823505055</text:p>
          </table:table-cell>
          <table:table-cell office:value-type="float" office:value="-234.720056281517" calcext:value-type="float">
            <text:p>-234.720056281517</text:p>
          </table:table-cell>
          <table:table-cell office:value-type="float" office:value="120.873887115558" calcext:value-type="float">
            <text:p>120.873887115558</text:p>
          </table:table-cell>
          <table:table-cell office:value-type="float" office:value="76" calcext:value-type="float">
            <text:p>76</text:p>
          </table:table-cell>
          <table:table-cell office:value-type="float" office:value="-80.5451083512733" calcext:value-type="float">
            <text:p>-80.5451083512733</text:p>
          </table:table-cell>
          <table:table-cell office:value-type="float" office:value="-43.0767605120737" calcext:value-type="float">
            <text:p>-43.0767605120737</text:p>
          </table:table-cell>
          <table:table-cell office:value-type="float" office:value="-38.807780194154" calcext:value-type="float">
            <text:p>-38.807780194154</text:p>
          </table:table-cell>
          <table:table-cell office:value-type="float" office:value="-18.2328164647414" calcext:value-type="float">
            <text:p>-18.2328164647414</text:p>
          </table:table-cell>
          <table:table-cell office:value-type="float" office:value="-13.5200624640534" calcext:value-type="float">
            <text:p>-13.5200624640534</text:p>
          </table:table-cell>
          <table:table-cell office:value-type="float" office:value="-38.8365055972592" calcext:value-type="float">
            <text:p>-38.8365055972592</text:p>
          </table:table-cell>
          <table:table-cell office:value-type="float" office:value="23.7614074893295" calcext:value-type="float">
            <text:p>23.7614074893295</text:p>
          </table:table-cell>
          <table:table-cell office:value-type="float" office:value="46" calcext:value-type="float">
            <text:p>46</text:p>
          </table:table-cell>
          <table:table-cell table:number-columns-repeated="99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4821252822876" calcext:value-type="float">
            <text:p>0.64821252822876</text:p>
          </table:table-cell>
          <table:table-cell office:value-type="float" office:value="0.0294304621560989" calcext:value-type="float">
            <text:p>0.029430462156099</text:p>
          </table:table-cell>
          <table:table-cell office:value-type="float" office:value="0.0164159297943115" calcext:value-type="float">
            <text:p>0.016415929794312</text:p>
          </table:table-cell>
          <table:table-cell office:value-type="float" office:value="0.00103336760712522" calcext:value-type="float">
            <text:p>0.00103336760712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{'min_samples_leaf': 7, 'min_samples_split': 3, 'n_estimators': 100}</text:p>
          </table:table-cell>
          <table:table-cell office:value-type="float" office:value="-439.339632172786" calcext:value-type="float">
            <text:p>-439.339632172786</text:p>
          </table:table-cell>
          <table:table-cell office:value-type="float" office:value="-293.059676600575" calcext:value-type="float">
            <text:p>-293.059676600575</text:p>
          </table:table-cell>
          <table:table-cell office:value-type="float" office:value="-201.002080395497" calcext:value-type="float">
            <text:p>-201.002080395497</text:p>
          </table:table-cell>
          <table:table-cell office:value-type="float" office:value="-133.648068733672" calcext:value-type="float">
            <text:p>-133.648068733672</text:p>
          </table:table-cell>
          <table:table-cell office:value-type="float" office:value="-106.550823505055" calcext:value-type="float">
            <text:p>-106.550823505055</text:p>
          </table:table-cell>
          <table:table-cell office:value-type="float" office:value="-234.720056281517" calcext:value-type="float">
            <text:p>-234.720056281517</text:p>
          </table:table-cell>
          <table:table-cell office:value-type="float" office:value="120.873887115558" calcext:value-type="float">
            <text:p>120.873887115558</text:p>
          </table:table-cell>
          <table:table-cell office:value-type="float" office:value="76" calcext:value-type="float">
            <text:p>76</text:p>
          </table:table-cell>
          <table:table-cell office:value-type="float" office:value="-80.5451083512733" calcext:value-type="float">
            <text:p>-80.5451083512733</text:p>
          </table:table-cell>
          <table:table-cell office:value-type="float" office:value="-43.0767605120737" calcext:value-type="float">
            <text:p>-43.0767605120737</text:p>
          </table:table-cell>
          <table:table-cell office:value-type="float" office:value="-38.807780194154" calcext:value-type="float">
            <text:p>-38.807780194154</text:p>
          </table:table-cell>
          <table:table-cell office:value-type="float" office:value="-18.2328164647414" calcext:value-type="float">
            <text:p>-18.2328164647414</text:p>
          </table:table-cell>
          <table:table-cell office:value-type="float" office:value="-13.5200624640534" calcext:value-type="float">
            <text:p>-13.5200624640534</text:p>
          </table:table-cell>
          <table:table-cell office:value-type="float" office:value="-38.8365055972592" calcext:value-type="float">
            <text:p>-38.8365055972592</text:p>
          </table:table-cell>
          <table:table-cell office:value-type="float" office:value="23.7614074893295" calcext:value-type="float">
            <text:p>23.7614074893295</text:p>
          </table:table-cell>
          <table:table-cell office:value-type="float" office:value="46" calcext:value-type="float">
            <text:p>46</text:p>
          </table:table-cell>
          <table:table-cell table:number-columns-repeated="99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625467252731323" calcext:value-type="float">
            <text:p>0.625467252731323</text:p>
          </table:table-cell>
          <table:table-cell office:value-type="float" office:value="0.00762070863142633" calcext:value-type="float">
            <text:p>0.007620708631426</text:p>
          </table:table-cell>
          <table:table-cell office:value-type="float" office:value="0.0155609607696533" calcext:value-type="float">
            <text:p>0.015560960769653</text:p>
          </table:table-cell>
          <table:table-cell office:value-type="float" office:value="0.000383402149841792" calcext:value-type="float">
            <text:p>0.00038340214984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{'min_samples_leaf': 7, 'min_samples_split': 4, 'n_estimators': 100}</text:p>
          </table:table-cell>
          <table:table-cell office:value-type="float" office:value="-439.339632172786" calcext:value-type="float">
            <text:p>-439.339632172786</text:p>
          </table:table-cell>
          <table:table-cell office:value-type="float" office:value="-293.059676600575" calcext:value-type="float">
            <text:p>-293.059676600575</text:p>
          </table:table-cell>
          <table:table-cell office:value-type="float" office:value="-201.002080395497" calcext:value-type="float">
            <text:p>-201.002080395497</text:p>
          </table:table-cell>
          <table:table-cell office:value-type="float" office:value="-133.648068733672" calcext:value-type="float">
            <text:p>-133.648068733672</text:p>
          </table:table-cell>
          <table:table-cell office:value-type="float" office:value="-106.550823505055" calcext:value-type="float">
            <text:p>-106.550823505055</text:p>
          </table:table-cell>
          <table:table-cell office:value-type="float" office:value="-234.720056281517" calcext:value-type="float">
            <text:p>-234.720056281517</text:p>
          </table:table-cell>
          <table:table-cell office:value-type="float" office:value="120.873887115558" calcext:value-type="float">
            <text:p>120.873887115558</text:p>
          </table:table-cell>
          <table:table-cell office:value-type="float" office:value="76" calcext:value-type="float">
            <text:p>76</text:p>
          </table:table-cell>
          <table:table-cell office:value-type="float" office:value="-80.5451083512733" calcext:value-type="float">
            <text:p>-80.5451083512733</text:p>
          </table:table-cell>
          <table:table-cell office:value-type="float" office:value="-43.0767605120737" calcext:value-type="float">
            <text:p>-43.0767605120737</text:p>
          </table:table-cell>
          <table:table-cell office:value-type="float" office:value="-38.807780194154" calcext:value-type="float">
            <text:p>-38.807780194154</text:p>
          </table:table-cell>
          <table:table-cell office:value-type="float" office:value="-18.2328164647414" calcext:value-type="float">
            <text:p>-18.2328164647414</text:p>
          </table:table-cell>
          <table:table-cell office:value-type="float" office:value="-13.5200624640534" calcext:value-type="float">
            <text:p>-13.5200624640534</text:p>
          </table:table-cell>
          <table:table-cell office:value-type="float" office:value="-38.8365055972592" calcext:value-type="float">
            <text:p>-38.8365055972592</text:p>
          </table:table-cell>
          <table:table-cell office:value-type="float" office:value="23.7614074893295" calcext:value-type="float">
            <text:p>23.7614074893295</text:p>
          </table:table-cell>
          <table:table-cell office:value-type="float" office:value="46" calcext:value-type="float">
            <text:p>46</text:p>
          </table:table-cell>
          <table:table-cell table:number-columns-repeated="99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2533278465271" calcext:value-type="float">
            <text:p>0.32533278465271</text:p>
          </table:table-cell>
          <table:table-cell office:value-type="float" office:value="0.0074172694740549" calcext:value-type="float">
            <text:p>0.007417269474055</text:p>
          </table:table-cell>
          <table:table-cell office:value-type="float" office:value="0.00918302536010742" calcext:value-type="float">
            <text:p>0.009183025360107</text:p>
          </table:table-cell>
          <table:table-cell office:value-type="float" office:value="0.00108753607245511" calcext:value-type="float">
            <text:p>0.00108753607245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{'min_samples_leaf': 7, 'min_samples_split': 2, 'n_estimators': 50}</text:p>
          </table:table-cell>
          <table:table-cell office:value-type="float" office:value="-439.580889111931" calcext:value-type="float">
            <text:p>-439.580889111931</text:p>
          </table:table-cell>
          <table:table-cell office:value-type="float" office:value="-294.710253411449" calcext:value-type="float">
            <text:p>-294.710253411449</text:p>
          </table:table-cell>
          <table:table-cell office:value-type="float" office:value="-201.32472431957" calcext:value-type="float">
            <text:p>-201.32472431957</text:p>
          </table:table-cell>
          <table:table-cell office:value-type="float" office:value="-133.199936894155" calcext:value-type="float">
            <text:p>-133.199936894155</text:p>
          </table:table-cell>
          <table:table-cell office:value-type="float" office:value="-105.158910495765" calcext:value-type="float">
            <text:p>-105.158910495765</text:p>
          </table:table-cell>
          <table:table-cell office:value-type="float" office:value="-234.794942846574" calcext:value-type="float">
            <text:p>-234.794942846574</text:p>
          </table:table-cell>
          <table:table-cell office:value-type="float" office:value="121.469691589516" calcext:value-type="float">
            <text:p>121.469691589516</text:p>
          </table:table-cell>
          <table:table-cell office:value-type="float" office:value="79" calcext:value-type="float">
            <text:p>79</text:p>
          </table:table-cell>
          <table:table-cell office:value-type="float" office:value="-80.5194927599743" calcext:value-type="float">
            <text:p>-80.5194927599743</text:p>
          </table:table-cell>
          <table:table-cell office:value-type="float" office:value="-43.0099540153361" calcext:value-type="float">
            <text:p>-43.0099540153361</text:p>
          </table:table-cell>
          <table:table-cell office:value-type="float" office:value="-39.1800657677465" calcext:value-type="float">
            <text:p>-39.1800657677465</text:p>
          </table:table-cell>
          <table:table-cell office:value-type="float" office:value="-18.2152054878047" calcext:value-type="float">
            <text:p>-18.2152054878047</text:p>
          </table:table-cell>
          <table:table-cell office:value-type="float" office:value="-14.184215603563" calcext:value-type="float">
            <text:p>-14.184215603563</text:p>
          </table:table-cell>
          <table:table-cell office:value-type="float" office:value="-39.0217867268849" calcext:value-type="float">
            <text:p>-39.0217867268849</text:p>
          </table:table-cell>
          <table:table-cell office:value-type="float" office:value="23.6127461289392" calcext:value-type="float">
            <text:p>23.6127461289392</text:p>
          </table:table-cell>
          <table:table-cell office:value-type="float" office:value="79" calcext:value-type="float">
            <text:p>79</text:p>
          </table:table-cell>
          <table:table-cell table:number-columns-repeated="99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40521001815796" calcext:value-type="float">
            <text:p>0.340521001815796</text:p>
          </table:table-cell>
          <table:table-cell office:value-type="float" office:value="0.0163733858866708" calcext:value-type="float">
            <text:p>0.016373385886671</text:p>
          </table:table-cell>
          <table:table-cell office:value-type="float" office:value="0.00962877273559571" calcext:value-type="float">
            <text:p>0.009628772735596</text:p>
          </table:table-cell>
          <table:table-cell office:value-type="float" office:value="0.000883574815153283" calcext:value-type="float">
            <text:p>0.00088357481515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{'min_samples_leaf': 7, 'min_samples_split': 3, 'n_estimators': 50}</text:p>
          </table:table-cell>
          <table:table-cell office:value-type="float" office:value="-439.580889111931" calcext:value-type="float">
            <text:p>-439.580889111931</text:p>
          </table:table-cell>
          <table:table-cell office:value-type="float" office:value="-294.710253411449" calcext:value-type="float">
            <text:p>-294.710253411449</text:p>
          </table:table-cell>
          <table:table-cell office:value-type="float" office:value="-201.32472431957" calcext:value-type="float">
            <text:p>-201.32472431957</text:p>
          </table:table-cell>
          <table:table-cell office:value-type="float" office:value="-133.199936894155" calcext:value-type="float">
            <text:p>-133.199936894155</text:p>
          </table:table-cell>
          <table:table-cell office:value-type="float" office:value="-105.158910495765" calcext:value-type="float">
            <text:p>-105.158910495765</text:p>
          </table:table-cell>
          <table:table-cell office:value-type="float" office:value="-234.794942846574" calcext:value-type="float">
            <text:p>-234.794942846574</text:p>
          </table:table-cell>
          <table:table-cell office:value-type="float" office:value="121.469691589516" calcext:value-type="float">
            <text:p>121.469691589516</text:p>
          </table:table-cell>
          <table:table-cell office:value-type="float" office:value="79" calcext:value-type="float">
            <text:p>79</text:p>
          </table:table-cell>
          <table:table-cell office:value-type="float" office:value="-80.5194927599743" calcext:value-type="float">
            <text:p>-80.5194927599743</text:p>
          </table:table-cell>
          <table:table-cell office:value-type="float" office:value="-43.0099540153361" calcext:value-type="float">
            <text:p>-43.0099540153361</text:p>
          </table:table-cell>
          <table:table-cell office:value-type="float" office:value="-39.1800657677465" calcext:value-type="float">
            <text:p>-39.1800657677465</text:p>
          </table:table-cell>
          <table:table-cell office:value-type="float" office:value="-18.2152054878047" calcext:value-type="float">
            <text:p>-18.2152054878047</text:p>
          </table:table-cell>
          <table:table-cell office:value-type="float" office:value="-14.184215603563" calcext:value-type="float">
            <text:p>-14.184215603563</text:p>
          </table:table-cell>
          <table:table-cell office:value-type="float" office:value="-39.0217867268849" calcext:value-type="float">
            <text:p>-39.0217867268849</text:p>
          </table:table-cell>
          <table:table-cell office:value-type="float" office:value="23.6127461289392" calcext:value-type="float">
            <text:p>23.6127461289392</text:p>
          </table:table-cell>
          <table:table-cell office:value-type="float" office:value="79" calcext:value-type="float">
            <text:p>79</text:p>
          </table:table-cell>
          <table:table-cell table:number-columns-repeated="99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31077671051025" calcext:value-type="float">
            <text:p>0.331077671051025</text:p>
          </table:table-cell>
          <table:table-cell office:value-type="float" office:value="0.0375688837042753" calcext:value-type="float">
            <text:p>0.037568883704275</text:p>
          </table:table-cell>
          <table:table-cell office:value-type="float" office:value="0.00840578079223633" calcext:value-type="float">
            <text:p>0.008405780792236</text:p>
          </table:table-cell>
          <table:table-cell office:value-type="float" office:value="0.00014763471372165" calcext:value-type="float">
            <text:p>0.0001476347137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{'min_samples_leaf': 7, 'min_samples_split': 4, 'n_estimators': 50}</text:p>
          </table:table-cell>
          <table:table-cell office:value-type="float" office:value="-439.580889111931" calcext:value-type="float">
            <text:p>-439.580889111931</text:p>
          </table:table-cell>
          <table:table-cell office:value-type="float" office:value="-294.710253411449" calcext:value-type="float">
            <text:p>-294.710253411449</text:p>
          </table:table-cell>
          <table:table-cell office:value-type="float" office:value="-201.32472431957" calcext:value-type="float">
            <text:p>-201.32472431957</text:p>
          </table:table-cell>
          <table:table-cell office:value-type="float" office:value="-133.199936894155" calcext:value-type="float">
            <text:p>-133.199936894155</text:p>
          </table:table-cell>
          <table:table-cell office:value-type="float" office:value="-105.158910495765" calcext:value-type="float">
            <text:p>-105.158910495765</text:p>
          </table:table-cell>
          <table:table-cell office:value-type="float" office:value="-234.794942846574" calcext:value-type="float">
            <text:p>-234.794942846574</text:p>
          </table:table-cell>
          <table:table-cell office:value-type="float" office:value="121.469691589516" calcext:value-type="float">
            <text:p>121.469691589516</text:p>
          </table:table-cell>
          <table:table-cell office:value-type="float" office:value="79" calcext:value-type="float">
            <text:p>79</text:p>
          </table:table-cell>
          <table:table-cell office:value-type="float" office:value="-80.5194927599743" calcext:value-type="float">
            <text:p>-80.5194927599743</text:p>
          </table:table-cell>
          <table:table-cell office:value-type="float" office:value="-43.0099540153361" calcext:value-type="float">
            <text:p>-43.0099540153361</text:p>
          </table:table-cell>
          <table:table-cell office:value-type="float" office:value="-39.1800657677465" calcext:value-type="float">
            <text:p>-39.1800657677465</text:p>
          </table:table-cell>
          <table:table-cell office:value-type="float" office:value="-18.2152054878047" calcext:value-type="float">
            <text:p>-18.2152054878047</text:p>
          </table:table-cell>
          <table:table-cell office:value-type="float" office:value="-14.184215603563" calcext:value-type="float">
            <text:p>-14.184215603563</text:p>
          </table:table-cell>
          <table:table-cell office:value-type="float" office:value="-39.0217867268849" calcext:value-type="float">
            <text:p>-39.0217867268849</text:p>
          </table:table-cell>
          <table:table-cell office:value-type="float" office:value="23.6127461289392" calcext:value-type="float">
            <text:p>23.6127461289392</text:p>
          </table:table-cell>
          <table:table-cell office:value-type="float" office:value="79" calcext:value-type="float">
            <text:p>79</text:p>
          </table:table-cell>
          <table:table-cell table:number-columns-repeated="99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50887584686279" calcext:value-type="float">
            <text:p>0.350887584686279</text:p>
          </table:table-cell>
          <table:table-cell office:value-type="float" office:value="0.0342796250061129" calcext:value-type="float">
            <text:p>0.034279625006113</text:p>
          </table:table-cell>
          <table:table-cell office:value-type="float" office:value="0.0109472751617432" calcext:value-type="float">
            <text:p>0.010947275161743</text:p>
          </table:table-cell>
          <table:table-cell office:value-type="float" office:value="0.00446313397046812" calcext:value-type="float">
            <text:p>0.0044631339704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{'min_samples_leaf': 6, 'min_samples_split': 2, 'n_estimators': 50}</text:p>
          </table:table-cell>
          <table:table-cell office:value-type="float" office:value="-441.357924914267" calcext:value-type="float">
            <text:p>-441.357924914267</text:p>
          </table:table-cell>
          <table:table-cell office:value-type="float" office:value="-295.06459967157" calcext:value-type="float">
            <text:p>-295.06459967157</text:p>
          </table:table-cell>
          <table:table-cell office:value-type="float" office:value="-201.342365639606" calcext:value-type="float">
            <text:p>-201.342365639606</text:p>
          </table:table-cell>
          <table:table-cell office:value-type="float" office:value="-132.082226148035" calcext:value-type="float">
            <text:p>-132.082226148035</text:p>
          </table:table-cell>
          <table:table-cell office:value-type="float" office:value="-105.568882093397" calcext:value-type="float">
            <text:p>-105.568882093397</text:p>
          </table:table-cell>
          <table:table-cell office:value-type="float" office:value="-235.083199693375" calcext:value-type="float">
            <text:p>-235.083199693375</text:p>
          </table:table-cell>
          <table:table-cell office:value-type="float" office:value="122.203628019481" calcext:value-type="float">
            <text:p>122.203628019481</text:p>
          </table:table-cell>
          <table:table-cell office:value-type="float" office:value="82" calcext:value-type="float">
            <text:p>82</text:p>
          </table:table-cell>
          <table:table-cell office:value-type="float" office:value="-80.7665487312784" calcext:value-type="float">
            <text:p>-80.7665487312784</text:p>
          </table:table-cell>
          <table:table-cell office:value-type="float" office:value="-42.8270905051799" calcext:value-type="float">
            <text:p>-42.8270905051799</text:p>
          </table:table-cell>
          <table:table-cell office:value-type="float" office:value="-38.7982489276308" calcext:value-type="float">
            <text:p>-38.7982489276308</text:p>
          </table:table-cell>
          <table:table-cell office:value-type="float" office:value="-18.2579275636379" calcext:value-type="float">
            <text:p>-18.2579275636379</text:p>
          </table:table-cell>
          <table:table-cell office:value-type="float" office:value="-14.1522152494022" calcext:value-type="float">
            <text:p>-14.1522152494022</text:p>
          </table:table-cell>
          <table:table-cell office:value-type="float" office:value="-38.9604061954259" calcext:value-type="float">
            <text:p>-38.9604061954259</text:p>
          </table:table-cell>
          <table:table-cell office:value-type="float" office:value="23.6929105673947" calcext:value-type="float">
            <text:p>23.6929105673947</text:p>
          </table:table-cell>
          <table:table-cell office:value-type="float" office:value="61" calcext:value-type="float">
            <text:p>61</text:p>
          </table:table-cell>
          <table:table-cell table:number-columns-repeated="99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67286014556885" calcext:value-type="float">
            <text:p>0.367286014556885</text:p>
          </table:table-cell>
          <table:table-cell office:value-type="float" office:value="0.02784068646804" calcext:value-type="float">
            <text:p>0.02784068646804</text:p>
          </table:table-cell>
          <table:table-cell office:value-type="float" office:value="0.0099543571472168" calcext:value-type="float">
            <text:p>0.009954357147217</text:p>
          </table:table-cell>
          <table:table-cell office:value-type="float" office:value="0.00242859163964826" calcext:value-type="float">
            <text:p>0.0024285916396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{'min_samples_leaf': 6, 'min_samples_split': 3, 'n_estimators': 50}</text:p>
          </table:table-cell>
          <table:table-cell office:value-type="float" office:value="-441.357924914267" calcext:value-type="float">
            <text:p>-441.357924914267</text:p>
          </table:table-cell>
          <table:table-cell office:value-type="float" office:value="-295.06459967157" calcext:value-type="float">
            <text:p>-295.06459967157</text:p>
          </table:table-cell>
          <table:table-cell office:value-type="float" office:value="-201.342365639606" calcext:value-type="float">
            <text:p>-201.342365639606</text:p>
          </table:table-cell>
          <table:table-cell office:value-type="float" office:value="-132.082226148035" calcext:value-type="float">
            <text:p>-132.082226148035</text:p>
          </table:table-cell>
          <table:table-cell office:value-type="float" office:value="-105.568882093397" calcext:value-type="float">
            <text:p>-105.568882093397</text:p>
          </table:table-cell>
          <table:table-cell office:value-type="float" office:value="-235.083199693375" calcext:value-type="float">
            <text:p>-235.083199693375</text:p>
          </table:table-cell>
          <table:table-cell office:value-type="float" office:value="122.203628019481" calcext:value-type="float">
            <text:p>122.203628019481</text:p>
          </table:table-cell>
          <table:table-cell office:value-type="float" office:value="82" calcext:value-type="float">
            <text:p>82</text:p>
          </table:table-cell>
          <table:table-cell office:value-type="float" office:value="-80.7665487312784" calcext:value-type="float">
            <text:p>-80.7665487312784</text:p>
          </table:table-cell>
          <table:table-cell office:value-type="float" office:value="-42.8270905051799" calcext:value-type="float">
            <text:p>-42.8270905051799</text:p>
          </table:table-cell>
          <table:table-cell office:value-type="float" office:value="-38.7982489276308" calcext:value-type="float">
            <text:p>-38.7982489276308</text:p>
          </table:table-cell>
          <table:table-cell office:value-type="float" office:value="-18.2579275636379" calcext:value-type="float">
            <text:p>-18.2579275636379</text:p>
          </table:table-cell>
          <table:table-cell office:value-type="float" office:value="-14.1522152494022" calcext:value-type="float">
            <text:p>-14.1522152494022</text:p>
          </table:table-cell>
          <table:table-cell office:value-type="float" office:value="-38.9604061954259" calcext:value-type="float">
            <text:p>-38.9604061954259</text:p>
          </table:table-cell>
          <table:table-cell office:value-type="float" office:value="23.6929105673947" calcext:value-type="float">
            <text:p>23.6929105673947</text:p>
          </table:table-cell>
          <table:table-cell office:value-type="float" office:value="61" calcext:value-type="float">
            <text:p>61</text:p>
          </table:table-cell>
          <table:table-cell table:number-columns-repeated="99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29912042617798" calcext:value-type="float">
            <text:p>0.329912042617798</text:p>
          </table:table-cell>
          <table:table-cell office:value-type="float" office:value="0.00719270714427411" calcext:value-type="float">
            <text:p>0.007192707144274</text:p>
          </table:table-cell>
          <table:table-cell office:value-type="float" office:value="0.00854668617248535" calcext:value-type="float">
            <text:p>0.008546686172485</text:p>
          </table:table-cell>
          <table:table-cell office:value-type="float" office:value="0.000122404535037943" calcext:value-type="float">
            <text:p>0.00012240453503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{'min_samples_leaf': 6, 'min_samples_split': 4, 'n_estimators': 50}</text:p>
          </table:table-cell>
          <table:table-cell office:value-type="float" office:value="-441.357924914267" calcext:value-type="float">
            <text:p>-441.357924914267</text:p>
          </table:table-cell>
          <table:table-cell office:value-type="float" office:value="-295.06459967157" calcext:value-type="float">
            <text:p>-295.06459967157</text:p>
          </table:table-cell>
          <table:table-cell office:value-type="float" office:value="-201.342365639606" calcext:value-type="float">
            <text:p>-201.342365639606</text:p>
          </table:table-cell>
          <table:table-cell office:value-type="float" office:value="-132.082226148035" calcext:value-type="float">
            <text:p>-132.082226148035</text:p>
          </table:table-cell>
          <table:table-cell office:value-type="float" office:value="-105.568882093397" calcext:value-type="float">
            <text:p>-105.568882093397</text:p>
          </table:table-cell>
          <table:table-cell office:value-type="float" office:value="-235.083199693375" calcext:value-type="float">
            <text:p>-235.083199693375</text:p>
          </table:table-cell>
          <table:table-cell office:value-type="float" office:value="122.203628019481" calcext:value-type="float">
            <text:p>122.203628019481</text:p>
          </table:table-cell>
          <table:table-cell office:value-type="float" office:value="82" calcext:value-type="float">
            <text:p>82</text:p>
          </table:table-cell>
          <table:table-cell office:value-type="float" office:value="-80.7665487312784" calcext:value-type="float">
            <text:p>-80.7665487312784</text:p>
          </table:table-cell>
          <table:table-cell office:value-type="float" office:value="-42.8270905051799" calcext:value-type="float">
            <text:p>-42.8270905051799</text:p>
          </table:table-cell>
          <table:table-cell office:value-type="float" office:value="-38.7982489276308" calcext:value-type="float">
            <text:p>-38.7982489276308</text:p>
          </table:table-cell>
          <table:table-cell office:value-type="float" office:value="-18.2579275636379" calcext:value-type="float">
            <text:p>-18.2579275636379</text:p>
          </table:table-cell>
          <table:table-cell office:value-type="float" office:value="-14.1522152494022" calcext:value-type="float">
            <text:p>-14.1522152494022</text:p>
          </table:table-cell>
          <table:table-cell office:value-type="float" office:value="-38.9604061954259" calcext:value-type="float">
            <text:p>-38.9604061954259</text:p>
          </table:table-cell>
          <table:table-cell office:value-type="float" office:value="23.6929105673947" calcext:value-type="float">
            <text:p>23.6929105673947</text:p>
          </table:table-cell>
          <table:table-cell office:value-type="float" office:value="61" calcext:value-type="float">
            <text:p>61</text:p>
          </table:table-cell>
          <table:table-cell table:number-columns-repeated="99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06104469299316" calcext:value-type="float">
            <text:p>0.806104469299316</text:p>
          </table:table-cell>
          <table:table-cell office:value-type="float" office:value="0.0535934654360382" calcext:value-type="float">
            <text:p>0.053593465436038</text:p>
          </table:table-cell>
          <table:table-cell office:value-type="float" office:value="0.0188740253448486" calcext:value-type="float">
            <text:p>0.018874025344849</text:p>
          </table:table-cell>
          <table:table-cell office:value-type="float" office:value="0.002266974349055" calcext:value-type="float">
            <text:p>0.00226697434905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{'min_samples_leaf': 6, 'min_samples_split': 2, 'n_estimators': 100}</text:p>
          </table:table-cell>
          <table:table-cell office:value-type="float" office:value="-439.613847920526" calcext:value-type="float">
            <text:p>-439.613847920526</text:p>
          </table:table-cell>
          <table:table-cell office:value-type="float" office:value="-293.549436076007" calcext:value-type="float">
            <text:p>-293.549436076007</text:p>
          </table:table-cell>
          <table:table-cell office:value-type="float" office:value="-203.612797773563" calcext:value-type="float">
            <text:p>-203.612797773563</text:p>
          </table:table-cell>
          <table:table-cell office:value-type="float" office:value="-132.697375993245" calcext:value-type="float">
            <text:p>-132.697375993245</text:p>
          </table:table-cell>
          <table:table-cell office:value-type="float" office:value="-106.43491213147" calcext:value-type="float">
            <text:p>-106.43491213147</text:p>
          </table:table-cell>
          <table:table-cell office:value-type="float" office:value="-235.181673978962" calcext:value-type="float">
            <text:p>-235.181673978962</text:p>
          </table:table-cell>
          <table:table-cell office:value-type="float" office:value="121.0575593339" calcext:value-type="float">
            <text:p>121.0575593339</text:p>
          </table:table-cell>
          <table:table-cell office:value-type="float" office:value="85" calcext:value-type="float">
            <text:p>85</text:p>
          </table:table-cell>
          <table:table-cell office:value-type="float" office:value="-80.739269771482" calcext:value-type="float">
            <text:p>-80.739269771482</text:p>
          </table:table-cell>
          <table:table-cell office:value-type="float" office:value="-43.0915692886668" calcext:value-type="float">
            <text:p>-43.0915692886668</text:p>
          </table:table-cell>
          <table:table-cell office:value-type="float" office:value="-38.6788054637699" calcext:value-type="float">
            <text:p>-38.6788054637699</text:p>
          </table:table-cell>
          <table:table-cell office:value-type="float" office:value="-18.3689257272857" calcext:value-type="float">
            <text:p>-18.3689257272857</text:p>
          </table:table-cell>
          <table:table-cell office:value-type="float" office:value="-13.5842552425553" calcext:value-type="float">
            <text:p>-13.5842552425553</text:p>
          </table:table-cell>
          <table:table-cell office:value-type="float" office:value="-38.8925650987519" calcext:value-type="float">
            <text:p>-38.8925650987519</text:p>
          </table:table-cell>
          <table:table-cell office:value-type="float" office:value="23.7930844665521" calcext:value-type="float">
            <text:p>23.7930844665521</text:p>
          </table:table-cell>
          <table:table-cell office:value-type="float" office:value="52" calcext:value-type="float">
            <text:p>52</text:p>
          </table:table-cell>
          <table:table-cell table:number-columns-repeated="99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00082731246948" calcext:value-type="float">
            <text:p>0.800082731246948</text:p>
          </table:table-cell>
          <table:table-cell office:value-type="float" office:value="0.0687622582493432" calcext:value-type="float">
            <text:p>0.068762258249343</text:p>
          </table:table-cell>
          <table:table-cell office:value-type="float" office:value="0.0194498538970947" calcext:value-type="float">
            <text:p>0.019449853897095</text:p>
          </table:table-cell>
          <table:table-cell office:value-type="float" office:value="0.00560364437895243" calcext:value-type="float">
            <text:p>0.00560364437895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{'min_samples_leaf': 6, 'min_samples_split': 3, 'n_estimators': 100}</text:p>
          </table:table-cell>
          <table:table-cell office:value-type="float" office:value="-439.613847920526" calcext:value-type="float">
            <text:p>-439.613847920526</text:p>
          </table:table-cell>
          <table:table-cell office:value-type="float" office:value="-293.549436076007" calcext:value-type="float">
            <text:p>-293.549436076007</text:p>
          </table:table-cell>
          <table:table-cell office:value-type="float" office:value="-203.612797773563" calcext:value-type="float">
            <text:p>-203.612797773563</text:p>
          </table:table-cell>
          <table:table-cell office:value-type="float" office:value="-132.697375993245" calcext:value-type="float">
            <text:p>-132.697375993245</text:p>
          </table:table-cell>
          <table:table-cell office:value-type="float" office:value="-106.43491213147" calcext:value-type="float">
            <text:p>-106.43491213147</text:p>
          </table:table-cell>
          <table:table-cell office:value-type="float" office:value="-235.181673978962" calcext:value-type="float">
            <text:p>-235.181673978962</text:p>
          </table:table-cell>
          <table:table-cell office:value-type="float" office:value="121.0575593339" calcext:value-type="float">
            <text:p>121.0575593339</text:p>
          </table:table-cell>
          <table:table-cell office:value-type="float" office:value="85" calcext:value-type="float">
            <text:p>85</text:p>
          </table:table-cell>
          <table:table-cell office:value-type="float" office:value="-80.739269771482" calcext:value-type="float">
            <text:p>-80.739269771482</text:p>
          </table:table-cell>
          <table:table-cell office:value-type="float" office:value="-43.0915692886668" calcext:value-type="float">
            <text:p>-43.0915692886668</text:p>
          </table:table-cell>
          <table:table-cell office:value-type="float" office:value="-38.6788054637699" calcext:value-type="float">
            <text:p>-38.6788054637699</text:p>
          </table:table-cell>
          <table:table-cell office:value-type="float" office:value="-18.3689257272857" calcext:value-type="float">
            <text:p>-18.3689257272857</text:p>
          </table:table-cell>
          <table:table-cell office:value-type="float" office:value="-13.5842552425553" calcext:value-type="float">
            <text:p>-13.5842552425553</text:p>
          </table:table-cell>
          <table:table-cell office:value-type="float" office:value="-38.8925650987519" calcext:value-type="float">
            <text:p>-38.8925650987519</text:p>
          </table:table-cell>
          <table:table-cell office:value-type="float" office:value="23.7930844665521" calcext:value-type="float">
            <text:p>23.7930844665521</text:p>
          </table:table-cell>
          <table:table-cell office:value-type="float" office:value="52" calcext:value-type="float">
            <text:p>52</text:p>
          </table:table-cell>
          <table:table-cell table:number-columns-repeated="99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68436002731323" calcext:value-type="float">
            <text:p>0.668436002731323</text:p>
          </table:table-cell>
          <table:table-cell office:value-type="float" office:value="0.0112342894516477" calcext:value-type="float">
            <text:p>0.011234289451648</text:p>
          </table:table-cell>
          <table:table-cell office:value-type="float" office:value="0.0165339469909668" calcext:value-type="float">
            <text:p>0.016533946990967</text:p>
          </table:table-cell>
          <table:table-cell office:value-type="float" office:value="0.000817773134989289" calcext:value-type="float">
            <text:p>0.0008177731349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{'min_samples_leaf': 6, 'min_samples_split': 4, 'n_estimators': 100}</text:p>
          </table:table-cell>
          <table:table-cell office:value-type="float" office:value="-439.613847920526" calcext:value-type="float">
            <text:p>-439.613847920526</text:p>
          </table:table-cell>
          <table:table-cell office:value-type="float" office:value="-293.549436076007" calcext:value-type="float">
            <text:p>-293.549436076007</text:p>
          </table:table-cell>
          <table:table-cell office:value-type="float" office:value="-203.612797773563" calcext:value-type="float">
            <text:p>-203.612797773563</text:p>
          </table:table-cell>
          <table:table-cell office:value-type="float" office:value="-132.697375993245" calcext:value-type="float">
            <text:p>-132.697375993245</text:p>
          </table:table-cell>
          <table:table-cell office:value-type="float" office:value="-106.43491213147" calcext:value-type="float">
            <text:p>-106.43491213147</text:p>
          </table:table-cell>
          <table:table-cell office:value-type="float" office:value="-235.181673978962" calcext:value-type="float">
            <text:p>-235.181673978962</text:p>
          </table:table-cell>
          <table:table-cell office:value-type="float" office:value="121.0575593339" calcext:value-type="float">
            <text:p>121.0575593339</text:p>
          </table:table-cell>
          <table:table-cell office:value-type="float" office:value="85" calcext:value-type="float">
            <text:p>85</text:p>
          </table:table-cell>
          <table:table-cell office:value-type="float" office:value="-80.739269771482" calcext:value-type="float">
            <text:p>-80.739269771482</text:p>
          </table:table-cell>
          <table:table-cell office:value-type="float" office:value="-43.0915692886668" calcext:value-type="float">
            <text:p>-43.0915692886668</text:p>
          </table:table-cell>
          <table:table-cell office:value-type="float" office:value="-38.6788054637699" calcext:value-type="float">
            <text:p>-38.6788054637699</text:p>
          </table:table-cell>
          <table:table-cell office:value-type="float" office:value="-18.3689257272857" calcext:value-type="float">
            <text:p>-18.3689257272857</text:p>
          </table:table-cell>
          <table:table-cell office:value-type="float" office:value="-13.5842552425553" calcext:value-type="float">
            <text:p>-13.5842552425553</text:p>
          </table:table-cell>
          <table:table-cell office:value-type="float" office:value="-38.8925650987519" calcext:value-type="float">
            <text:p>-38.8925650987519</text:p>
          </table:table-cell>
          <table:table-cell office:value-type="float" office:value="23.7930844665521" calcext:value-type="float">
            <text:p>23.7930844665521</text:p>
          </table:table-cell>
          <table:table-cell office:value-type="float" office:value="52" calcext:value-type="float">
            <text:p>52</text:p>
          </table:table-cell>
          <table:table-cell table:number-columns-repeated="99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795773267745972" calcext:value-type="float">
            <text:p>0.795773267745972</text:p>
          </table:table-cell>
          <table:table-cell office:value-type="float" office:value="0.0434354379040939" calcext:value-type="float">
            <text:p>0.043435437904094</text:p>
          </table:table-cell>
          <table:table-cell office:value-type="float" office:value="0.0175626277923584" calcext:value-type="float">
            <text:p>0.017562627792358</text:p>
          </table:table-cell>
          <table:table-cell office:value-type="float" office:value="0.0019996710744057" calcext:value-type="float">
            <text:p>0.00199967107440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{'min_samples_leaf': 5, 'min_samples_split': 2, 'n_estimators': 100}</text:p>
          </table:table-cell>
          <table:table-cell office:value-type="float" office:value="-440.246406726529" calcext:value-type="float">
            <text:p>-440.246406726529</text:p>
          </table:table-cell>
          <table:table-cell office:value-type="float" office:value="-292.655651251526" calcext:value-type="float">
            <text:p>-292.655651251526</text:p>
          </table:table-cell>
          <table:table-cell office:value-type="float" office:value="-204.965260288087" calcext:value-type="float">
            <text:p>-204.965260288087</text:p>
          </table:table-cell>
          <table:table-cell office:value-type="float" office:value="-135.865619234524" calcext:value-type="float">
            <text:p>-135.865619234524</text:p>
          </table:table-cell>
          <table:table-cell office:value-type="float" office:value="-107.344185613363" calcext:value-type="float">
            <text:p>-107.344185613363</text:p>
          </table:table-cell>
          <table:table-cell office:value-type="float" office:value="-236.215424622806" calcext:value-type="float">
            <text:p>-236.215424622806</text:p>
          </table:table-cell>
          <table:table-cell office:value-type="float" office:value="120.389861114924" calcext:value-type="float">
            <text:p>120.389861114924</text:p>
          </table:table-cell>
          <table:table-cell office:value-type="float" office:value="88" calcext:value-type="float">
            <text:p>88</text:p>
          </table:table-cell>
          <table:table-cell office:value-type="float" office:value="-80.9597175943503" calcext:value-type="float">
            <text:p>-80.9597175943503</text:p>
          </table:table-cell>
          <table:table-cell office:value-type="float" office:value="-43.0986992414566" calcext:value-type="float">
            <text:p>-43.0986992414566</text:p>
          </table:table-cell>
          <table:table-cell office:value-type="float" office:value="-39.2002831911023" calcext:value-type="float">
            <text:p>-39.2002831911023</text:p>
          </table:table-cell>
          <table:table-cell office:value-type="float" office:value="-18.1453044813" calcext:value-type="float">
            <text:p>-18.1453044813</text:p>
          </table:table-cell>
          <table:table-cell office:value-type="float" office:value="-13.4593601112054" calcext:value-type="float">
            <text:p>-13.4593601112054</text:p>
          </table:table-cell>
          <table:table-cell office:value-type="float" office:value="-38.9726729238829" calcext:value-type="float">
            <text:p>-38.9726729238829</text:p>
          </table:table-cell>
          <table:table-cell office:value-type="float" office:value="23.9361493423128" calcext:value-type="float">
            <text:p>23.9361493423128</text:p>
          </table:table-cell>
          <table:table-cell office:value-type="float" office:value="67" calcext:value-type="float">
            <text:p>67</text:p>
          </table:table-cell>
          <table:table-cell table:number-columns-repeated="99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14107751846314" calcext:value-type="float">
            <text:p>0.814107751846314</text:p>
          </table:table-cell>
          <table:table-cell office:value-type="float" office:value="0.0923967675205645" calcext:value-type="float">
            <text:p>0.092396767520565</text:p>
          </table:table-cell>
          <table:table-cell office:value-type="float" office:value="0.0171328067779541" calcext:value-type="float">
            <text:p>0.017132806777954</text:p>
          </table:table-cell>
          <table:table-cell office:value-type="float" office:value="0.00161134931244928" calcext:value-type="float">
            <text:p>0.00161134931244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{'min_samples_leaf': 5, 'min_samples_split': 3, 'n_estimators': 100}</text:p>
          </table:table-cell>
          <table:table-cell office:value-type="float" office:value="-440.246406726529" calcext:value-type="float">
            <text:p>-440.246406726529</text:p>
          </table:table-cell>
          <table:table-cell office:value-type="float" office:value="-292.655651251526" calcext:value-type="float">
            <text:p>-292.655651251526</text:p>
          </table:table-cell>
          <table:table-cell office:value-type="float" office:value="-204.965260288087" calcext:value-type="float">
            <text:p>-204.965260288087</text:p>
          </table:table-cell>
          <table:table-cell office:value-type="float" office:value="-135.865619234524" calcext:value-type="float">
            <text:p>-135.865619234524</text:p>
          </table:table-cell>
          <table:table-cell office:value-type="float" office:value="-107.344185613363" calcext:value-type="float">
            <text:p>-107.344185613363</text:p>
          </table:table-cell>
          <table:table-cell office:value-type="float" office:value="-236.215424622806" calcext:value-type="float">
            <text:p>-236.215424622806</text:p>
          </table:table-cell>
          <table:table-cell office:value-type="float" office:value="120.389861114924" calcext:value-type="float">
            <text:p>120.389861114924</text:p>
          </table:table-cell>
          <table:table-cell office:value-type="float" office:value="88" calcext:value-type="float">
            <text:p>88</text:p>
          </table:table-cell>
          <table:table-cell office:value-type="float" office:value="-80.9597175943503" calcext:value-type="float">
            <text:p>-80.9597175943503</text:p>
          </table:table-cell>
          <table:table-cell office:value-type="float" office:value="-43.0986992414566" calcext:value-type="float">
            <text:p>-43.0986992414566</text:p>
          </table:table-cell>
          <table:table-cell office:value-type="float" office:value="-39.2002831911023" calcext:value-type="float">
            <text:p>-39.2002831911023</text:p>
          </table:table-cell>
          <table:table-cell office:value-type="float" office:value="-18.1453044813" calcext:value-type="float">
            <text:p>-18.1453044813</text:p>
          </table:table-cell>
          <table:table-cell office:value-type="float" office:value="-13.4593601112054" calcext:value-type="float">
            <text:p>-13.4593601112054</text:p>
          </table:table-cell>
          <table:table-cell office:value-type="float" office:value="-38.9726729238829" calcext:value-type="float">
            <text:p>-38.9726729238829</text:p>
          </table:table-cell>
          <table:table-cell office:value-type="float" office:value="23.9361493423128" calcext:value-type="float">
            <text:p>23.9361493423128</text:p>
          </table:table-cell>
          <table:table-cell office:value-type="float" office:value="67" calcext:value-type="float">
            <text:p>67</text:p>
          </table:table-cell>
          <table:table-cell table:number-columns-repeated="99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58023071289062" calcext:value-type="float">
            <text:p>0.958023071289062</text:p>
          </table:table-cell>
          <table:table-cell office:value-type="float" office:value="0.0588780672549163" calcext:value-type="float">
            <text:p>0.058878067254916</text:p>
          </table:table-cell>
          <table:table-cell office:value-type="float" office:value="0.0267788887023926" calcext:value-type="float">
            <text:p>0.026778888702393</text:p>
          </table:table-cell>
          <table:table-cell office:value-type="float" office:value="0.0095399812057836" calcext:value-type="float">
            <text:p>0.00953998120578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{'min_samples_leaf': 5, 'min_samples_split': 4, 'n_estimators': 100}</text:p>
          </table:table-cell>
          <table:table-cell office:value-type="float" office:value="-440.246406726529" calcext:value-type="float">
            <text:p>-440.246406726529</text:p>
          </table:table-cell>
          <table:table-cell office:value-type="float" office:value="-292.655651251526" calcext:value-type="float">
            <text:p>-292.655651251526</text:p>
          </table:table-cell>
          <table:table-cell office:value-type="float" office:value="-204.965260288087" calcext:value-type="float">
            <text:p>-204.965260288087</text:p>
          </table:table-cell>
          <table:table-cell office:value-type="float" office:value="-135.865619234524" calcext:value-type="float">
            <text:p>-135.865619234524</text:p>
          </table:table-cell>
          <table:table-cell office:value-type="float" office:value="-107.344185613363" calcext:value-type="float">
            <text:p>-107.344185613363</text:p>
          </table:table-cell>
          <table:table-cell office:value-type="float" office:value="-236.215424622806" calcext:value-type="float">
            <text:p>-236.215424622806</text:p>
          </table:table-cell>
          <table:table-cell office:value-type="float" office:value="120.389861114924" calcext:value-type="float">
            <text:p>120.389861114924</text:p>
          </table:table-cell>
          <table:table-cell office:value-type="float" office:value="88" calcext:value-type="float">
            <text:p>88</text:p>
          </table:table-cell>
          <table:table-cell office:value-type="float" office:value="-80.9597175943503" calcext:value-type="float">
            <text:p>-80.9597175943503</text:p>
          </table:table-cell>
          <table:table-cell office:value-type="float" office:value="-43.0986992414566" calcext:value-type="float">
            <text:p>-43.0986992414566</text:p>
          </table:table-cell>
          <table:table-cell office:value-type="float" office:value="-39.2002831911023" calcext:value-type="float">
            <text:p>-39.2002831911023</text:p>
          </table:table-cell>
          <table:table-cell office:value-type="float" office:value="-18.1453044813" calcext:value-type="float">
            <text:p>-18.1453044813</text:p>
          </table:table-cell>
          <table:table-cell office:value-type="float" office:value="-13.4593601112054" calcext:value-type="float">
            <text:p>-13.4593601112054</text:p>
          </table:table-cell>
          <table:table-cell office:value-type="float" office:value="-38.9726729238829" calcext:value-type="float">
            <text:p>-38.9726729238829</text:p>
          </table:table-cell>
          <table:table-cell office:value-type="float" office:value="23.9361493423128" calcext:value-type="float">
            <text:p>23.9361493423128</text:p>
          </table:table-cell>
          <table:table-cell office:value-type="float" office:value="67" calcext:value-type="float">
            <text:p>67</text:p>
          </table:table-cell>
          <table:table-cell table:number-columns-repeated="999"/>
        </table:table-row>
      </table:table>
      <table:named-expressions/>
      <table:database-ranges>
        <table:database-range table:name="__Anonymous_Sheet_DB__0" table:target-range-address="CV_RandomForest2.B1:CV_RandomForest2.Y91" table:display-filter-buttons="true">
          <table:sort>
            <table:sort-by table:field-number="1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28T20:32:13.554697132</dc:date>
    <meta:editing-duration>PT52S</meta:editing-duration>
    <meta:editing-cycles>1</meta:editing-cycles>
    <meta:document-statistic meta:table-count="1" meta:cell-count="2274" meta:object-count="0"/>
    <meta:generator>LibreOffice/6.4.7.2$Linux_X86_64 LibreOffice_project/40$Build-2</meta:generator>
  </office:meta>
</office:document-meta>
</file>